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1.18mm"/>
    </style:style>
    <style:style style:name="co6" style:family="table-column">
      <style:table-column-properties fo:break-before="auto" style:column-width="35.81mm"/>
    </style:style>
    <style:style style:name="co3" style:family="table-column">
      <style:table-column-properties fo:break-before="auto" style:column-width="27.22mm"/>
    </style:style>
    <style:style style:name="co4" style:family="table-column">
      <style:table-column-properties fo:break-before="auto" style:column-width="15.17mm"/>
    </style:style>
    <style:style style:name="co5" style:family="table-column">
      <style:table-column-properties fo:break-before="auto" style:column-width="12.01mm"/>
    </style:style>
    <style:style style:name="co7" style:family="table-column">
      <style:table-column-properties fo:break-before="auto" style:column-width="12.59mm"/>
    </style:style>
    <style:style style:name="co8" style:family="table-column">
      <style:table-column-properties fo:break-before="auto" style:column-width="28.06mm"/>
    </style:style>
    <style:style style:name="co9" style:family="table-column">
      <style:table-column-properties fo:break-before="auto" style:column-width="8.01mm"/>
    </style:style>
    <style:style style:name="co10" style:family="table-column">
      <style:table-column-properties fo:break-before="auto" style:column-width="11.17mm"/>
    </style:style>
    <style:style style:name="co11" style:family="table-column">
      <style:table-column-properties fo:break-before="auto" style:column-width="5.13mm"/>
    </style:style>
    <style:style style:name="co12" style:family="table-column">
      <style:table-column-properties fo:break-before="auto" style:column-width="13.16mm"/>
    </style:style>
    <style:style style:name="co13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38.1mm"/>
    </style:style>
    <style:style style:name="co15" style:family="table-column">
      <style:table-column-properties fo:break-before="auto" style:column-width="12.6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7f0a7"/>
    </style:style>
    <style:style style:name="ce10" style:family="table-cell" style:parent-style-name="Default">
      <style:table-cell-properties fo:background-color="#f7f0a7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eaa94c"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12" style:family="table-cell" style:parent-style-name="Default">
      <style:table-cell-properties fo:background-color="#ccffcc"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000000" fo:font-weight="bold" style:font-weight-asian="bold" style:font-weight-complex="bold"/>
    </style:style>
    <style:style style:name="ce14" style:family="table-cell" style:parent-style-name="Default">
      <style:table-cell-properties fo:background-color="#ffcc99"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15" style:family="table-cell" style:parent-style-name="Default">
      <style:table-cell-properties fo:background-color="#ccccff"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646464"/>
    </style:style>
    <style:style style:name="ce18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646464" fo:font-weight="bold" style:font-weight-asian="bold" style:font-weight-complex="bold"/>
    </style:style>
    <style:style style:name="ce19" style:family="table-cell" style:parent-style-name="Default">
      <style:table-cell-properties fo:background-color="#eaa94c" style:text-align-source="fix" style:repeat-content="false"/>
      <style:paragraph-properties fo:text-align="center" fo:margin-left="0mm"/>
      <style:text-properties fo:color="#000000"/>
    </style:style>
    <style:style style:name="ce2" style:family="table-cell" style:parent-style-name="Default">
      <style:table-cell-properties fo:background-color="#eaa94c"/>
      <style:text-properties fo:color="#000000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2869c1"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2" style:family="table-cell" style:parent-style-name="Default">
      <style:table-cell-properties fo:background-color="transparent"/>
      <style:text-properties fo:color="#646464" fo:font-weight="bold" style:font-weight-asian="bold" style:font-weight-complex="bold"/>
    </style:style>
    <style:style style:name="ce23" style:family="table-cell" style:parent-style-name="Default">
      <style:table-cell-properties fo:background-color="#f7f0a7"/>
      <style:text-properties fo:color="#000000"/>
    </style:style>
    <style:style style:name="ce3" style:family="table-cell" style:parent-style-name="Default">
      <style:table-cell-properties fo:background-color="#ccffcc"/>
      <style:text-properties fo:color="#000000"/>
    </style:style>
    <style:style style:name="ce4" style:family="table-cell" style:parent-style-name="Default">
      <style:table-cell-properties fo:background-color="transparent"/>
      <style:text-properties fo:color="#000000"/>
    </style:style>
    <style:style style:name="ce5" style:family="table-cell" style:parent-style-name="Default">
      <style:table-cell-properties fo:background-color="#ffcc99"/>
      <style:text-properties fo:color="#000000"/>
    </style:style>
    <style:style style:name="ce6" style:family="table-cell" style:parent-style-name="Default">
      <style:table-cell-properties fo:background-color="#ccccff"/>
      <style:text-properties fo:color="#000000"/>
    </style:style>
    <style:style style:name="ce7" style:family="table-cell" style:parent-style-name="Default">
      <style:table-cell-properties fo:background-color="transparent"/>
      <style:text-properties fo:color="#646464"/>
    </style:style>
    <style:style style:name="ce8" style:family="table-cell" style:parent-style-name="Default">
      <style:table-cell-properties fo:background-color="#f7f0a7"/>
      <style:text-properties fo:color="#646464"/>
    </style:style>
    <style:style style:name="ce9" style:family="table-cell" style:parent-style-name="Default">
      <style:table-cell-properties fo:background-color="transparent"/>
      <style:text-properties fo:color="#2869c1"/>
    </style:style>
    <style:style style:name="ce46" style:family="table-cell" style:parent-style-name="Default">
      <style:table-cell-properties fo:background-color="#f7f0a7"/>
    </style:style>
    <style:style style:name="ce47" style:family="table-cell" style:parent-style-name="Default">
      <style:table-cell-properties fo:background-color="#eaa94c"/>
      <style:text-properties fo:color="#000000"/>
    </style:style>
    <style:style style:name="ce48" style:family="table-cell" style:parent-style-name="Default">
      <style:table-cell-properties fo:background-color="#ccffcc"/>
      <style:text-properties fo:color="#000000"/>
    </style:style>
    <style:style style:name="ce49" style:family="table-cell" style:parent-style-name="Default">
      <style:table-cell-properties fo:background-color="transparent"/>
      <style:text-properties fo:color="#000000"/>
    </style:style>
    <style:style style:name="ce50" style:family="table-cell" style:parent-style-name="Default">
      <style:table-cell-properties fo:background-color="#ffcc99"/>
      <style:text-properties fo:color="#000000"/>
    </style:style>
    <style:style style:name="ce51" style:family="table-cell" style:parent-style-name="Default">
      <style:table-cell-properties fo:background-color="#ccccff"/>
      <style:text-properties fo:color="#000000"/>
    </style:style>
    <style:style style:name="ce52" style:family="table-cell" style:parent-style-name="Default">
      <style:table-cell-properties fo:background-color="transparent"/>
      <style:text-properties fo:color="#646464"/>
    </style:style>
    <style:style style:name="ce53" style:family="table-cell" style:parent-style-name="Default">
      <style:table-cell-properties fo:background-color="#f7f0a7"/>
      <style:text-properties fo:color="#646464"/>
    </style:style>
    <style:style style:name="ce54" style:family="table-cell" style:parent-style-name="Default">
      <style:table-cell-properties fo:background-color="transparent"/>
      <style:text-properties fo:color="#2869c1"/>
    </style:style>
    <style:style style:name="ce55" style:family="table-cell" style:parent-style-name="Default">
      <style:table-cell-properties fo:background-color="#f7f0a7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6" style:family="table-cell" style:parent-style-name="Default">
      <style:table-cell-properties fo:background-color="#eaa94c"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57" style:family="table-cell" style:parent-style-name="Default">
      <style:table-cell-properties fo:background-color="#ccffcc"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58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000000" fo:font-weight="bold" style:font-weight-asian="bold" style:font-weight-complex="bold"/>
    </style:style>
    <style:style style:name="ce59" style:family="table-cell" style:parent-style-name="Default">
      <style:table-cell-properties fo:background-color="#ffcc99"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60" style:family="table-cell" style:parent-style-name="Default">
      <style:table-cell-properties fo:background-color="#ccccff"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61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646464"/>
    </style:style>
    <style:style style:name="ce17" style:family="table-cell" style:parent-style-name="Default">
      <style:table-cell-properties fo:background-color="#f7f0a7" style:text-align-source="fix" style:repeat-content="false"/>
      <style:paragraph-properties fo:text-align="center" fo:margin-left="0mm"/>
      <style:text-properties fo:color="#646464" fo:font-weight="bold" style:font-weight-asian="bold" style:font-weight-complex="bold"/>
    </style:style>
    <style:style style:name="ce6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646464" fo:font-weight="bold" style:font-weight-asian="bold" style:font-weight-complex="bold"/>
    </style:style>
    <style:style style:name="ce64" style:family="table-cell" style:parent-style-name="Default">
      <style:table-cell-properties fo:background-color="#eaa94c" style:text-align-source="fix" style:repeat-content="false"/>
      <style:paragraph-properties fo:text-align="center" fo:margin-left="0mm"/>
      <style:text-properties fo:color="#000000"/>
    </style:style>
    <style:style style:name="ce6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2869c1" fo:font-weight="bold" style:font-weight-asian="bold" style:font-weight-complex="bold"/>
    </style:style>
    <style:style style:name="ce6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7" style:family="table-cell" style:parent-style-name="Default">
      <style:table-cell-properties fo:background-color="transparent"/>
      <style:text-properties fo:color="#646464" fo:font-weight="bold" style:font-weight-asian="bold" style:font-weight-complex="bold"/>
    </style:style>
    <style:style style:name="ce68" style:family="table-cell" style:parent-style-name="Default">
      <style:table-cell-properties fo:background-color="#f7f0a7"/>
      <style:text-properties fo:color="#000000"/>
    </style:style>
  </office:automatic-styles>
  <office:body>
    <office:spreadsheet>
      <table:table table:name="auto" table:style-name="ta1" table:print="false">
        <table:table-column table:style-name="co1" table:default-cell-style-name="Default"/>
        <table:table-column table:style-name="co1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66"/>
        <table:table-column table:style-name="co9" table:default-cell-style-name="Default"/>
        <table:table-column table:style-name="co10" table:default-cell-style-name="Default"/>
        <table:table-column table:style-name="co11" table:number-columns-repeated="6" table:default-cell-style-name="Default"/>
        <table:table-column table:style-name="co12" table:default-cell-style-name="Default"/>
        <table:table-column table:style-name="co13" table:number-columns-repeated="239" table:default-cell-style-name="Default"/>
        <table:table-row table:style-name="ro1">
          <table:table-cell table:style-name="ce46" office:value-type="string" calcext:value-type="string">
            <text:p>//</text:p>
          </table:table-cell>
          <table:table-cell table:style-name="ce46" office:value-type="string" calcext:value-type="string">
            <text:p>héritage</text:p>
          </table:table-cell>
          <table:table-cell table:style-name="ce46" office:value-type="string" calcext:value-type="string">
            <text:p>titre</text:p>
          </table:table-cell>
          <table:table-cell table:style-name="ce46" office:value-type="string" calcext:value-type="string">
            <text:p>id</text:p>
          </table:table-cell>
          <table:table-cell table:style-name="ce46" office:value-type="string" calcext:value-type="string">
            <text:p>class</text:p>
          </table:table-cell>
          <table:table-cell table:style-name="ce46" office:value-type="string" calcext:value-type="string">
            <text:p>name</text:p>
          </table:table-cell>
          <table:table-cell table:style-name="ce46"/>
          <table:table-cell table:style-name="ce55"/>
          <table:table-cell table:style-name="ce46" table:number-columns-repeated="10"/>
          <table:table-cell table:style-name="ce53" table:number-columns-repeated="238"/>
        </table:table-row>
        <table:table-row table:style-name="ro1">
          <table:table-cell table:style-name="ce47" office:value-type="string" calcext:value-type="string">
            <text:p>BEGIN</text:p>
          </table:table-cell>
          <table:table-cell table:style-name="ce47"/>
          <table:table-cell table:style-name="ce47" office:value-type="string" calcext:value-type="string">
            <text:p>test Ordre Auto Famille A</text:p>
          </table:table-cell>
          <table:table-cell table:style-name="ce47" table:number-columns-repeated="2"/>
          <table:table-cell table:style-name="ce47" office:value-type="string" calcext:value-type="string">
            <text:p>TST_ORDERAUTOA</text:p>
          </table:table-cell>
          <table:table-cell table:style-name="ce47"/>
          <table:table-cell table:style-name="ce56"/>
          <table:table-cell table:style-name="ce47" table:number-columns-repeated="248"/>
        </table:table-row>
        <table:table-row table:style-name="ro1">
          <table:table-cell table:style-name="ce46" office:value-type="string" calcext:value-type="string">
            <text:p>//</text:p>
          </table:table-cell>
          <table:table-cell table:style-name="ce46" table:number-columns-repeated="6"/>
          <table:table-cell table:style-name="ce55"/>
          <table:table-cell table:style-name="ce46" table:number-columns-repeated="248"/>
        </table:table-row>
        <table:table-row table:style-name="ro1">
          <table:table-cell table:style-name="ce46" office:value-type="string" calcext:value-type="string">
            <text:p>//</text:p>
          </table:table-cell>
          <table:table-cell table:style-name="ce46" office:value-type="string" calcext:value-type="string">
            <text:p>idattr</text:p>
          </table:table-cell>
          <table:table-cell table:style-name="ce46" office:value-type="string" calcext:value-type="string">
            <text:p>idframe</text:p>
          </table:table-cell>
          <table:table-cell table:style-name="ce46" office:value-type="string" calcext:value-type="string">
            <text:p>label</text:p>
          </table:table-cell>
          <table:table-cell table:style-name="ce46" office:value-type="string" calcext:value-type="string">
            <text:p>T</text:p>
          </table:table-cell>
          <table:table-cell table:style-name="ce46" office:value-type="string" calcext:value-type="string">
            <text:p>A</text:p>
          </table:table-cell>
          <table:table-cell table:style-name="ce46" office:value-type="string" calcext:value-type="string">
            <text:p>type</text:p>
          </table:table-cell>
          <table:table-cell table:style-name="ce55" office:value-type="string" calcext:value-type="string">
            <text:p>ord (previous)</text:p>
          </table:table-cell>
          <table:table-cell table:style-name="ce46" office:value-type="string" calcext:value-type="string">
            <text:p>vis</text:p>
          </table:table-cell>
          <table:table-cell table:style-name="ce46" office:value-type="string" calcext:value-type="string">
            <text:p>need</text:p>
          </table:table-cell>
          <table:table-cell table:number-columns-repeated="6" table:style-name="ce46" office:value-type="string" calcext:value-type="string">
            <text:p>x</text:p>
          </table:table-cell>
          <table:table-cell table:style-name="ce46" table:number-columns-repeated="3"/>
          <table:table-cell table:style-name="ce68" table:number-columns-repeated="237"/>
        </table:table-row>
        <table:table-row table:style-name="ro1">
          <table:table-cell table:style-name="ce48" office:value-type="string" calcext:value-type="string">
            <text:p>ATTR</text:p>
          </table:table-cell>
          <table:table-cell table:style-name="ce48" table:formula="of:=CONCATENATE(&quot;TST_AF&quot;;[.Q5])" office:value-type="string" office:string-value="TST_AF1000" calcext:value-type="string">
            <text:p>TST_AF1000</text:p>
          </table:table-cell>
          <table:table-cell table:style-name="ce48"/>
          <table:table-cell table:style-name="ce48" table:formula="of:=CONCATENATE(&quot;a&quot;;[.Q5])" office:value-type="string" office:string-value="a1000" calcext:value-type="string">
            <text:p>a1000</text:p>
          </table:table-cell>
          <table:table-cell table:number-columns-repeated="2" table:style-name="ce48" office:value-type="string" calcext:value-type="string">
            <text:p>N</text:p>
          </table:table-cell>
          <table:table-cell table:style-name="ce48" office:value-type="string" calcext:value-type="string">
            <text:p>frame</text:p>
          </table:table-cell>
          <table:table-cell table:style-name="ce57" office:value-type="string" calcext:value-type="string">
            <text:p>::auto</text:p>
          </table:table-cell>
          <table:table-cell table:style-name="ce48" office:value-type="string" calcext:value-type="string">
            <text:p>W</text:p>
          </table:table-cell>
          <table:table-cell table:style-name="ce48" office:value-type="string" calcext:value-type="string">
            <text:p>N</text:p>
          </table:table-cell>
          <table:table-cell table:style-name="ce48" table:number-columns-repeated="6"/>
          <table:table-cell table:style-name="ce48" office:value-type="float" office:value="1000" calcext:value-type="float">
            <text:p>1000</text:p>
          </table:table-cell>
          <table:table-cell table:style-name="ce48" table:number-columns-repeated="239"/>
        </table:table-row>
        <table:table-row table:style-name="ro1">
          <table:table-cell table:style-name="ce49" office:value-type="string" calcext:value-type="string">
            <text:p>ATTR</text:p>
          </table:table-cell>
          <table:table-cell table:style-name="ce49" table:formula="of:=CONCATENATE(&quot;TST_A&quot;;[.Q6])" office:value-type="string" office:string-value="TST_A2000" calcext:value-type="string">
            <text:p>TST_A2000</text:p>
          </table:table-cell>
          <table:table-cell table:style-name="ce49" table:formula="of:=[.B5]" office:value-type="string" office:string-value="TST_AF1000" calcext:value-type="string">
            <text:p>TST_AF1000</text:p>
          </table:table-cell>
          <table:table-cell table:style-name="ce49" table:formula="of:=CONCATENATE(&quot;a&quot;;[.Q6])" office:value-type="string" office:string-value="a2000" calcext:value-type="string">
            <text:p>a2000</text:p>
          </table:table-cell>
          <table:table-cell table:style-name="ce49" office:value-type="string" calcext:value-type="string">
            <text:p>Y</text:p>
          </table:table-cell>
          <table:table-cell table:style-name="ce49" office:value-type="string" calcext:value-type="string">
            <text:p>N</text:p>
          </table:table-cell>
          <table:table-cell table:style-name="ce49" office:value-type="string" calcext:value-type="string">
            <text:p>text</text:p>
          </table:table-cell>
          <table:table-cell table:style-name="ce58" office:value-type="string" calcext:value-type="string">
            <text:p>::auto</text:p>
          </table:table-cell>
          <table:table-cell table:style-name="ce49" office:value-type="string" calcext:value-type="string">
            <text:p>W</text:p>
          </table:table-cell>
          <table:table-cell table:style-name="ce49" office:value-type="string" calcext:value-type="string">
            <text:p>Y</text:p>
          </table:table-cell>
          <table:table-cell table:style-name="ce49" table:number-columns-repeated="6"/>
          <table:table-cell table:style-name="ce49" table:formula="of:=[.Q5]+1000" office:value-type="float" office:value="2000" calcext:value-type="float">
            <text:p>2000</text:p>
          </table:table-cell>
          <table:table-cell table:style-name="ce49" table:number-columns-repeated="239"/>
        </table:table-row>
        <table:table-row table:style-name="ro1">
          <table:table-cell table:style-name="ce49" office:value-type="string" calcext:value-type="string">
            <text:p>ATTR</text:p>
          </table:table-cell>
          <table:table-cell table:style-name="ce49" table:formula="of:=CONCATENATE(&quot;TST_A&quot;;[.Q7])" office:value-type="string" office:string-value="TST_A3000" calcext:value-type="string">
            <text:p>TST_A3000</text:p>
          </table:table-cell>
          <table:table-cell table:style-name="ce49" table:formula="of:=[.B5]" office:value-type="string" office:string-value="TST_AF1000" calcext:value-type="string">
            <text:p>TST_AF1000</text:p>
          </table:table-cell>
          <table:table-cell table:style-name="ce49" table:formula="of:=CONCATENATE(&quot;a&quot;;[.Q7])" office:value-type="string" office:string-value="a3000" calcext:value-type="string">
            <text:p>a3000</text:p>
          </table:table-cell>
          <table:table-cell table:number-columns-repeated="2" table:style-name="ce49" office:value-type="string" calcext:value-type="string">
            <text:p>N</text:p>
          </table:table-cell>
          <table:table-cell table:style-name="ce49" office:value-type="string" calcext:value-type="string">
            <text:p>text</text:p>
          </table:table-cell>
          <table:table-cell table:style-name="ce58" office:value-type="string" calcext:value-type="string">
            <text:p>::auto</text:p>
          </table:table-cell>
          <table:table-cell table:style-name="ce49" office:value-type="string" calcext:value-type="string">
            <text:p>W</text:p>
          </table:table-cell>
          <table:table-cell table:style-name="ce49" office:value-type="string" calcext:value-type="string">
            <text:p>N</text:p>
          </table:table-cell>
          <table:table-cell table:style-name="ce49" table:number-columns-repeated="6"/>
          <table:table-cell table:style-name="ce49" table:formula="of:=[.Q6]+1000" office:value-type="float" office:value="3000" calcext:value-type="float">
            <text:p>3000</text:p>
          </table:table-cell>
          <table:table-cell table:style-name="ce49" table:number-columns-repeated="239"/>
        </table:table-row>
        <table:table-row table:style-name="ro1">
          <table:table-cell table:style-name="ce49" office:value-type="string" calcext:value-type="string">
            <text:p>ATTR</text:p>
          </table:table-cell>
          <table:table-cell table:style-name="ce49" table:formula="of:=CONCATENATE(&quot;TST_A&quot;;[.Q8])" office:value-type="string" office:string-value="TST_A4000" calcext:value-type="string">
            <text:p>TST_A4000</text:p>
          </table:table-cell>
          <table:table-cell table:style-name="ce49" table:formula="of:=[.B5]" office:value-type="string" office:string-value="TST_AF1000" calcext:value-type="string">
            <text:p>TST_AF1000</text:p>
          </table:table-cell>
          <table:table-cell table:style-name="ce49" table:formula="of:=CONCATENATE(&quot;a&quot;;[.Q8])" office:value-type="string" office:string-value="a4000" calcext:value-type="string">
            <text:p>a4000</text:p>
          </table:table-cell>
          <table:table-cell table:number-columns-repeated="2" table:style-name="ce49" office:value-type="string" calcext:value-type="string">
            <text:p>N</text:p>
          </table:table-cell>
          <table:table-cell table:style-name="ce49" office:value-type="string" calcext:value-type="string">
            <text:p>text</text:p>
          </table:table-cell>
          <table:table-cell table:style-name="ce58" office:value-type="string" calcext:value-type="string">
            <text:p>::auto</text:p>
          </table:table-cell>
          <table:table-cell table:style-name="ce49" office:value-type="string" calcext:value-type="string">
            <text:p>W</text:p>
          </table:table-cell>
          <table:table-cell table:style-name="ce49" office:value-type="string" calcext:value-type="string">
            <text:p>N</text:p>
          </table:table-cell>
          <table:table-cell table:style-name="ce49" table:number-columns-repeated="6"/>
          <table:table-cell table:style-name="ce49" table:formula="of:=[.Q7]+1000" office:value-type="float" office:value="4000" calcext:value-type="float">
            <text:p>4000</text:p>
          </table:table-cell>
          <table:table-cell table:style-name="ce49" table:number-columns-repeated="239"/>
        </table:table-row>
        <table:table-row table:style-name="ro1">
          <table:table-cell table:style-name="ce50" office:value-type="string" calcext:value-type="string">
            <text:p>ATTR</text:p>
          </table:table-cell>
          <table:table-cell table:style-name="ce50" table:formula="of:=CONCATENATE(&quot;TST_AA&quot;;[.Q9])" office:value-type="string" office:string-value="TST_AA5000" calcext:value-type="string">
            <text:p>TST_AA5000</text:p>
          </table:table-cell>
          <table:table-cell table:style-name="ce50" table:formula="of:=[.B5]" office:value-type="string" office:string-value="TST_AF1000" calcext:value-type="string">
            <text:p>TST_AF1000</text:p>
          </table:table-cell>
          <table:table-cell table:style-name="ce50" table:formula="of:=CONCATENATE(&quot;a&quot;;[.Q9])" office:value-type="string" office:string-value="a5000" calcext:value-type="string">
            <text:p>a5000</text:p>
          </table:table-cell>
          <table:table-cell table:number-columns-repeated="2" table:style-name="ce50" office:value-type="string" calcext:value-type="string">
            <text:p>N</text:p>
          </table:table-cell>
          <table:table-cell table:style-name="ce50" office:value-type="string" calcext:value-type="string">
            <text:p>array</text:p>
          </table:table-cell>
          <table:table-cell table:style-name="ce59" office:value-type="string" calcext:value-type="string">
            <text:p>::auto</text:p>
          </table:table-cell>
          <table:table-cell table:style-name="ce50" office:value-type="string" calcext:value-type="string">
            <text:p>W</text:p>
          </table:table-cell>
          <table:table-cell table:style-name="ce50" office:value-type="string" calcext:value-type="string">
            <text:p>N</text:p>
          </table:table-cell>
          <table:table-cell table:style-name="ce50" table:number-columns-repeated="6"/>
          <table:table-cell table:style-name="ce50" table:formula="of:=[.Q8]+1000" office:value-type="float" office:value="5000" calcext:value-type="float">
            <text:p>5000</text:p>
          </table:table-cell>
          <table:table-cell table:style-name="ce50" table:number-columns-repeated="239"/>
        </table:table-row>
        <table:table-row table:style-name="ro1">
          <table:table-cell table:style-name="ce49" office:value-type="string" calcext:value-type="string">
            <text:p>ATTR</text:p>
          </table:table-cell>
          <table:table-cell table:style-name="ce49" table:formula="of:=CONCATENATE(&quot;TST_A&quot;;[.Q10])" office:value-type="string" office:string-value="TST_A6000" calcext:value-type="string">
            <text:p>TST_A6000</text:p>
          </table:table-cell>
          <table:table-cell table:style-name="ce49" table:formula="of:=[.B9]" office:value-type="string" office:string-value="TST_AA5000" calcext:value-type="string">
            <text:p>TST_AA5000</text:p>
          </table:table-cell>
          <table:table-cell table:style-name="ce49" table:formula="of:=CONCATENATE(&quot;a&quot;;[.Q10])" office:value-type="string" office:string-value="a6000" calcext:value-type="string">
            <text:p>a6000</text:p>
          </table:table-cell>
          <table:table-cell table:number-columns-repeated="2" table:style-name="ce49" office:value-type="string" calcext:value-type="string">
            <text:p>N</text:p>
          </table:table-cell>
          <table:table-cell table:style-name="ce49" office:value-type="string" calcext:value-type="string">
            <text:p>text</text:p>
          </table:table-cell>
          <table:table-cell table:style-name="ce58" office:value-type="string" calcext:value-type="string">
            <text:p>::auto</text:p>
          </table:table-cell>
          <table:table-cell table:style-name="ce49" office:value-type="string" calcext:value-type="string">
            <text:p>W</text:p>
          </table:table-cell>
          <table:table-cell table:style-name="ce49" office:value-type="string" calcext:value-type="string">
            <text:p>N</text:p>
          </table:table-cell>
          <table:table-cell table:style-name="ce49" table:number-columns-repeated="6"/>
          <table:table-cell table:style-name="ce49" table:formula="of:=[.Q9]+1000" office:value-type="float" office:value="6000" calcext:value-type="float">
            <text:p>6000</text:p>
          </table:table-cell>
          <table:table-cell table:style-name="ce49" table:number-columns-repeated="239"/>
        </table:table-row>
        <table:table-row table:style-name="ro1">
          <table:table-cell table:style-name="ce49" office:value-type="string" calcext:value-type="string">
            <text:p>ATTR</text:p>
          </table:table-cell>
          <table:table-cell table:style-name="ce49" table:formula="of:=CONCATENATE(&quot;TST_A&quot;;[.Q11])" office:value-type="string" office:string-value="TST_A7000" calcext:value-type="string">
            <text:p>TST_A7000</text:p>
          </table:table-cell>
          <table:table-cell table:style-name="ce49" table:formula="of:=[.B9]" office:value-type="string" office:string-value="TST_AA5000" calcext:value-type="string">
            <text:p>TST_AA5000</text:p>
          </table:table-cell>
          <table:table-cell table:style-name="ce49" table:formula="of:=CONCATENATE(&quot;a&quot;;[.Q11])" office:value-type="string" office:string-value="a7000" calcext:value-type="string">
            <text:p>a7000</text:p>
          </table:table-cell>
          <table:table-cell table:number-columns-repeated="2" table:style-name="ce49" office:value-type="string" calcext:value-type="string">
            <text:p>N</text:p>
          </table:table-cell>
          <table:table-cell table:style-name="ce49" office:value-type="string" calcext:value-type="string">
            <text:p>text</text:p>
          </table:table-cell>
          <table:table-cell table:style-name="ce58" office:value-type="string" calcext:value-type="string">
            <text:p>::auto</text:p>
          </table:table-cell>
          <table:table-cell table:style-name="ce49" office:value-type="string" calcext:value-type="string">
            <text:p>W</text:p>
          </table:table-cell>
          <table:table-cell table:style-name="ce49" office:value-type="string" calcext:value-type="string">
            <text:p>N</text:p>
          </table:table-cell>
          <table:table-cell table:style-name="ce49" table:number-columns-repeated="6"/>
          <table:table-cell table:style-name="ce49" table:formula="of:=[.Q10]+1000" office:value-type="float" office:value="7000" calcext:value-type="float">
            <text:p>7000</text:p>
          </table:table-cell>
          <table:table-cell table:style-name="ce49" table:number-columns-repeated="239"/>
        </table:table-row>
        <table:table-row table:style-name="ro1">
          <table:table-cell table:style-name="ce51" office:value-type="string" calcext:value-type="string">
            <text:p>ATTR</text:p>
          </table:table-cell>
          <table:table-cell table:style-name="ce51" table:formula="of:=CONCATENATE(&quot;TST_AT&quot;;[.Q12])" office:value-type="string" office:string-value="TST_AT8000" calcext:value-type="string">
            <text:p>TST_AT8000</text:p>
          </table:table-cell>
          <table:table-cell table:style-name="ce51"/>
          <table:table-cell table:style-name="ce51" table:formula="of:=CONCATENATE(&quot;a&quot;;[.Q12])" office:value-type="string" office:string-value="a8000" calcext:value-type="string">
            <text:p>a8000</text:p>
          </table:table-cell>
          <table:table-cell table:style-name="ce51" table:number-columns-repeated="2"/>
          <table:table-cell table:style-name="ce51" office:value-type="string" calcext:value-type="string">
            <text:p>tab</text:p>
          </table:table-cell>
          <table:table-cell table:style-name="ce60" office:value-type="string" calcext:value-type="string">
            <text:p>::auto</text:p>
          </table:table-cell>
          <table:table-cell table:style-name="ce51" office:value-type="string" calcext:value-type="string">
            <text:p>W</text:p>
          </table:table-cell>
          <table:table-cell table:style-name="ce51" table:number-columns-repeated="7"/>
          <table:table-cell table:style-name="ce51" table:formula="of:=[.Q11]+1000" office:value-type="float" office:value="8000" calcext:value-type="float">
            <text:p>8000</text:p>
          </table:table-cell>
          <table:table-cell table:style-name="ce51" table:number-columns-repeated="239"/>
        </table:table-row>
        <table:table-row table:style-name="ro1">
          <table:table-cell table:style-name="ce48" office:value-type="string" calcext:value-type="string">
            <text:p>ATTR</text:p>
          </table:table-cell>
          <table:table-cell table:style-name="ce48" table:formula="of:=CONCATENATE(&quot;TST_AF&quot;;[.Q13])" office:value-type="string" office:string-value="TST_AF9000" calcext:value-type="string">
            <text:p>TST_AF9000</text:p>
          </table:table-cell>
          <table:table-cell table:style-name="ce48" table:formula="of:=[.B12]" office:value-type="string" office:string-value="TST_AT8000" calcext:value-type="string">
            <text:p>TST_AT8000</text:p>
          </table:table-cell>
          <table:table-cell table:style-name="ce48" table:formula="of:=CONCATENATE(&quot;a&quot;;[.Q13])" office:value-type="string" office:string-value="a9000" calcext:value-type="string">
            <text:p>a9000</text:p>
          </table:table-cell>
          <table:table-cell table:number-columns-repeated="2" table:style-name="ce48" office:value-type="string" calcext:value-type="string">
            <text:p>N</text:p>
          </table:table-cell>
          <table:table-cell table:style-name="ce48" office:value-type="string" calcext:value-type="string">
            <text:p>frame</text:p>
          </table:table-cell>
          <table:table-cell table:style-name="ce57" office:value-type="string" calcext:value-type="string">
            <text:p>::auto</text:p>
          </table:table-cell>
          <table:table-cell table:style-name="ce48" office:value-type="string" calcext:value-type="string">
            <text:p>W</text:p>
          </table:table-cell>
          <table:table-cell table:style-name="ce48" office:value-type="string" calcext:value-type="string">
            <text:p>N</text:p>
          </table:table-cell>
          <table:table-cell table:style-name="ce48" table:number-columns-repeated="6"/>
          <table:table-cell table:style-name="ce48" table:formula="of:=[.Q12]+1000" office:value-type="float" office:value="9000" calcext:value-type="float">
            <text:p>9000</text:p>
          </table:table-cell>
          <table:table-cell table:style-name="ce48" table:number-columns-repeated="239"/>
        </table:table-row>
        <table:table-row table:style-name="ro1">
          <table:table-cell table:style-name="ce49" office:value-type="string" calcext:value-type="string">
            <text:p>ATTR</text:p>
          </table:table-cell>
          <table:table-cell table:style-name="ce49" table:formula="of:=CONCATENATE(&quot;TST_A&quot;;[.Q14])" office:value-type="string" office:string-value="TST_A10000" calcext:value-type="string">
            <text:p>TST_A10000</text:p>
          </table:table-cell>
          <table:table-cell table:style-name="ce49" table:formula="of:=[.B13]" office:value-type="string" office:string-value="TST_AF9000" calcext:value-type="string">
            <text:p>TST_AF9000</text:p>
          </table:table-cell>
          <table:table-cell table:style-name="ce49" table:formula="of:=CONCATENATE(&quot;a&quot;;[.Q14])" office:value-type="string" office:string-value="a10000" calcext:value-type="string">
            <text:p>a10000</text:p>
          </table:table-cell>
          <table:table-cell table:number-columns-repeated="2" table:style-name="ce49" office:value-type="string" calcext:value-type="string">
            <text:p>N</text:p>
          </table:table-cell>
          <table:table-cell table:style-name="ce49" office:value-type="string" calcext:value-type="string">
            <text:p>text</text:p>
          </table:table-cell>
          <table:table-cell table:style-name="ce58" office:value-type="string" calcext:value-type="string">
            <text:p>::auto</text:p>
          </table:table-cell>
          <table:table-cell table:style-name="ce49" office:value-type="string" calcext:value-type="string">
            <text:p>W</text:p>
          </table:table-cell>
          <table:table-cell table:style-name="ce49" office:value-type="string" calcext:value-type="string">
            <text:p>N</text:p>
          </table:table-cell>
          <table:table-cell table:style-name="ce49" table:number-columns-repeated="6"/>
          <table:table-cell table:style-name="ce49" table:formula="of:=[.Q13]+1000" office:value-type="float" office:value="10000" calcext:value-type="float">
            <text:p>10000</text:p>
          </table:table-cell>
          <table:table-cell table:style-name="ce49" table:number-columns-repeated="239"/>
        </table:table-row>
        <table:table-row table:style-name="ro1">
          <table:table-cell table:style-name="ce49" office:value-type="string" calcext:value-type="string">
            <text:p>ATTR</text:p>
          </table:table-cell>
          <table:table-cell table:style-name="ce49" table:formula="of:=CONCATENATE(&quot;TST_A&quot;;[.Q15])" office:value-type="string" office:string-value="TST_A11000" calcext:value-type="string">
            <text:p>TST_A11000</text:p>
          </table:table-cell>
          <table:table-cell table:style-name="ce49" table:formula="of:=[.B13]" office:value-type="string" office:string-value="TST_AF9000" calcext:value-type="string">
            <text:p>TST_AF9000</text:p>
          </table:table-cell>
          <table:table-cell table:style-name="ce49" table:formula="of:=CONCATENATE(&quot;a&quot;;[.Q15])" office:value-type="string" office:string-value="a11000" calcext:value-type="string">
            <text:p>a11000</text:p>
          </table:table-cell>
          <table:table-cell table:number-columns-repeated="2" table:style-name="ce49" office:value-type="string" calcext:value-type="string">
            <text:p>N</text:p>
          </table:table-cell>
          <table:table-cell table:style-name="ce49" office:value-type="string" calcext:value-type="string">
            <text:p>text</text:p>
          </table:table-cell>
          <table:table-cell table:style-name="ce58" office:value-type="string" calcext:value-type="string">
            <text:p>::auto</text:p>
          </table:table-cell>
          <table:table-cell table:style-name="ce49" office:value-type="string" calcext:value-type="string">
            <text:p>W</text:p>
          </table:table-cell>
          <table:table-cell table:style-name="ce49" office:value-type="string" calcext:value-type="string">
            <text:p>N</text:p>
          </table:table-cell>
          <table:table-cell table:style-name="ce49" table:number-columns-repeated="6"/>
          <table:table-cell table:style-name="ce49" table:formula="of:=[.Q14]+1000" office:value-type="float" office:value="11000" calcext:value-type="float">
            <text:p>11000</text:p>
          </table:table-cell>
          <table:table-cell table:style-name="ce49" table:number-columns-repeated="239"/>
        </table:table-row>
        <table:table-row table:style-name="ro1">
          <table:table-cell table:style-name="ce49" office:value-type="string" calcext:value-type="string">
            <text:p>ATTR</text:p>
          </table:table-cell>
          <table:table-cell table:style-name="ce49" table:formula="of:=CONCATENATE(&quot;TST_A&quot;;[.Q16])" office:value-type="string" office:string-value="TST_A12000" calcext:value-type="string">
            <text:p>TST_A12000</text:p>
          </table:table-cell>
          <table:table-cell table:style-name="ce49" table:formula="of:=[.B13]" office:value-type="string" office:string-value="TST_AF9000" calcext:value-type="string">
            <text:p>TST_AF9000</text:p>
          </table:table-cell>
          <table:table-cell table:style-name="ce49" table:formula="of:=CONCATENATE(&quot;a&quot;;[.Q16])" office:value-type="string" office:string-value="a12000" calcext:value-type="string">
            <text:p>a12000</text:p>
          </table:table-cell>
          <table:table-cell table:number-columns-repeated="2" table:style-name="ce49" office:value-type="string" calcext:value-type="string">
            <text:p>N</text:p>
          </table:table-cell>
          <table:table-cell table:style-name="ce49" office:value-type="string" calcext:value-type="string">
            <text:p>text</text:p>
          </table:table-cell>
          <table:table-cell table:style-name="ce58" office:value-type="string" calcext:value-type="string">
            <text:p>::auto</text:p>
          </table:table-cell>
          <table:table-cell table:style-name="ce49" office:value-type="string" calcext:value-type="string">
            <text:p>W</text:p>
          </table:table-cell>
          <table:table-cell table:style-name="ce49" office:value-type="string" calcext:value-type="string">
            <text:p>N</text:p>
          </table:table-cell>
          <table:table-cell table:style-name="ce49" table:number-columns-repeated="6"/>
          <table:table-cell table:style-name="ce49" table:formula="of:=[.Q15]+1000" office:value-type="float" office:value="12000" calcext:value-type="float">
            <text:p>12000</text:p>
          </table:table-cell>
          <table:table-cell table:style-name="ce49" table:number-columns-repeated="239"/>
        </table:table-row>
        <table:table-row table:style-name="ro1">
          <table:table-cell table:style-name="ce48" office:value-type="string" calcext:value-type="string">
            <text:p>ATTR</text:p>
          </table:table-cell>
          <table:table-cell table:style-name="ce48" table:formula="of:=CONCATENATE(&quot;TST_AF&quot;;[.Q17])" office:value-type="string" office:string-value="TST_AF13000" calcext:value-type="string">
            <text:p>TST_AF13000</text:p>
          </table:table-cell>
          <table:table-cell table:style-name="ce48" table:formula="of:=[.B12]" office:value-type="string" office:string-value="TST_AT8000" calcext:value-type="string">
            <text:p>TST_AT8000</text:p>
          </table:table-cell>
          <table:table-cell table:style-name="ce48" table:formula="of:=CONCATENATE(&quot;a&quot;;[.Q17])" office:value-type="string" office:string-value="a13000" calcext:value-type="string">
            <text:p>a13000</text:p>
          </table:table-cell>
          <table:table-cell table:number-columns-repeated="2" table:style-name="ce48" office:value-type="string" calcext:value-type="string">
            <text:p>N</text:p>
          </table:table-cell>
          <table:table-cell table:style-name="ce48" office:value-type="string" calcext:value-type="string">
            <text:p>frame</text:p>
          </table:table-cell>
          <table:table-cell table:style-name="ce57" office:value-type="string" calcext:value-type="string">
            <text:p>::auto</text:p>
          </table:table-cell>
          <table:table-cell table:style-name="ce48" office:value-type="string" calcext:value-type="string">
            <text:p>W</text:p>
          </table:table-cell>
          <table:table-cell table:style-name="ce48" office:value-type="string" calcext:value-type="string">
            <text:p>N</text:p>
          </table:table-cell>
          <table:table-cell table:style-name="ce48" table:number-columns-repeated="6"/>
          <table:table-cell table:style-name="ce48" table:formula="of:=[.Q16]+1000" office:value-type="float" office:value="13000" calcext:value-type="float">
            <text:p>13000</text:p>
          </table:table-cell>
          <table:table-cell table:style-name="ce48" table:number-columns-repeated="239"/>
        </table:table-row>
        <table:table-row table:style-name="ro1">
          <table:table-cell table:style-name="ce49" office:value-type="string" calcext:value-type="string">
            <text:p>ATTR</text:p>
          </table:table-cell>
          <table:table-cell table:style-name="ce49" table:formula="of:=CONCATENATE(&quot;TST_A&quot;;[.Q18])" office:value-type="string" office:string-value="TST_A14000" calcext:value-type="string">
            <text:p>TST_A14000</text:p>
          </table:table-cell>
          <table:table-cell table:style-name="ce49" table:formula="of:=[.B17]" office:value-type="string" office:string-value="TST_AF13000" calcext:value-type="string">
            <text:p>TST_AF13000</text:p>
          </table:table-cell>
          <table:table-cell table:style-name="ce49" table:formula="of:=CONCATENATE(&quot;a&quot;;[.Q18])" office:value-type="string" office:string-value="a14000" calcext:value-type="string">
            <text:p>a14000</text:p>
          </table:table-cell>
          <table:table-cell table:number-columns-repeated="2" table:style-name="ce49" office:value-type="string" calcext:value-type="string">
            <text:p>N</text:p>
          </table:table-cell>
          <table:table-cell table:style-name="ce49" office:value-type="string" calcext:value-type="string">
            <text:p>text</text:p>
          </table:table-cell>
          <table:table-cell table:style-name="ce58" office:value-type="string" calcext:value-type="string">
            <text:p>::auto</text:p>
          </table:table-cell>
          <table:table-cell table:style-name="ce49" office:value-type="string" calcext:value-type="string">
            <text:p>W</text:p>
          </table:table-cell>
          <table:table-cell table:style-name="ce49" office:value-type="string" calcext:value-type="string">
            <text:p>N</text:p>
          </table:table-cell>
          <table:table-cell table:style-name="ce49" table:number-columns-repeated="6"/>
          <table:table-cell table:style-name="ce49" table:formula="of:=[.Q17]+1000" office:value-type="float" office:value="14000" calcext:value-type="float">
            <text:p>14000</text:p>
          </table:table-cell>
          <table:table-cell table:style-name="ce49" table:number-columns-repeated="239"/>
        </table:table-row>
        <table:table-row table:style-name="ro1">
          <table:table-cell table:style-name="ce49" office:value-type="string" calcext:value-type="string">
            <text:p>ATTR</text:p>
          </table:table-cell>
          <table:table-cell table:style-name="ce49" table:formula="of:=CONCATENATE(&quot;TST_A&quot;;[.Q19])" office:value-type="string" office:string-value="TST_A15000" calcext:value-type="string">
            <text:p>TST_A15000</text:p>
          </table:table-cell>
          <table:table-cell table:style-name="ce49" table:formula="of:=[.B17]" office:value-type="string" office:string-value="TST_AF13000" calcext:value-type="string">
            <text:p>TST_AF13000</text:p>
          </table:table-cell>
          <table:table-cell table:style-name="ce49" table:formula="of:=CONCATENATE(&quot;a&quot;;[.Q19])" office:value-type="string" office:string-value="a15000" calcext:value-type="string">
            <text:p>a15000</text:p>
          </table:table-cell>
          <table:table-cell table:number-columns-repeated="2" table:style-name="ce49" office:value-type="string" calcext:value-type="string">
            <text:p>N</text:p>
          </table:table-cell>
          <table:table-cell table:style-name="ce49" office:value-type="string" calcext:value-type="string">
            <text:p>text</text:p>
          </table:table-cell>
          <table:table-cell table:style-name="ce58" office:value-type="string" calcext:value-type="string">
            <text:p>::auto</text:p>
          </table:table-cell>
          <table:table-cell table:style-name="ce49" office:value-type="string" calcext:value-type="string">
            <text:p>W</text:p>
          </table:table-cell>
          <table:table-cell table:style-name="ce49" office:value-type="string" calcext:value-type="string">
            <text:p>N</text:p>
          </table:table-cell>
          <table:table-cell table:style-name="ce49" table:number-columns-repeated="6"/>
          <table:table-cell table:style-name="ce49" table:formula="of:=[.Q18]+1000" office:value-type="float" office:value="15000" calcext:value-type="float">
            <text:p>15000</text:p>
          </table:table-cell>
          <table:table-cell table:style-name="ce49" table:number-columns-repeated="239"/>
        </table:table-row>
        <table:table-row table:style-name="ro1">
          <table:table-cell table:style-name="ce50" office:value-type="string" calcext:value-type="string">
            <text:p>ATTR</text:p>
          </table:table-cell>
          <table:table-cell table:style-name="ce50" table:formula="of:=CONCATENATE(&quot;TST_AA&quot;;[.Q20])" office:value-type="string" office:string-value="TST_AA16000" calcext:value-type="string">
            <text:p>TST_AA16000</text:p>
          </table:table-cell>
          <table:table-cell table:style-name="ce50" table:formula="of:=[.B17]" office:value-type="string" office:string-value="TST_AF13000" calcext:value-type="string">
            <text:p>TST_AF13000</text:p>
          </table:table-cell>
          <table:table-cell table:style-name="ce50" table:formula="of:=CONCATENATE(&quot;a&quot;;[.Q20])" office:value-type="string" office:string-value="a16000" calcext:value-type="string">
            <text:p>a16000</text:p>
          </table:table-cell>
          <table:table-cell table:number-columns-repeated="2" table:style-name="ce50" office:value-type="string" calcext:value-type="string">
            <text:p>N</text:p>
          </table:table-cell>
          <table:table-cell table:style-name="ce50" office:value-type="string" calcext:value-type="string">
            <text:p>array</text:p>
          </table:table-cell>
          <table:table-cell table:style-name="ce59" office:value-type="string" calcext:value-type="string">
            <text:p>::auto</text:p>
          </table:table-cell>
          <table:table-cell table:style-name="ce50" office:value-type="string" calcext:value-type="string">
            <text:p>W</text:p>
          </table:table-cell>
          <table:table-cell table:style-name="ce50" office:value-type="string" calcext:value-type="string">
            <text:p>N</text:p>
          </table:table-cell>
          <table:table-cell table:style-name="ce50" table:number-columns-repeated="6"/>
          <table:table-cell table:style-name="ce50" table:formula="of:=[.Q19]+1000" office:value-type="float" office:value="16000" calcext:value-type="float">
            <text:p>16000</text:p>
          </table:table-cell>
          <table:table-cell table:style-name="ce50" table:number-columns-repeated="239"/>
        </table:table-row>
        <table:table-row table:style-name="ro1">
          <table:table-cell table:style-name="ce49" office:value-type="string" calcext:value-type="string">
            <text:p>ATTR</text:p>
          </table:table-cell>
          <table:table-cell table:style-name="ce49" table:formula="of:=CONCATENATE(&quot;TST_A&quot;;[.Q21])" office:value-type="string" office:string-value="TST_A17000" calcext:value-type="string">
            <text:p>TST_A17000</text:p>
          </table:table-cell>
          <table:table-cell table:style-name="ce49" table:formula="of:=[.B20]" office:value-type="string" office:string-value="TST_AA16000" calcext:value-type="string">
            <text:p>TST_AA16000</text:p>
          </table:table-cell>
          <table:table-cell table:style-name="ce49" table:formula="of:=CONCATENATE(&quot;a&quot;;[.Q21])" office:value-type="string" office:string-value="a17000" calcext:value-type="string">
            <text:p>a17000</text:p>
          </table:table-cell>
          <table:table-cell table:number-columns-repeated="2" table:style-name="ce49" office:value-type="string" calcext:value-type="string">
            <text:p>N</text:p>
          </table:table-cell>
          <table:table-cell table:style-name="ce49" office:value-type="string" calcext:value-type="string">
            <text:p>text</text:p>
          </table:table-cell>
          <table:table-cell table:style-name="ce58" office:value-type="string" calcext:value-type="string">
            <text:p>::auto</text:p>
          </table:table-cell>
          <table:table-cell table:style-name="ce49" office:value-type="string" calcext:value-type="string">
            <text:p>W</text:p>
          </table:table-cell>
          <table:table-cell table:style-name="ce49" office:value-type="string" calcext:value-type="string">
            <text:p>N</text:p>
          </table:table-cell>
          <table:table-cell table:style-name="ce49" table:number-columns-repeated="6"/>
          <table:table-cell table:style-name="ce49" table:formula="of:=[.Q20]+1000" office:value-type="float" office:value="17000" calcext:value-type="float">
            <text:p>17000</text:p>
          </table:table-cell>
          <table:table-cell table:style-name="ce49" table:number-columns-repeated="239"/>
        </table:table-row>
        <table:table-row table:style-name="ro1">
          <table:table-cell table:style-name="ce49" office:value-type="string" calcext:value-type="string">
            <text:p>ATTR</text:p>
          </table:table-cell>
          <table:table-cell table:style-name="ce49" table:formula="of:=CONCATENATE(&quot;TST_A&quot;;[.Q22])" office:value-type="string" office:string-value="TST_A18000" calcext:value-type="string">
            <text:p>TST_A18000</text:p>
          </table:table-cell>
          <table:table-cell table:style-name="ce49" table:formula="of:=[.B20]" office:value-type="string" office:string-value="TST_AA16000" calcext:value-type="string">
            <text:p>TST_AA16000</text:p>
          </table:table-cell>
          <table:table-cell table:style-name="ce49" table:formula="of:=CONCATENATE(&quot;a&quot;;[.Q22])" office:value-type="string" office:string-value="a18000" calcext:value-type="string">
            <text:p>a18000</text:p>
          </table:table-cell>
          <table:table-cell table:number-columns-repeated="2" table:style-name="ce49" office:value-type="string" calcext:value-type="string">
            <text:p>N</text:p>
          </table:table-cell>
          <table:table-cell table:style-name="ce49" office:value-type="string" calcext:value-type="string">
            <text:p>text</text:p>
          </table:table-cell>
          <table:table-cell table:style-name="ce58" office:value-type="string" calcext:value-type="string">
            <text:p>::auto</text:p>
          </table:table-cell>
          <table:table-cell table:style-name="ce49" office:value-type="string" calcext:value-type="string">
            <text:p>W</text:p>
          </table:table-cell>
          <table:table-cell table:style-name="ce49" office:value-type="string" calcext:value-type="string">
            <text:p>N</text:p>
          </table:table-cell>
          <table:table-cell table:style-name="ce49" table:number-columns-repeated="6"/>
          <table:table-cell table:style-name="ce49" table:formula="of:=[.Q21]+1000" office:value-type="float" office:value="18000" calcext:value-type="float">
            <text:p>18000</text:p>
          </table:table-cell>
          <table:table-cell table:style-name="ce49" table:number-columns-repeated="239"/>
        </table:table-row>
        <table:table-row table:style-name="ro1">
          <table:table-cell table:style-name="ce49" office:value-type="string" calcext:value-type="string">
            <text:p>ATTR</text:p>
          </table:table-cell>
          <table:table-cell table:style-name="ce49" table:formula="of:=CONCATENATE(&quot;TST_A&quot;;[.Q23])" office:value-type="string" office:string-value="TST_A19000" calcext:value-type="string">
            <text:p>TST_A19000</text:p>
          </table:table-cell>
          <table:table-cell table:style-name="ce49" table:formula="of:=[.B20]" office:value-type="string" office:string-value="TST_AA16000" calcext:value-type="string">
            <text:p>TST_AA16000</text:p>
          </table:table-cell>
          <table:table-cell table:style-name="ce49" table:formula="of:=CONCATENATE(&quot;a&quot;;[.Q23])" office:value-type="string" office:string-value="a19000" calcext:value-type="string">
            <text:p>a19000</text:p>
          </table:table-cell>
          <table:table-cell table:number-columns-repeated="2" table:style-name="ce49" office:value-type="string" calcext:value-type="string">
            <text:p>N</text:p>
          </table:table-cell>
          <table:table-cell table:style-name="ce49" office:value-type="string" calcext:value-type="string">
            <text:p>text</text:p>
          </table:table-cell>
          <table:table-cell table:style-name="ce58" office:value-type="string" calcext:value-type="string">
            <text:p>::auto</text:p>
          </table:table-cell>
          <table:table-cell table:style-name="ce49" office:value-type="string" calcext:value-type="string">
            <text:p>W</text:p>
          </table:table-cell>
          <table:table-cell table:style-name="ce49" office:value-type="string" calcext:value-type="string">
            <text:p>N</text:p>
          </table:table-cell>
          <table:table-cell table:style-name="ce49" table:number-columns-repeated="6"/>
          <table:table-cell table:style-name="ce49" table:formula="of:=[.Q22]+1000" office:value-type="float" office:value="19000" calcext:value-type="float">
            <text:p>19000</text:p>
          </table:table-cell>
          <table:table-cell table:style-name="ce49" table:number-columns-repeated="239"/>
        </table:table-row>
        <table:table-row table:style-name="ro1">
          <table:table-cell table:style-name="ce46" office:value-type="string" calcext:value-type="string">
            <text:p>//</text:p>
          </table:table-cell>
          <table:table-cell table:style-name="ce46" table:number-columns-repeated="6"/>
          <table:table-cell table:style-name="ce55"/>
          <table:table-cell table:style-name="ce46" table:number-columns-repeated="11"/>
          <table:table-cell table:style-name="ce68" table:number-columns-repeated="237"/>
        </table:table-row>
        <table:table-row table:style-name="ro1">
          <table:table-cell table:style-name="ce47" office:value-type="string" calcext:value-type="string">
            <text:p>END</text:p>
          </table:table-cell>
          <table:table-cell table:style-name="ce47" table:number-columns-repeated="6"/>
          <table:table-cell table:style-name="ce56"/>
          <table:table-cell table:style-name="ce47" table:number-columns-repeated="248"/>
        </table:table-row>
        <table:table-row table:style-name="ro1" table:number-rows-repeated="2">
          <table:table-cell table:style-name="ce52" table:number-columns-repeated="7"/>
          <table:table-cell table:style-name="ce61"/>
          <table:table-cell table:style-name="ce52"/>
          <table:table-cell table:style-name="ce67"/>
          <table:table-cell table:style-name="ce52" table:number-columns-repeated="246"/>
        </table:table-row>
        <table:table-row table:style-name="ro1">
          <table:table-cell table:style-name="ce47" office:value-type="string" calcext:value-type="string">
            <text:p>BEGIN</text:p>
          </table:table-cell>
          <table:table-cell table:style-name="ce47" office:value-type="string" calcext:value-type="string">
            <text:p>TST_ORDERAUTOA</text:p>
          </table:table-cell>
          <table:table-cell table:style-name="ce47" office:value-type="string" calcext:value-type="string">
            <text:p>test Ordre Auto Famille B</text:p>
          </table:table-cell>
          <table:table-cell table:style-name="ce47" table:number-columns-repeated="2"/>
          <table:table-cell table:style-name="ce47" office:value-type="string" calcext:value-type="string">
            <text:p>TST_ORDERAUTOB</text:p>
          </table:table-cell>
          <table:table-cell table:style-name="ce47"/>
          <table:table-cell table:style-name="ce56"/>
          <table:table-cell table:style-name="ce47" table:number-columns-repeated="248"/>
        </table:table-row>
        <table:table-row table:style-name="ro1">
          <table:table-cell table:style-name="ce53" office:value-type="string" calcext:value-type="string">
            <text:p>//</text:p>
          </table:table-cell>
          <table:table-cell table:style-name="ce53" office:value-type="string" calcext:value-type="string">
            <text:p>idattr</text:p>
          </table:table-cell>
          <table:table-cell table:style-name="ce53" office:value-type="string" calcext:value-type="string">
            <text:p>idframe</text:p>
          </table:table-cell>
          <table:table-cell table:style-name="ce53" office:value-type="string" calcext:value-type="string">
            <text:p>label</text:p>
          </table:table-cell>
          <table:table-cell table:style-name="ce53" office:value-type="string" calcext:value-type="string">
            <text:p>T</text:p>
          </table:table-cell>
          <table:table-cell table:style-name="ce53" office:value-type="string" calcext:value-type="string">
            <text:p>A</text:p>
          </table:table-cell>
          <table:table-cell table:style-name="ce53" office:value-type="string" calcext:value-type="string">
            <text:p>type</text:p>
          </table:table-cell>
          <table:table-cell table:style-name="ce17" office:value-type="string" calcext:value-type="string">
            <text:p>ord (previous)</text:p>
          </table:table-cell>
          <table:table-cell table:style-name="ce53" office:value-type="string" calcext:value-type="string">
            <text:p>vis</text:p>
          </table:table-cell>
          <table:table-cell table:style-name="ce53" office:value-type="string" calcext:value-type="string">
            <text:p>need</text:p>
          </table:table-cell>
          <table:table-cell table:style-name="ce53" table:number-columns-repeated="7"/>
          <table:table-cell table:style-name="ce46" table:number-columns-repeated="2"/>
          <table:table-cell table:style-name="ce53" table:number-columns-repeated="237"/>
        </table:table-row>
        <table:table-row table:style-name="ro1">
          <table:table-cell table:style-name="ce48" office:value-type="string" calcext:value-type="string">
            <text:p>ATTR</text:p>
          </table:table-cell>
          <table:table-cell table:style-name="ce48" table:formula="of:=CONCATENATE(&quot;TST_BC&quot;;[.Q30])" office:value-type="string" office:string-value="TST_BC500" calcext:value-type="string">
            <text:p>TST_BC500</text:p>
          </table:table-cell>
          <table:table-cell table:style-name="ce48"/>
          <table:table-cell table:style-name="ce48" table:formula="of:=CONCATENATE(&quot;b&quot;;[.Q30])" office:value-type="string" office:string-value="b500" calcext:value-type="string">
            <text:p>b500</text:p>
          </table:table-cell>
          <table:table-cell table:number-columns-repeated="2" table:style-name="ce48" office:value-type="string" calcext:value-type="string">
            <text:p>N</text:p>
          </table:table-cell>
          <table:table-cell table:style-name="ce48" office:value-type="string" calcext:value-type="string">
            <text:p>frame</text:p>
          </table:table-cell>
          <table:table-cell table:style-name="ce57" office:value-type="string" calcext:value-type="string">
            <text:p>::first</text:p>
          </table:table-cell>
          <table:table-cell table:style-name="ce48" office:value-type="string" calcext:value-type="string">
            <text:p>W</text:p>
          </table:table-cell>
          <table:table-cell table:style-name="ce48" office:value-type="string" calcext:value-type="string">
            <text:p>N</text:p>
          </table:table-cell>
          <table:table-cell table:style-name="ce48" table:number-columns-repeated="6"/>
          <table:table-cell table:style-name="ce48" office:value-type="float" office:value="500" calcext:value-type="float">
            <text:p>500</text:p>
          </table:table-cell>
          <table:table-cell table:style-name="ce48" table:number-columns-repeated="239"/>
        </table:table-row>
        <table:table-row table:style-name="ro1">
          <table:table-cell table:style-name="ce49" office:value-type="string" calcext:value-type="string">
            <text:p>ATTR</text:p>
          </table:table-cell>
          <table:table-cell table:style-name="ce49" table:formula="of:=CONCATENATE(&quot;TST_B&quot;;[.Q31])" office:value-type="string" office:string-value="TST_B550" calcext:value-type="string">
            <text:p>TST_B550</text:p>
          </table:table-cell>
          <table:table-cell table:style-name="ce49" table:formula="of:=[.B30]" office:value-type="string" office:string-value="TST_BC500" calcext:value-type="string">
            <text:p>TST_BC500</text:p>
          </table:table-cell>
          <table:table-cell table:style-name="ce49" table:formula="of:=CONCATENATE(&quot;b&quot;;[.Q31])" office:value-type="string" office:string-value="b550" calcext:value-type="string">
            <text:p>b550</text:p>
          </table:table-cell>
          <table:table-cell table:number-columns-repeated="2" table:style-name="ce49" office:value-type="string" calcext:value-type="string">
            <text:p>N</text:p>
          </table:table-cell>
          <table:table-cell table:style-name="ce49" office:value-type="string" calcext:value-type="string">
            <text:p>text</text:p>
          </table:table-cell>
          <table:table-cell table:style-name="ce58" office:value-type="string" calcext:value-type="string">
            <text:p>::auto</text:p>
          </table:table-cell>
          <table:table-cell table:style-name="ce49" office:value-type="string" calcext:value-type="string">
            <text:p>W</text:p>
          </table:table-cell>
          <table:table-cell table:style-name="ce49" office:value-type="string" calcext:value-type="string">
            <text:p>N</text:p>
          </table:table-cell>
          <table:table-cell table:style-name="ce49" table:number-columns-repeated="6"/>
          <table:table-cell table:style-name="ce49" office:value-type="float" office:value="550" calcext:value-type="float">
            <text:p>550</text:p>
          </table:table-cell>
          <table:table-cell table:style-name="ce49" table:number-columns-repeated="239"/>
        </table:table-row>
        <table:table-row table:style-name="ro1">
          <table:table-cell table:style-name="ce49" office:value-type="string" calcext:value-type="string">
            <text:p>ATTR</text:p>
          </table:table-cell>
          <table:table-cell table:style-name="ce49" table:formula="of:=CONCATENATE(&quot;TST_B&quot;;[.Q32])" office:value-type="string" office:string-value="TST_B600" calcext:value-type="string">
            <text:p>TST_B600</text:p>
          </table:table-cell>
          <table:table-cell table:style-name="ce49" table:formula="of:=[.B30]" office:value-type="string" office:string-value="TST_BC500" calcext:value-type="string">
            <text:p>TST_BC500</text:p>
          </table:table-cell>
          <table:table-cell table:style-name="ce49" table:formula="of:=CONCATENATE(&quot;b&quot;;[.Q32])" office:value-type="string" office:string-value="b600" calcext:value-type="string">
            <text:p>b600</text:p>
          </table:table-cell>
          <table:table-cell table:number-columns-repeated="2" table:style-name="ce49" office:value-type="string" calcext:value-type="string">
            <text:p>N</text:p>
          </table:table-cell>
          <table:table-cell table:style-name="ce49" office:value-type="string" calcext:value-type="string">
            <text:p>text</text:p>
          </table:table-cell>
          <table:table-cell table:style-name="ce58" office:value-type="string" calcext:value-type="string">
            <text:p>::auto</text:p>
          </table:table-cell>
          <table:table-cell table:style-name="ce49" office:value-type="string" calcext:value-type="string">
            <text:p>W</text:p>
          </table:table-cell>
          <table:table-cell table:style-name="ce49" office:value-type="string" calcext:value-type="string">
            <text:p>N</text:p>
          </table:table-cell>
          <table:table-cell table:style-name="ce49" table:number-columns-repeated="6"/>
          <table:table-cell table:style-name="ce49" office:value-type="float" office:value="600" calcext:value-type="float">
            <text:p>600</text:p>
          </table:table-cell>
          <table:table-cell table:style-name="ce49" table:number-columns-repeated="239"/>
        </table:table-row>
        <table:table-row table:style-name="ro1">
          <table:table-cell table:style-name="ce49" office:value-type="string" calcext:value-type="string">
            <text:p>ATTR</text:p>
          </table:table-cell>
          <table:table-cell table:style-name="ce49" table:formula="of:=CONCATENATE(&quot;TST_B&quot;;[.Q33])" office:value-type="string" office:string-value="TST_B2500" calcext:value-type="string">
            <text:p>TST_B2500</text:p>
          </table:table-cell>
          <table:table-cell table:style-name="ce49" table:formula="of:=[.B5]" office:value-type="string" office:string-value="TST_AF1000" calcext:value-type="string">
            <text:p>TST_AF1000</text:p>
          </table:table-cell>
          <table:table-cell table:style-name="ce49" table:formula="of:=CONCATENATE(&quot;b&quot;;[.Q33])" office:value-type="string" office:string-value="b2500" calcext:value-type="string">
            <text:p>b2500</text:p>
          </table:table-cell>
          <table:table-cell table:number-columns-repeated="2" table:style-name="ce49" office:value-type="string" calcext:value-type="string">
            <text:p>N</text:p>
          </table:table-cell>
          <table:table-cell table:style-name="ce49" office:value-type="string" calcext:value-type="string">
            <text:p>text</text:p>
          </table:table-cell>
          <table:table-cell table:style-name="ce58" table:formula="of:=[.B6]" office:value-type="string" office:string-value="TST_A2000" calcext:value-type="string">
            <text:p>TST_A2000</text:p>
          </table:table-cell>
          <table:table-cell table:style-name="ce49" office:value-type="string" calcext:value-type="string">
            <text:p>W</text:p>
          </table:table-cell>
          <table:table-cell table:style-name="ce49" office:value-type="string" calcext:value-type="string">
            <text:p>N</text:p>
          </table:table-cell>
          <table:table-cell table:style-name="ce49" table:number-columns-repeated="6"/>
          <table:table-cell table:style-name="ce49" office:value-type="float" office:value="2500" calcext:value-type="float">
            <text:p>2500</text:p>
          </table:table-cell>
          <table:table-cell table:style-name="ce49" table:number-columns-repeated="239"/>
        </table:table-row>
        <table:table-row table:style-name="ro1">
          <table:table-cell table:style-name="ce49" office:value-type="string" calcext:value-type="string">
            <text:p>ATTR</text:p>
          </table:table-cell>
          <table:table-cell table:style-name="ce49" table:formula="of:=CONCATENATE(&quot;TST_B&quot;;[.Q34])" office:value-type="string" office:string-value="TST_B7200" calcext:value-type="string">
            <text:p>TST_B7200</text:p>
          </table:table-cell>
          <table:table-cell table:style-name="ce49" table:formula="of:=[.B5]" office:value-type="string" office:string-value="TST_AF1000" calcext:value-type="string">
            <text:p>TST_AF1000</text:p>
          </table:table-cell>
          <table:table-cell table:style-name="ce49" table:formula="of:=CONCATENATE(&quot;b&quot;;[.Q34])" office:value-type="string" office:string-value="b7200" calcext:value-type="string">
            <text:p>b7200</text:p>
          </table:table-cell>
          <table:table-cell table:number-columns-repeated="2" table:style-name="ce49" office:value-type="string" calcext:value-type="string">
            <text:p>N</text:p>
          </table:table-cell>
          <table:table-cell table:style-name="ce49" office:value-type="string" calcext:value-type="string">
            <text:p>text</text:p>
          </table:table-cell>
          <table:table-cell table:style-name="ce58" table:formula="of:=[.B9]" office:value-type="string" office:string-value="TST_AA5000" calcext:value-type="string">
            <text:p>TST_AA5000</text:p>
          </table:table-cell>
          <table:table-cell table:style-name="ce49" office:value-type="string" calcext:value-type="string">
            <text:p>W</text:p>
          </table:table-cell>
          <table:table-cell table:style-name="ce49" office:value-type="string" calcext:value-type="string">
            <text:p>N</text:p>
          </table:table-cell>
          <table:table-cell table:style-name="ce49" table:number-columns-repeated="6"/>
          <table:table-cell table:style-name="ce49" office:value-type="float" office:value="7200" calcext:value-type="float">
            <text:p>7200</text:p>
          </table:table-cell>
          <table:table-cell table:style-name="ce49" table:number-columns-repeated="239"/>
        </table:table-row>
        <table:table-row table:style-name="ro1">
          <table:table-cell table:style-name="ce49" office:value-type="string" calcext:value-type="string">
            <text:p>ATTR</text:p>
          </table:table-cell>
          <table:table-cell table:style-name="ce49" table:formula="of:=CONCATENATE(&quot;TST_B&quot;;[.Q35])" office:value-type="string" office:string-value="TST_B7100" calcext:value-type="string">
            <text:p>TST_B7100</text:p>
          </table:table-cell>
          <table:table-cell table:style-name="ce49" table:formula="of:=[.B9]" office:value-type="string" office:string-value="TST_AA5000" calcext:value-type="string">
            <text:p>TST_AA5000</text:p>
          </table:table-cell>
          <table:table-cell table:style-name="ce49" table:formula="of:=CONCATENATE(&quot;b&quot;;[.Q35])" office:value-type="string" office:string-value="b7100" calcext:value-type="string">
            <text:p>b7100</text:p>
          </table:table-cell>
          <table:table-cell table:number-columns-repeated="2" table:style-name="ce49" office:value-type="string" calcext:value-type="string">
            <text:p>N</text:p>
          </table:table-cell>
          <table:table-cell table:style-name="ce49" office:value-type="string" calcext:value-type="string">
            <text:p>text</text:p>
          </table:table-cell>
          <table:table-cell table:style-name="ce58" table:formula="of:=[.B11]" office:value-type="string" office:string-value="TST_A7000" calcext:value-type="string">
            <text:p>TST_A7000</text:p>
          </table:table-cell>
          <table:table-cell table:style-name="ce49" office:value-type="string" calcext:value-type="string">
            <text:p>W</text:p>
          </table:table-cell>
          <table:table-cell table:style-name="ce49" office:value-type="string" calcext:value-type="string">
            <text:p>N</text:p>
          </table:table-cell>
          <table:table-cell table:style-name="ce49" table:number-columns-repeated="6"/>
          <table:table-cell table:style-name="ce49" office:value-type="float" office:value="7100" calcext:value-type="float">
            <text:p>7100</text:p>
          </table:table-cell>
          <table:table-cell table:style-name="ce49" table:number-columns-repeated="239"/>
        </table:table-row>
        <table:table-row table:style-name="ro1">
          <table:table-cell table:style-name="ce51" office:value-type="string" calcext:value-type="string">
            <text:p>ATTR</text:p>
          </table:table-cell>
          <table:table-cell table:style-name="ce51" table:formula="of:=CONCATENATE(&quot;TST_BT&quot;;[.Q36])" office:value-type="string" office:string-value="TST_BT20000" calcext:value-type="string">
            <text:p>TST_BT20000</text:p>
          </table:table-cell>
          <table:table-cell table:style-name="ce51"/>
          <table:table-cell table:style-name="ce51" table:formula="of:=CONCATENATE(&quot;b&quot;;[.Q36])" office:value-type="string" office:string-value="b20000" calcext:value-type="string">
            <text:p>b20000</text:p>
          </table:table-cell>
          <table:table-cell table:style-name="ce51" table:number-columns-repeated="2"/>
          <table:table-cell table:style-name="ce51" office:value-type="string" calcext:value-type="string">
            <text:p>tab</text:p>
          </table:table-cell>
          <table:table-cell table:style-name="ce60" table:formula="of:=[.B12]" office:value-type="string" office:string-value="TST_AT8000" calcext:value-type="string">
            <text:p>TST_AT8000</text:p>
          </table:table-cell>
          <table:table-cell table:style-name="ce51" office:value-type="string" calcext:value-type="string">
            <text:p>W</text:p>
          </table:table-cell>
          <table:table-cell table:style-name="ce51" table:number-columns-repeated="7"/>
          <table:table-cell table:style-name="ce51" office:value-type="float" office:value="20000" calcext:value-type="float">
            <text:p>20000</text:p>
          </table:table-cell>
          <table:table-cell table:style-name="ce51" table:number-columns-repeated="239"/>
        </table:table-row>
        <table:table-row table:style-name="ro1">
          <table:table-cell table:style-name="ce48" office:value-type="string" calcext:value-type="string">
            <text:p>ATTR</text:p>
          </table:table-cell>
          <table:table-cell table:style-name="ce48" table:formula="of:=CONCATENATE(&quot;TST_BF&quot;;[.Q37])" office:value-type="string" office:string-value="TST_BF21000" calcext:value-type="string">
            <text:p>TST_BF21000</text:p>
          </table:table-cell>
          <table:table-cell table:style-name="ce48" table:formula="of:=[.B36]" office:value-type="string" office:string-value="TST_BT20000" calcext:value-type="string">
            <text:p>TST_BT20000</text:p>
          </table:table-cell>
          <table:table-cell table:style-name="ce48" table:formula="of:=CONCATENATE(&quot;b&quot;;[.Q37])" office:value-type="string" office:string-value="b21000" calcext:value-type="string">
            <text:p>b21000</text:p>
          </table:table-cell>
          <table:table-cell table:number-columns-repeated="2" table:style-name="ce48" office:value-type="string" calcext:value-type="string">
            <text:p>N</text:p>
          </table:table-cell>
          <table:table-cell table:style-name="ce48" office:value-type="string" calcext:value-type="string">
            <text:p>frame</text:p>
          </table:table-cell>
          <table:table-cell table:style-name="ce57" office:value-type="string" calcext:value-type="string">
            <text:p>::auto</text:p>
          </table:table-cell>
          <table:table-cell table:style-name="ce48" office:value-type="string" calcext:value-type="string">
            <text:p>W</text:p>
          </table:table-cell>
          <table:table-cell table:style-name="ce48" office:value-type="string" calcext:value-type="string">
            <text:p>N</text:p>
          </table:table-cell>
          <table:table-cell table:style-name="ce48" table:number-columns-repeated="6"/>
          <table:table-cell table:style-name="ce48" table:formula="of:=[.Q36]+1000" office:value-type="float" office:value="21000" calcext:value-type="float">
            <text:p>21000</text:p>
          </table:table-cell>
          <table:table-cell table:style-name="ce48" table:number-columns-repeated="239"/>
        </table:table-row>
        <table:table-row table:style-name="ro1">
          <table:table-cell table:style-name="ce49" office:value-type="string" calcext:value-type="string">
            <text:p>ATTR</text:p>
          </table:table-cell>
          <table:table-cell table:style-name="ce49" table:formula="of:=CONCATENATE(&quot;TST_B&quot;;[.Q38])" office:value-type="string" office:string-value="TST_B22000" calcext:value-type="string">
            <text:p>TST_B22000</text:p>
          </table:table-cell>
          <table:table-cell table:style-name="ce49" table:formula="of:=[.B37]" office:value-type="string" office:string-value="TST_BF21000" calcext:value-type="string">
            <text:p>TST_BF21000</text:p>
          </table:table-cell>
          <table:table-cell table:style-name="ce49" table:formula="of:=CONCATENATE(&quot;b&quot;;[.Q38])" office:value-type="string" office:string-value="b22000" calcext:value-type="string">
            <text:p>b22000</text:p>
          </table:table-cell>
          <table:table-cell table:number-columns-repeated="2" table:style-name="ce49" office:value-type="string" calcext:value-type="string">
            <text:p>N</text:p>
          </table:table-cell>
          <table:table-cell table:style-name="ce49" office:value-type="string" calcext:value-type="string">
            <text:p>text</text:p>
          </table:table-cell>
          <table:table-cell table:style-name="ce58" office:value-type="string" calcext:value-type="string">
            <text:p>::auto</text:p>
          </table:table-cell>
          <table:table-cell table:style-name="ce49" office:value-type="string" calcext:value-type="string">
            <text:p>W</text:p>
          </table:table-cell>
          <table:table-cell table:style-name="ce49" office:value-type="string" calcext:value-type="string">
            <text:p>N</text:p>
          </table:table-cell>
          <table:table-cell table:style-name="ce49" table:number-columns-repeated="6"/>
          <table:table-cell table:style-name="ce49" table:formula="of:=[.Q37]+1000" office:value-type="float" office:value="22000" calcext:value-type="float">
            <text:p>22000</text:p>
          </table:table-cell>
          <table:table-cell table:style-name="ce49" table:number-columns-repeated="239"/>
        </table:table-row>
        <table:table-row table:style-name="ro1">
          <table:table-cell table:style-name="ce49" office:value-type="string" calcext:value-type="string">
            <text:p>ATTR</text:p>
          </table:table-cell>
          <table:table-cell table:style-name="ce49" table:formula="of:=CONCATENATE(&quot;TST_B&quot;;[.Q39])" office:value-type="string" office:string-value="TST_B23000" calcext:value-type="string">
            <text:p>TST_B23000</text:p>
          </table:table-cell>
          <table:table-cell table:style-name="ce49" table:formula="of:=[.B37]" office:value-type="string" office:string-value="TST_BF21000" calcext:value-type="string">
            <text:p>TST_BF21000</text:p>
          </table:table-cell>
          <table:table-cell table:style-name="ce49" table:formula="of:=CONCATENATE(&quot;b&quot;;[.Q39])" office:value-type="string" office:string-value="b23000" calcext:value-type="string">
            <text:p>b23000</text:p>
          </table:table-cell>
          <table:table-cell table:number-columns-repeated="2" table:style-name="ce49" office:value-type="string" calcext:value-type="string">
            <text:p>N</text:p>
          </table:table-cell>
          <table:table-cell table:style-name="ce49" office:value-type="string" calcext:value-type="string">
            <text:p>text</text:p>
          </table:table-cell>
          <table:table-cell table:style-name="ce58" office:value-type="string" calcext:value-type="string">
            <text:p>::auto</text:p>
          </table:table-cell>
          <table:table-cell table:style-name="ce49" office:value-type="string" calcext:value-type="string">
            <text:p>W</text:p>
          </table:table-cell>
          <table:table-cell table:style-name="ce49" office:value-type="string" calcext:value-type="string">
            <text:p>N</text:p>
          </table:table-cell>
          <table:table-cell table:style-name="ce49" table:number-columns-repeated="6"/>
          <table:table-cell table:style-name="ce49" table:formula="of:=[.Q38]+1000" office:value-type="float" office:value="23000" calcext:value-type="float">
            <text:p>23000</text:p>
          </table:table-cell>
          <table:table-cell table:style-name="ce49" table:number-columns-repeated="239"/>
        </table:table-row>
        <table:table-row table:style-name="ro1">
          <table:table-cell table:style-name="ce51" office:value-type="string" calcext:value-type="string">
            <text:p>ATTR</text:p>
          </table:table-cell>
          <table:table-cell table:style-name="ce51" table:formula="of:=CONCATENATE(&quot;TST_BT&quot;;[.Q40])" office:value-type="string" office:string-value="TST_BT7300" calcext:value-type="string">
            <text:p>TST_BT7300</text:p>
          </table:table-cell>
          <table:table-cell table:style-name="ce51"/>
          <table:table-cell table:style-name="ce51" table:formula="of:=CONCATENATE(&quot;b&quot;;[.Q40])" office:value-type="string" office:string-value="b7300" calcext:value-type="string">
            <text:p>b7300</text:p>
          </table:table-cell>
          <table:table-cell table:style-name="ce51" table:number-columns-repeated="2"/>
          <table:table-cell table:style-name="ce51" office:value-type="string" calcext:value-type="string">
            <text:p>tab</text:p>
          </table:table-cell>
          <table:table-cell table:style-name="ce60" table:formula="of:=[.B5]" office:value-type="string" office:string-value="TST_AF1000" calcext:value-type="string">
            <text:p>TST_AF1000</text:p>
          </table:table-cell>
          <table:table-cell table:style-name="ce51" office:value-type="string" calcext:value-type="string">
            <text:p>W</text:p>
          </table:table-cell>
          <table:table-cell table:style-name="ce51" table:number-columns-repeated="7"/>
          <table:table-cell table:style-name="ce51" office:value-type="float" office:value="7300" calcext:value-type="float">
            <text:p>7300</text:p>
          </table:table-cell>
          <table:table-cell table:style-name="ce51" table:number-columns-repeated="239"/>
        </table:table-row>
        <table:table-row table:style-name="ro1">
          <table:table-cell table:style-name="ce48" office:value-type="string" calcext:value-type="string">
            <text:p>ATTR</text:p>
          </table:table-cell>
          <table:table-cell table:style-name="ce48" table:formula="of:=CONCATENATE(&quot;TST_BF&quot;;[.Q41])" office:value-type="string" office:string-value="TST_BF7400" calcext:value-type="string">
            <text:p>TST_BF7400</text:p>
          </table:table-cell>
          <table:table-cell table:style-name="ce48" table:formula="of:=[.B40]" office:value-type="string" office:string-value="TST_BT7300" calcext:value-type="string">
            <text:p>TST_BT7300</text:p>
          </table:table-cell>
          <table:table-cell table:style-name="ce48" table:formula="of:=CONCATENATE(&quot;b&quot;;[.Q41])" office:value-type="string" office:string-value="b7400" calcext:value-type="string">
            <text:p>b7400</text:p>
          </table:table-cell>
          <table:table-cell table:number-columns-repeated="2" table:style-name="ce48" office:value-type="string" calcext:value-type="string">
            <text:p>N</text:p>
          </table:table-cell>
          <table:table-cell table:style-name="ce48" office:value-type="string" calcext:value-type="string">
            <text:p>frame</text:p>
          </table:table-cell>
          <table:table-cell table:style-name="ce57" office:value-type="string" calcext:value-type="string">
            <text:p>::auto</text:p>
          </table:table-cell>
          <table:table-cell table:style-name="ce48" office:value-type="string" calcext:value-type="string">
            <text:p>W</text:p>
          </table:table-cell>
          <table:table-cell table:style-name="ce48" office:value-type="string" calcext:value-type="string">
            <text:p>N</text:p>
          </table:table-cell>
          <table:table-cell table:style-name="ce48" table:number-columns-repeated="6"/>
          <table:table-cell table:style-name="ce48" table:formula="of:=[.Q40]+100" office:value-type="float" office:value="7400" calcext:value-type="float">
            <text:p>7400</text:p>
          </table:table-cell>
          <table:table-cell table:style-name="ce48" table:number-columns-repeated="239"/>
        </table:table-row>
        <table:table-row table:style-name="ro1">
          <table:table-cell table:style-name="ce49" office:value-type="string" calcext:value-type="string">
            <text:p>ATTR</text:p>
          </table:table-cell>
          <table:table-cell table:style-name="ce49" table:formula="of:=CONCATENATE(&quot;TST_B&quot;;[.Q42])" office:value-type="string" office:string-value="TST_B7500" calcext:value-type="string">
            <text:p>TST_B7500</text:p>
          </table:table-cell>
          <table:table-cell table:style-name="ce49" table:formula="of:=[.B41]" office:value-type="string" office:string-value="TST_BF7400" calcext:value-type="string">
            <text:p>TST_BF7400</text:p>
          </table:table-cell>
          <table:table-cell table:style-name="ce49" table:formula="of:=CONCATENATE(&quot;b&quot;;[.Q42])" office:value-type="string" office:string-value="b7500" calcext:value-type="string">
            <text:p>b7500</text:p>
          </table:table-cell>
          <table:table-cell table:number-columns-repeated="2" table:style-name="ce49" office:value-type="string" calcext:value-type="string">
            <text:p>N</text:p>
          </table:table-cell>
          <table:table-cell table:style-name="ce49" office:value-type="string" calcext:value-type="string">
            <text:p>text</text:p>
          </table:table-cell>
          <table:table-cell table:style-name="ce58" office:value-type="string" calcext:value-type="string">
            <text:p>::auto</text:p>
          </table:table-cell>
          <table:table-cell table:style-name="ce49" office:value-type="string" calcext:value-type="string">
            <text:p>W</text:p>
          </table:table-cell>
          <table:table-cell table:style-name="ce49" office:value-type="string" calcext:value-type="string">
            <text:p>N</text:p>
          </table:table-cell>
          <table:table-cell table:style-name="ce49" table:number-columns-repeated="6"/>
          <table:table-cell table:style-name="ce49" table:formula="of:=[.Q41]+100" office:value-type="float" office:value="7500" calcext:value-type="float">
            <text:p>7500</text:p>
          </table:table-cell>
          <table:table-cell table:style-name="ce49" table:number-columns-repeated="239"/>
        </table:table-row>
        <table:table-row table:style-name="ro1">
          <table:table-cell table:style-name="ce49" office:value-type="string" calcext:value-type="string">
            <text:p>ATTR</text:p>
          </table:table-cell>
          <table:table-cell table:style-name="ce49" table:formula="of:=CONCATENATE(&quot;TST_B&quot;;[.Q43])" office:value-type="string" office:string-value="TST_B7600" calcext:value-type="string">
            <text:p>TST_B7600</text:p>
          </table:table-cell>
          <table:table-cell table:style-name="ce49" table:formula="of:=[.B41]" office:value-type="string" office:string-value="TST_BF7400" calcext:value-type="string">
            <text:p>TST_BF7400</text:p>
          </table:table-cell>
          <table:table-cell table:style-name="ce49" table:formula="of:=CONCATENATE(&quot;b&quot;;[.Q43])" office:value-type="string" office:string-value="b7600" calcext:value-type="string">
            <text:p>b7600</text:p>
          </table:table-cell>
          <table:table-cell table:number-columns-repeated="2" table:style-name="ce49" office:value-type="string" calcext:value-type="string">
            <text:p>N</text:p>
          </table:table-cell>
          <table:table-cell table:style-name="ce49" office:value-type="string" calcext:value-type="string">
            <text:p>text</text:p>
          </table:table-cell>
          <table:table-cell table:style-name="ce58" office:value-type="string" calcext:value-type="string">
            <text:p>::auto</text:p>
          </table:table-cell>
          <table:table-cell table:style-name="ce49" office:value-type="string" calcext:value-type="string">
            <text:p>W</text:p>
          </table:table-cell>
          <table:table-cell table:style-name="ce49" office:value-type="string" calcext:value-type="string">
            <text:p>N</text:p>
          </table:table-cell>
          <table:table-cell table:style-name="ce49" table:number-columns-repeated="6"/>
          <table:table-cell table:style-name="ce49" table:formula="of:=[.Q42]+100" office:value-type="float" office:value="7600" calcext:value-type="float">
            <text:p>7600</text:p>
          </table:table-cell>
          <table:table-cell table:style-name="ce49" table:number-columns-repeated="239"/>
        </table:table-row>
        <table:table-row table:style-name="ro1">
          <table:table-cell table:style-name="ce52" office:value-type="string" calcext:value-type="string">
            <text:p>MODATTR</text:p>
          </table:table-cell>
          <table:table-cell table:style-name="ce49" office:value-type="string" calcext:value-type="string">
            <text:p>TST_A2000</text:p>
          </table:table-cell>
          <table:table-cell table:style-name="ce52" table:number-columns-repeated="5"/>
          <table:table-cell table:style-name="ce63"/>
          <table:table-cell table:style-name="ce52" office:value-type="string" calcext:value-type="string">
            <text:p>R</text:p>
          </table:table-cell>
          <table:table-cell table:style-name="ce52" table:number-columns-repeated="247"/>
        </table:table-row>
        <table:table-row table:style-name="ro1">
          <table:table-cell table:style-name="ce52" table:number-columns-repeated="7"/>
          <table:table-cell table:style-name="ce63"/>
          <table:table-cell table:style-name="ce52" table:number-columns-repeated="248"/>
        </table:table-row>
        <table:table-row table:style-name="ro1">
          <table:table-cell table:style-name="ce47" office:value-type="string" calcext:value-type="string">
            <text:p>END</text:p>
          </table:table-cell>
          <table:table-cell table:style-name="ce47" table:number-columns-repeated="6"/>
          <table:table-cell table:style-name="ce56"/>
          <table:table-cell table:style-name="ce47" table:number-columns-repeated="248"/>
        </table:table-row>
        <table:table-row table:style-name="ro1" table:number-rows-repeated="2">
          <table:table-cell table:style-name="ce52" table:number-columns-repeated="7"/>
          <table:table-cell table:style-name="ce61"/>
          <table:table-cell table:style-name="ce52" table:number-columns-repeated="248"/>
        </table:table-row>
        <table:table-row table:style-name="ro1">
          <table:table-cell table:style-name="ce47" office:value-type="string" calcext:value-type="string">
            <text:p>BEGIN</text:p>
          </table:table-cell>
          <table:table-cell table:style-name="ce47" office:value-type="string" calcext:value-type="string">
            <text:p>TST_ORDERAUTOB</text:p>
          </table:table-cell>
          <table:table-cell table:style-name="ce47" office:value-type="string" calcext:value-type="string">
            <text:p>test Ordre Auto Famille C</text:p>
          </table:table-cell>
          <table:table-cell table:style-name="ce47" table:number-columns-repeated="2"/>
          <table:table-cell table:style-name="ce47" office:value-type="string" calcext:value-type="string">
            <text:p>TST_ORDERAUTOC</text:p>
          </table:table-cell>
          <table:table-cell table:style-name="ce47"/>
          <table:table-cell table:style-name="ce64"/>
          <table:table-cell table:style-name="ce47" table:number-columns-repeated="248"/>
        </table:table-row>
        <table:table-row table:style-name="ro1">
          <table:table-cell table:style-name="ce51" office:value-type="string" calcext:value-type="string">
            <text:p>ATTR</text:p>
          </table:table-cell>
          <table:table-cell table:style-name="ce51" table:formula="of:=CONCATENATE(&quot;TST_CT&quot;;[.Q50])" office:value-type="string" office:string-value="TST_CT19500" calcext:value-type="string">
            <text:p>TST_CT19500</text:p>
          </table:table-cell>
          <table:table-cell table:style-name="ce51"/>
          <table:table-cell table:style-name="ce51" table:formula="of:=CONCATENATE(&quot;c&quot;;[.Q50])" office:value-type="string" office:string-value="c19500" calcext:value-type="string">
            <text:p>c19500</text:p>
          </table:table-cell>
          <table:table-cell table:number-columns-repeated="2" table:style-name="ce51" office:value-type="string" calcext:value-type="string">
            <text:p>N</text:p>
          </table:table-cell>
          <table:table-cell table:style-name="ce51" office:value-type="string" calcext:value-type="string">
            <text:p>tab</text:p>
          </table:table-cell>
          <table:table-cell table:style-name="ce60" table:formula="of:=[.B12]" office:value-type="string" office:string-value="TST_AT8000" calcext:value-type="string">
            <text:p>TST_AT8000</text:p>
          </table:table-cell>
          <table:table-cell table:style-name="ce51" office:value-type="string" calcext:value-type="string">
            <text:p>W</text:p>
          </table:table-cell>
          <table:table-cell table:style-name="ce51" office:value-type="string" calcext:value-type="string">
            <text:p>N</text:p>
          </table:table-cell>
          <table:table-cell table:style-name="ce51" table:number-columns-repeated="6"/>
          <table:table-cell table:style-name="ce51" office:value-type="float" office:value="19500" calcext:value-type="float">
            <text:p>19500</text:p>
          </table:table-cell>
          <table:table-cell table:style-name="ce51" table:number-columns-repeated="239"/>
        </table:table-row>
        <table:table-row table:style-name="ro1">
          <table:table-cell table:style-name="ce48" office:value-type="string" calcext:value-type="string">
            <text:p>ATTR</text:p>
          </table:table-cell>
          <table:table-cell table:style-name="ce48" table:formula="of:=CONCATENATE(&quot;TST_CF&quot;;[.Q51])" office:value-type="string" office:string-value="TST_CF19600" calcext:value-type="string">
            <text:p>TST_CF19600</text:p>
          </table:table-cell>
          <table:table-cell table:style-name="ce48" table:formula="of:=[.B50]" office:value-type="string" office:string-value="TST_CT19500" calcext:value-type="string">
            <text:p>TST_CT19500</text:p>
          </table:table-cell>
          <table:table-cell table:style-name="ce48" table:formula="of:=CONCATENATE(&quot;c&quot;;[.Q51])" office:value-type="string" office:string-value="c19600" calcext:value-type="string">
            <text:p>c19600</text:p>
          </table:table-cell>
          <table:table-cell table:number-columns-repeated="2" table:style-name="ce48" office:value-type="string" calcext:value-type="string">
            <text:p>N</text:p>
          </table:table-cell>
          <table:table-cell table:style-name="ce48" office:value-type="string" calcext:value-type="string">
            <text:p>frame</text:p>
          </table:table-cell>
          <table:table-cell table:style-name="ce57" office:value-type="string" calcext:value-type="string">
            <text:p>::auto</text:p>
          </table:table-cell>
          <table:table-cell table:style-name="ce48" office:value-type="string" calcext:value-type="string">
            <text:p>W</text:p>
          </table:table-cell>
          <table:table-cell table:style-name="ce48" office:value-type="string" calcext:value-type="string">
            <text:p>N</text:p>
          </table:table-cell>
          <table:table-cell table:style-name="ce48" table:number-columns-repeated="6"/>
          <table:table-cell table:style-name="ce48" table:formula="of:=[.Q50]+100" office:value-type="float" office:value="19600" calcext:value-type="float">
            <text:p>19600</text:p>
          </table:table-cell>
          <table:table-cell table:style-name="ce48" table:number-columns-repeated="239"/>
        </table:table-row>
        <table:table-row table:style-name="ro1">
          <table:table-cell table:style-name="ce49" office:value-type="string" calcext:value-type="string">
            <text:p>ATTR</text:p>
          </table:table-cell>
          <table:table-cell table:style-name="ce49" table:formula="of:=CONCATENATE(&quot;TST_C&quot;;[.Q52])" office:value-type="string" office:string-value="TST_C19700" calcext:value-type="string">
            <text:p>TST_C19700</text:p>
          </table:table-cell>
          <table:table-cell table:style-name="ce49" table:formula="of:=[.B51]" office:value-type="string" office:string-value="TST_CF19600" calcext:value-type="string">
            <text:p>TST_CF19600</text:p>
          </table:table-cell>
          <table:table-cell table:style-name="ce49" table:formula="of:=CONCATENATE(&quot;c&quot;;[.Q52])" office:value-type="string" office:string-value="c19700" calcext:value-type="string">
            <text:p>c19700</text:p>
          </table:table-cell>
          <table:table-cell table:number-columns-repeated="2" table:style-name="ce49" office:value-type="string" calcext:value-type="string">
            <text:p>N</text:p>
          </table:table-cell>
          <table:table-cell table:style-name="ce49" office:value-type="string" calcext:value-type="string">
            <text:p>text</text:p>
          </table:table-cell>
          <table:table-cell table:style-name="ce58" office:value-type="string" calcext:value-type="string">
            <text:p>::auto</text:p>
          </table:table-cell>
          <table:table-cell table:style-name="ce49" office:value-type="string" calcext:value-type="string">
            <text:p>W</text:p>
          </table:table-cell>
          <table:table-cell table:style-name="ce49" office:value-type="string" calcext:value-type="string">
            <text:p>N</text:p>
          </table:table-cell>
          <table:table-cell table:style-name="ce49" table:number-columns-repeated="6"/>
          <table:table-cell table:style-name="ce49" table:formula="of:=[.Q51]+100" office:value-type="float" office:value="19700" calcext:value-type="float">
            <text:p>19700</text:p>
          </table:table-cell>
          <table:table-cell table:style-name="ce49" table:number-columns-repeated="239"/>
        </table:table-row>
        <table:table-row table:style-name="ro1">
          <table:table-cell table:style-name="ce49" office:value-type="string" calcext:value-type="string">
            <text:p>ATTR</text:p>
          </table:table-cell>
          <table:table-cell table:style-name="ce49" table:formula="of:=CONCATENATE(&quot;TST_C&quot;;[.Q53])" office:value-type="string" office:string-value="TST_C19800" calcext:value-type="string">
            <text:p>TST_C19800</text:p>
          </table:table-cell>
          <table:table-cell table:style-name="ce49" table:formula="of:=[.B51]" office:value-type="string" office:string-value="TST_CF19600" calcext:value-type="string">
            <text:p>TST_CF19600</text:p>
          </table:table-cell>
          <table:table-cell table:style-name="ce49" table:formula="of:=CONCATENATE(&quot;c&quot;;[.Q53])" office:value-type="string" office:string-value="c19800" calcext:value-type="string">
            <text:p>c19800</text:p>
          </table:table-cell>
          <table:table-cell table:number-columns-repeated="2" table:style-name="ce49" office:value-type="string" calcext:value-type="string">
            <text:p>N</text:p>
          </table:table-cell>
          <table:table-cell table:style-name="ce49" office:value-type="string" calcext:value-type="string">
            <text:p>text</text:p>
          </table:table-cell>
          <table:table-cell table:style-name="ce58" office:value-type="string" calcext:value-type="string">
            <text:p>::auto</text:p>
          </table:table-cell>
          <table:table-cell table:style-name="ce49" office:value-type="string" calcext:value-type="string">
            <text:p>W</text:p>
          </table:table-cell>
          <table:table-cell table:style-name="ce49" office:value-type="string" calcext:value-type="string">
            <text:p>N</text:p>
          </table:table-cell>
          <table:table-cell table:style-name="ce49" table:number-columns-repeated="6"/>
          <table:table-cell table:style-name="ce49" table:formula="of:=[.Q52]+100" office:value-type="float" office:value="19800" calcext:value-type="float">
            <text:p>19800</text:p>
          </table:table-cell>
          <table:table-cell table:style-name="ce49" table:number-columns-repeated="239"/>
        </table:table-row>
        <table:table-row table:style-name="ro1">
          <table:table-cell table:style-name="ce47" office:value-type="string" calcext:value-type="string">
            <text:p>END</text:p>
          </table:table-cell>
          <table:table-cell table:style-name="ce47" table:number-columns-repeated="6"/>
          <table:table-cell table:style-name="ce64"/>
          <table:table-cell table:style-name="ce47" table:number-columns-repeated="248"/>
        </table:table-row>
        <table:table-row table:style-name="ro1">
          <table:table-cell table:style-name="ce52" table:number-columns-repeated="7"/>
          <table:table-cell table:style-name="ce61"/>
          <table:table-cell table:style-name="ce52" table:number-columns-repeated="248"/>
        </table:table-row>
        <table:table-row table:style-name="ro1">
          <table:table-cell table:style-name="ce47" office:value-type="string" calcext:value-type="string">
            <text:p>BEGIN</text:p>
          </table:table-cell>
          <table:table-cell table:style-name="ce47" office:value-type="string" calcext:value-type="string">
            <text:p>TST_ORDERAUTOB</text:p>
          </table:table-cell>
          <table:table-cell table:style-name="ce47" office:value-type="string" calcext:value-type="string">
            <text:p>test Ordre Auto Famille D</text:p>
          </table:table-cell>
          <table:table-cell table:style-name="ce47" table:number-columns-repeated="2"/>
          <table:table-cell table:style-name="ce47" office:value-type="string" calcext:value-type="string">
            <text:p>TST_ORDERAUTOD</text:p>
          </table:table-cell>
          <table:table-cell table:style-name="ce47"/>
          <table:table-cell table:style-name="ce64"/>
          <table:table-cell table:style-name="ce47" table:number-columns-repeated="248"/>
        </table:table-row>
        <table:table-row table:style-name="ro1">
          <table:table-cell table:style-name="ce54" office:value-type="string" calcext:value-type="string">
            <text:p>MODATTR</text:p>
          </table:table-cell>
          <table:table-cell table:style-name="ce54" table:formula="of:=[.B13]" office:value-type="string" office:string-value="TST_AF9000" calcext:value-type="string">
            <text:p>TST_AF9000</text:p>
          </table:table-cell>
          <table:table-cell table:style-name="ce54"/>
          <table:table-cell table:style-name="ce54" office:value-type="string" calcext:value-type="string">
            <text:p>a19100</text:p>
          </table:table-cell>
          <table:table-cell table:style-name="ce54" table:number-columns-repeated="3"/>
          <table:table-cell table:style-name="ce65" table:formula="of:=[.B17]" office:value-type="string" office:string-value="TST_AF13000" calcext:value-type="string">
            <text:p>TST_AF13000</text:p>
          </table:table-cell>
          <table:table-cell table:style-name="ce54" table:number-columns-repeated="248"/>
        </table:table-row>
        <table:table-row table:style-name="ro1">
          <table:table-cell table:style-name="ce54" office:value-type="string" calcext:value-type="string">
            <text:p>MODATTR</text:p>
          </table:table-cell>
          <table:table-cell table:style-name="ce54" table:formula="of:=[.B32]" office:value-type="string" office:string-value="TST_B600" calcext:value-type="string">
            <text:p>TST_B600</text:p>
          </table:table-cell>
          <table:table-cell table:style-name="ce54"/>
          <table:table-cell table:style-name="ce54" office:value-type="string" calcext:value-type="string">
            <text:p>b450</text:p>
          </table:table-cell>
          <table:table-cell table:style-name="ce54" table:number-columns-repeated="3"/>
          <table:table-cell table:style-name="ce65" office:value-type="string" calcext:value-type="string">
            <text:p>::first</text:p>
          </table:table-cell>
          <table:table-cell table:style-name="ce54" table:number-columns-repeated="248"/>
        </table:table-row>
        <table:table-row table:style-name="ro1">
          <table:table-cell table:style-name="ce54" office:value-type="string" calcext:value-type="string">
            <text:p>MODATTR</text:p>
          </table:table-cell>
          <table:table-cell table:style-name="ce54" office:value-type="string" calcext:value-type="string">
            <text:p>TST_A2000</text:p>
          </table:table-cell>
          <table:table-cell table:style-name="ce54" table:number-columns-repeated="5"/>
          <table:table-cell table:style-name="ce65"/>
          <table:table-cell table:style-name="ce54" office:value-type="string" calcext:value-type="string">
            <text:p>R</text:p>
          </table:table-cell>
          <table:table-cell table:style-name="ce54" table:number-columns-repeated="247"/>
        </table:table-row>
        <table:table-row table:style-name="ro1">
          <table:table-cell table:style-name="ce47" office:value-type="string" calcext:value-type="string">
            <text:p>END</text:p>
          </table:table-cell>
          <table:table-cell table:style-name="ce47" table:number-columns-repeated="6"/>
          <table:table-cell table:style-name="ce64"/>
          <table:table-cell table:style-name="ce47" table:number-columns-repeated="248"/>
        </table:table-row>
        <table:table-row table:style-name="ro1">
          <table:table-cell table:style-name="ce52" table:number-columns-repeated="7"/>
          <table:table-cell table:style-name="ce61"/>
          <table:table-cell table:style-name="ce52" table:number-columns-repeated="248"/>
        </table:table-row>
        <table:table-row table:style-name="ro1">
          <table:table-cell table:style-name="ce47" office:value-type="string" calcext:value-type="string">
            <text:p>BEGIN</text:p>
          </table:table-cell>
          <table:table-cell table:style-name="ce47" office:value-type="string" calcext:value-type="string">
            <text:p>TST_ORDERAUTOC</text:p>
          </table:table-cell>
          <table:table-cell table:style-name="ce47" office:value-type="string" calcext:value-type="string">
            <text:p>test Ordre Auto Famille E</text:p>
          </table:table-cell>
          <table:table-cell table:style-name="ce47" table:number-columns-repeated="2"/>
          <table:table-cell table:style-name="ce47" office:value-type="string" calcext:value-type="string">
            <text:p>TST_ORDERAUTOE</text:p>
          </table:table-cell>
          <table:table-cell table:style-name="ce47"/>
          <table:table-cell table:style-name="ce64"/>
          <table:table-cell table:style-name="ce47" table:number-columns-repeated="248"/>
        </table:table-row>
        <table:table-row table:style-name="ro1">
          <table:table-cell table:style-name="ce51" office:value-type="string" calcext:value-type="string">
            <text:p>ATTR</text:p>
          </table:table-cell>
          <table:table-cell table:style-name="ce51" table:formula="of:=CONCATENATE(&quot;TST_ET&quot;;[.Q63])" office:value-type="string" office:string-value="TST_ET25000" calcext:value-type="string">
            <text:p>TST_ET25000</text:p>
          </table:table-cell>
          <table:table-cell table:style-name="ce51"/>
          <table:table-cell table:style-name="ce51" table:formula="of:=CONCATENATE(&quot;c&quot;;[.Q63])" office:value-type="string" office:string-value="c25000" calcext:value-type="string">
            <text:p>c25000</text:p>
          </table:table-cell>
          <table:table-cell table:number-columns-repeated="2" table:style-name="ce51" office:value-type="string" calcext:value-type="string">
            <text:p>N</text:p>
          </table:table-cell>
          <table:table-cell table:style-name="ce51" office:value-type="string" calcext:value-type="string">
            <text:p>tab</text:p>
          </table:table-cell>
          <table:table-cell table:style-name="ce60" office:value-type="string" calcext:value-type="string">
            <text:p>::auto</text:p>
          </table:table-cell>
          <table:table-cell table:style-name="ce51" office:value-type="string" calcext:value-type="string">
            <text:p>W</text:p>
          </table:table-cell>
          <table:table-cell table:style-name="ce51" office:value-type="string" calcext:value-type="string">
            <text:p>N</text:p>
          </table:table-cell>
          <table:table-cell table:style-name="ce51" table:number-columns-repeated="6"/>
          <table:table-cell table:style-name="ce51" office:value-type="float" office:value="25000" calcext:value-type="float">
            <text:p>25000</text:p>
          </table:table-cell>
          <table:table-cell table:style-name="ce51" table:number-columns-repeated="239"/>
        </table:table-row>
        <table:table-row table:style-name="ro1">
          <table:table-cell table:style-name="ce48" office:value-type="string" calcext:value-type="string">
            <text:p>ATTR</text:p>
          </table:table-cell>
          <table:table-cell table:style-name="ce48" table:formula="of:=CONCATENATE(&quot;TST_EF&quot;;[.Q64])" office:value-type="string" office:string-value="TST_EF25100" calcext:value-type="string">
            <text:p>TST_EF25100</text:p>
          </table:table-cell>
          <table:table-cell table:style-name="ce48" table:formula="of:=[.B63]" office:value-type="string" office:string-value="TST_ET25000" calcext:value-type="string">
            <text:p>TST_ET25000</text:p>
          </table:table-cell>
          <table:table-cell table:style-name="ce48" table:formula="of:=CONCATENATE(&quot;c&quot;;[.Q64])" office:value-type="string" office:string-value="c25100" calcext:value-type="string">
            <text:p>c25100</text:p>
          </table:table-cell>
          <table:table-cell table:number-columns-repeated="2" table:style-name="ce48" office:value-type="string" calcext:value-type="string">
            <text:p>N</text:p>
          </table:table-cell>
          <table:table-cell table:style-name="ce48" office:value-type="string" calcext:value-type="string">
            <text:p>frame</text:p>
          </table:table-cell>
          <table:table-cell table:style-name="ce57" office:value-type="string" calcext:value-type="string">
            <text:p>::auto</text:p>
          </table:table-cell>
          <table:table-cell table:style-name="ce48" office:value-type="string" calcext:value-type="string">
            <text:p>W</text:p>
          </table:table-cell>
          <table:table-cell table:style-name="ce48" office:value-type="string" calcext:value-type="string">
            <text:p>N</text:p>
          </table:table-cell>
          <table:table-cell table:style-name="ce48" table:number-columns-repeated="6"/>
          <table:table-cell table:style-name="ce48" table:formula="of:=[.Q63]+100" office:value-type="float" office:value="25100" calcext:value-type="float">
            <text:p>25100</text:p>
          </table:table-cell>
          <table:table-cell table:style-name="ce48" table:number-columns-repeated="239"/>
        </table:table-row>
        <table:table-row table:style-name="ro1">
          <table:table-cell table:style-name="ce49" office:value-type="string" calcext:value-type="string">
            <text:p>ATTR</text:p>
          </table:table-cell>
          <table:table-cell table:style-name="ce49" table:formula="of:=CONCATENATE(&quot;TST_E&quot;;[.Q65])" office:value-type="string" office:string-value="TST_E25200" calcext:value-type="string">
            <text:p>TST_E25200</text:p>
          </table:table-cell>
          <table:table-cell table:style-name="ce49" table:formula="of:=[.B64]" office:value-type="string" office:string-value="TST_EF25100" calcext:value-type="string">
            <text:p>TST_EF25100</text:p>
          </table:table-cell>
          <table:table-cell table:style-name="ce49" table:formula="of:=CONCATENATE(&quot;c&quot;;[.Q65])" office:value-type="string" office:string-value="c25200" calcext:value-type="string">
            <text:p>c25200</text:p>
          </table:table-cell>
          <table:table-cell table:number-columns-repeated="2" table:style-name="ce49" office:value-type="string" calcext:value-type="string">
            <text:p>N</text:p>
          </table:table-cell>
          <table:table-cell table:style-name="ce49" office:value-type="string" calcext:value-type="string">
            <text:p>text</text:p>
          </table:table-cell>
          <table:table-cell table:style-name="ce58" office:value-type="string" calcext:value-type="string">
            <text:p>::auto</text:p>
          </table:table-cell>
          <table:table-cell table:style-name="ce49" office:value-type="string" calcext:value-type="string">
            <text:p>W</text:p>
          </table:table-cell>
          <table:table-cell table:style-name="ce49" office:value-type="string" calcext:value-type="string">
            <text:p>N</text:p>
          </table:table-cell>
          <table:table-cell table:style-name="ce49" table:number-columns-repeated="6"/>
          <table:table-cell table:style-name="ce49" table:formula="of:=[.Q64]+100" office:value-type="float" office:value="25200" calcext:value-type="float">
            <text:p>25200</text:p>
          </table:table-cell>
          <table:table-cell table:style-name="ce49" table:number-columns-repeated="239"/>
        </table:table-row>
        <table:table-row table:style-name="ro1">
          <table:table-cell table:style-name="ce47" office:value-type="string" calcext:value-type="string">
            <text:p>END</text:p>
          </table:table-cell>
          <table:table-cell table:style-name="ce47" table:number-columns-repeated="6"/>
          <table:table-cell table:style-name="ce64"/>
          <table:table-cell table:style-name="ce47" table:number-columns-repeated="248"/>
        </table:table-row>
        <table:table-row table:style-name="ro1" table:number-rows-repeated="20">
          <table:table-cell table:style-name="ce52" table:number-columns-repeated="7"/>
          <table:table-cell table:style-name="ce61"/>
          <table:table-cell table:style-name="ce52" table:number-columns-repeated="248"/>
        </table:table-row>
        <table:table-row table:style-name="ro1" table:number-rows-repeated="104848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rel" table:style-name="ta1">
        <table:table-column table:style-name="co1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66"/>
        <table:table-column table:style-name="co9" table:default-cell-style-name="Default"/>
        <table:table-column table:style-name="co10" table:default-cell-style-name="Default"/>
        <table:table-column table:style-name="co11" table:number-columns-repeated="6" table:default-cell-style-name="Default"/>
        <table:table-column table:style-name="co15" table:default-cell-style-name="Default"/>
        <table:table-column table:style-name="co13" table:number-columns-repeated="239" table:default-cell-style-name="Default"/>
        <table:table-row table:style-name="ro1">
          <table:table-cell table:style-name="ce46" office:value-type="string" calcext:value-type="string">
            <text:p>//</text:p>
          </table:table-cell>
          <table:table-cell table:style-name="ce46" office:value-type="string" calcext:value-type="string">
            <text:p>héritage</text:p>
          </table:table-cell>
          <table:table-cell table:style-name="ce46" office:value-type="string" calcext:value-type="string">
            <text:p>titre</text:p>
          </table:table-cell>
          <table:table-cell table:style-name="ce46" office:value-type="string" calcext:value-type="string">
            <text:p>id</text:p>
          </table:table-cell>
          <table:table-cell table:style-name="ce46" office:value-type="string" calcext:value-type="string">
            <text:p>class</text:p>
          </table:table-cell>
          <table:table-cell table:style-name="ce46" office:value-type="string" calcext:value-type="string">
            <text:p>name</text:p>
          </table:table-cell>
          <table:table-cell table:style-name="ce46"/>
          <table:table-cell table:style-name="ce55"/>
          <table:table-cell table:style-name="ce46" table:number-columns-repeated="10"/>
          <table:table-cell table:style-name="ce53" table:number-columns-repeated="238"/>
        </table:table-row>
        <table:table-row table:style-name="ro1">
          <table:table-cell table:style-name="ce47" office:value-type="string" calcext:value-type="string">
            <text:p>BEGIN</text:p>
          </table:table-cell>
          <table:table-cell table:style-name="ce47"/>
          <table:table-cell table:style-name="ce47" office:value-type="string" calcext:value-type="string">
            <text:p>Test Ordre Relatif <text:s/>Famille A</text:p>
          </table:table-cell>
          <table:table-cell table:style-name="ce47" table:number-columns-repeated="2"/>
          <table:table-cell table:style-name="ce47" office:value-type="string" calcext:value-type="string">
            <text:p>TST_ORDERRELA</text:p>
          </table:table-cell>
          <table:table-cell table:style-name="ce47"/>
          <table:table-cell table:style-name="ce56"/>
          <table:table-cell table:style-name="ce47" table:number-columns-repeated="248"/>
        </table:table-row>
        <table:table-row table:style-name="ro1">
          <table:table-cell table:style-name="ce46" office:value-type="string" calcext:value-type="string">
            <text:p>//</text:p>
          </table:table-cell>
          <table:table-cell table:style-name="ce46" table:number-columns-repeated="6"/>
          <table:table-cell table:style-name="ce55"/>
          <table:table-cell table:style-name="ce46" table:number-columns-repeated="248"/>
        </table:table-row>
        <table:table-row table:style-name="ro1">
          <table:table-cell table:style-name="ce46" office:value-type="string" calcext:value-type="string">
            <text:p>//</text:p>
          </table:table-cell>
          <table:table-cell table:style-name="ce46" office:value-type="string" calcext:value-type="string">
            <text:p>idattr</text:p>
          </table:table-cell>
          <table:table-cell table:style-name="ce46" office:value-type="string" calcext:value-type="string">
            <text:p>idframe</text:p>
          </table:table-cell>
          <table:table-cell table:style-name="ce46" office:value-type="string" calcext:value-type="string">
            <text:p>label</text:p>
          </table:table-cell>
          <table:table-cell table:style-name="ce46" office:value-type="string" calcext:value-type="string">
            <text:p>T</text:p>
          </table:table-cell>
          <table:table-cell table:style-name="ce46" office:value-type="string" calcext:value-type="string">
            <text:p>A</text:p>
          </table:table-cell>
          <table:table-cell table:style-name="ce46" office:value-type="string" calcext:value-type="string">
            <text:p>type</text:p>
          </table:table-cell>
          <table:table-cell table:style-name="ce55" office:value-type="string" calcext:value-type="string">
            <text:p>ord (previous)</text:p>
          </table:table-cell>
          <table:table-cell table:style-name="ce46" office:value-type="string" calcext:value-type="string">
            <text:p>vis</text:p>
          </table:table-cell>
          <table:table-cell table:style-name="ce46" office:value-type="string" calcext:value-type="string">
            <text:p>need</text:p>
          </table:table-cell>
          <table:table-cell table:number-columns-repeated="6" table:style-name="ce46" office:value-type="string" calcext:value-type="string">
            <text:p>x</text:p>
          </table:table-cell>
          <table:table-cell table:style-name="ce46" table:number-columns-repeated="3"/>
          <table:table-cell table:style-name="ce68" table:number-columns-repeated="237"/>
        </table:table-row>
        <table:table-row table:style-name="ro1">
          <table:table-cell table:style-name="ce48" office:value-type="string" calcext:value-type="string">
            <text:p>ATTR</text:p>
          </table:table-cell>
          <table:table-cell table:style-name="ce48" table:formula="of:=CONCATENATE(&quot;TST_AF&quot;;[.Q5])" office:value-type="string" office:string-value="TST_AF1000" calcext:value-type="string">
            <text:p>TST_AF1000</text:p>
          </table:table-cell>
          <table:table-cell table:style-name="ce48"/>
          <table:table-cell table:style-name="ce48" table:formula="of:=CONCATENATE(&quot;a&quot;;[.Q5])" office:value-type="string" office:string-value="a1000" calcext:value-type="string">
            <text:p>a1000</text:p>
          </table:table-cell>
          <table:table-cell table:number-columns-repeated="2" table:style-name="ce48" office:value-type="string" calcext:value-type="string">
            <text:p>N</text:p>
          </table:table-cell>
          <table:table-cell table:style-name="ce48" office:value-type="string" calcext:value-type="string">
            <text:p>frame</text:p>
          </table:table-cell>
          <table:table-cell table:style-name="ce57" office:value-type="string" calcext:value-type="string">
            <text:p>::first</text:p>
          </table:table-cell>
          <table:table-cell table:style-name="ce48" office:value-type="string" calcext:value-type="string">
            <text:p>W</text:p>
          </table:table-cell>
          <table:table-cell table:style-name="ce48" office:value-type="string" calcext:value-type="string">
            <text:p>N</text:p>
          </table:table-cell>
          <table:table-cell table:style-name="ce48" table:number-columns-repeated="6"/>
          <table:table-cell table:style-name="ce48" office:value-type="float" office:value="1000" calcext:value-type="float">
            <text:p>1000</text:p>
          </table:table-cell>
          <table:table-cell table:style-name="ce48" table:number-columns-repeated="239"/>
        </table:table-row>
        <table:table-row table:style-name="ro1">
          <table:table-cell table:style-name="ce49" office:value-type="string" calcext:value-type="string">
            <text:p>ATTR</text:p>
          </table:table-cell>
          <table:table-cell table:style-name="ce49" table:formula="of:=CONCATENATE(&quot;TST_A&quot;;[.Q6])" office:value-type="string" office:string-value="TST_A2000" calcext:value-type="string">
            <text:p>TST_A2000</text:p>
          </table:table-cell>
          <table:table-cell table:style-name="ce49" table:formula="of:=[.B5]" office:value-type="string" office:string-value="TST_AF1000" calcext:value-type="string">
            <text:p>TST_AF1000</text:p>
          </table:table-cell>
          <table:table-cell table:style-name="ce49" table:formula="of:=CONCATENATE(&quot;a&quot;;[.Q6])" office:value-type="string" office:string-value="a2000" calcext:value-type="string">
            <text:p>a2000</text:p>
          </table:table-cell>
          <table:table-cell table:style-name="ce49" office:value-type="string" calcext:value-type="string">
            <text:p>Y</text:p>
          </table:table-cell>
          <table:table-cell table:style-name="ce49" office:value-type="string" calcext:value-type="string">
            <text:p>N</text:p>
          </table:table-cell>
          <table:table-cell table:style-name="ce49" office:value-type="string" calcext:value-type="string">
            <text:p>text</text:p>
          </table:table-cell>
          <table:table-cell table:style-name="ce58" office:value-type="string" calcext:value-type="string">
            <text:p>::first</text:p>
          </table:table-cell>
          <table:table-cell table:style-name="ce49" office:value-type="string" calcext:value-type="string">
            <text:p>W</text:p>
          </table:table-cell>
          <table:table-cell table:style-name="ce49" office:value-type="string" calcext:value-type="string">
            <text:p>Y</text:p>
          </table:table-cell>
          <table:table-cell table:style-name="ce49" table:number-columns-repeated="6"/>
          <table:table-cell table:style-name="ce49" table:formula="of:=[.Q5]+1000" office:value-type="float" office:value="2000" calcext:value-type="float">
            <text:p>2000</text:p>
          </table:table-cell>
          <table:table-cell table:style-name="ce49" table:number-columns-repeated="239"/>
        </table:table-row>
        <table:table-row table:style-name="ro1">
          <table:table-cell table:style-name="ce49" office:value-type="string" calcext:value-type="string">
            <text:p>ATTR</text:p>
          </table:table-cell>
          <table:table-cell table:style-name="ce49" table:formula="of:=CONCATENATE(&quot;TST_A&quot;;[.Q7])" office:value-type="string" office:string-value="TST_A4000" calcext:value-type="string">
            <text:p>TST_A4000</text:p>
          </table:table-cell>
          <table:table-cell table:style-name="ce49" table:formula="of:=[.B5]" office:value-type="string" office:string-value="TST_AF1000" calcext:value-type="string">
            <text:p>TST_AF1000</text:p>
          </table:table-cell>
          <table:table-cell table:style-name="ce49" table:formula="of:=CONCATENATE(&quot;a&quot;;[.Q7])" office:value-type="string" office:string-value="a4000" calcext:value-type="string">
            <text:p>a4000</text:p>
          </table:table-cell>
          <table:table-cell table:number-columns-repeated="2" table:style-name="ce49" office:value-type="string" calcext:value-type="string">
            <text:p>N</text:p>
          </table:table-cell>
          <table:table-cell table:style-name="ce49" office:value-type="string" calcext:value-type="string">
            <text:p>text</text:p>
          </table:table-cell>
          <table:table-cell table:style-name="ce58" table:formula="of:=[.B8]" office:value-type="string" office:string-value="TST_A3000" calcext:value-type="string">
            <text:p>TST_A3000</text:p>
          </table:table-cell>
          <table:table-cell table:style-name="ce49" office:value-type="string" calcext:value-type="string">
            <text:p>W</text:p>
          </table:table-cell>
          <table:table-cell table:style-name="ce49" office:value-type="string" calcext:value-type="string">
            <text:p>N</text:p>
          </table:table-cell>
          <table:table-cell table:style-name="ce49" table:number-columns-repeated="6"/>
          <table:table-cell table:style-name="ce49" table:formula="of:=[.Q8]+1000" office:value-type="float" office:value="4000" calcext:value-type="float">
            <text:p>4000</text:p>
          </table:table-cell>
          <table:table-cell table:style-name="ce49" table:number-columns-repeated="239"/>
        </table:table-row>
        <table:table-row table:style-name="ro1">
          <table:table-cell table:style-name="ce49" office:value-type="string" calcext:value-type="string">
            <text:p>ATTR</text:p>
          </table:table-cell>
          <table:table-cell table:style-name="ce49" table:formula="of:=CONCATENATE(&quot;TST_A&quot;;[.Q8])" office:value-type="string" office:string-value="TST_A3000" calcext:value-type="string">
            <text:p>TST_A3000</text:p>
          </table:table-cell>
          <table:table-cell table:style-name="ce49" table:formula="of:=[.B5]" office:value-type="string" office:string-value="TST_AF1000" calcext:value-type="string">
            <text:p>TST_AF1000</text:p>
          </table:table-cell>
          <table:table-cell table:style-name="ce49" table:formula="of:=CONCATENATE(&quot;a&quot;;[.Q8])" office:value-type="string" office:string-value="a3000" calcext:value-type="string">
            <text:p>a3000</text:p>
          </table:table-cell>
          <table:table-cell table:number-columns-repeated="2" table:style-name="ce49" office:value-type="string" calcext:value-type="string">
            <text:p>N</text:p>
          </table:table-cell>
          <table:table-cell table:style-name="ce49" office:value-type="string" calcext:value-type="string">
            <text:p>text</text:p>
          </table:table-cell>
          <table:table-cell table:style-name="ce58" table:formula="of:=[.B6]" office:value-type="string" office:string-value="TST_A2000" calcext:value-type="string">
            <text:p>TST_A2000</text:p>
          </table:table-cell>
          <table:table-cell table:style-name="ce49" office:value-type="string" calcext:value-type="string">
            <text:p>W</text:p>
          </table:table-cell>
          <table:table-cell table:style-name="ce49" office:value-type="string" calcext:value-type="string">
            <text:p>N</text:p>
          </table:table-cell>
          <table:table-cell table:style-name="ce49" table:number-columns-repeated="6"/>
          <table:table-cell table:style-name="ce49" table:formula="of:=[.Q6]+1000" office:value-type="float" office:value="3000" calcext:value-type="float">
            <text:p>3000</text:p>
          </table:table-cell>
          <table:table-cell table:style-name="ce49" table:number-columns-repeated="239"/>
        </table:table-row>
        <table:table-row table:style-name="ro1">
          <table:table-cell table:style-name="ce50" office:value-type="string" calcext:value-type="string">
            <text:p>ATTR</text:p>
          </table:table-cell>
          <table:table-cell table:style-name="ce50" table:formula="of:=CONCATENATE(&quot;TST_AA&quot;;[.Q9])" office:value-type="string" office:string-value="TST_AA5000" calcext:value-type="string">
            <text:p>TST_AA5000</text:p>
          </table:table-cell>
          <table:table-cell table:style-name="ce50" table:formula="of:=[.B5]" office:value-type="string" office:string-value="TST_AF1000" calcext:value-type="string">
            <text:p>TST_AF1000</text:p>
          </table:table-cell>
          <table:table-cell table:style-name="ce50" table:formula="of:=CONCATENATE(&quot;a&quot;;[.Q9])" office:value-type="string" office:string-value="a5000" calcext:value-type="string">
            <text:p>a5000</text:p>
          </table:table-cell>
          <table:table-cell table:number-columns-repeated="2" table:style-name="ce50" office:value-type="string" calcext:value-type="string">
            <text:p>N</text:p>
          </table:table-cell>
          <table:table-cell table:style-name="ce50" office:value-type="string" calcext:value-type="string">
            <text:p>array</text:p>
          </table:table-cell>
          <table:table-cell table:style-name="ce59" table:formula="of:=[.B7]" office:value-type="string" office:string-value="TST_A4000" calcext:value-type="string">
            <text:p>TST_A4000</text:p>
          </table:table-cell>
          <table:table-cell table:style-name="ce50" office:value-type="string" calcext:value-type="string">
            <text:p>W</text:p>
          </table:table-cell>
          <table:table-cell table:style-name="ce50" office:value-type="string" calcext:value-type="string">
            <text:p>N</text:p>
          </table:table-cell>
          <table:table-cell table:style-name="ce50" table:number-columns-repeated="6"/>
          <table:table-cell table:style-name="ce50" table:formula="of:=[.Q7]+1000" office:value-type="float" office:value="5000" calcext:value-type="float">
            <text:p>5000</text:p>
          </table:table-cell>
          <table:table-cell table:style-name="ce50" table:number-columns-repeated="239"/>
        </table:table-row>
        <table:table-row table:style-name="ro1">
          <table:table-cell table:style-name="ce49" office:value-type="string" calcext:value-type="string">
            <text:p>ATTR</text:p>
          </table:table-cell>
          <table:table-cell table:style-name="ce49" table:formula="of:=CONCATENATE(&quot;TST_A&quot;;[.Q10])" office:value-type="string" office:string-value="TST_A6000" calcext:value-type="string">
            <text:p>TST_A6000</text:p>
          </table:table-cell>
          <table:table-cell table:style-name="ce49" table:formula="of:=[.B9]" office:value-type="string" office:string-value="TST_AA5000" calcext:value-type="string">
            <text:p>TST_AA5000</text:p>
          </table:table-cell>
          <table:table-cell table:style-name="ce49" table:formula="of:=CONCATENATE(&quot;a&quot;;[.Q10])" office:value-type="string" office:string-value="a6000" calcext:value-type="string">
            <text:p>a6000</text:p>
          </table:table-cell>
          <table:table-cell table:number-columns-repeated="2" table:style-name="ce49" office:value-type="string" calcext:value-type="string">
            <text:p>N</text:p>
          </table:table-cell>
          <table:table-cell table:style-name="ce49" office:value-type="string" calcext:value-type="string">
            <text:p>text</text:p>
          </table:table-cell>
          <table:table-cell table:style-name="ce58" office:value-type="string" calcext:value-type="string">
            <text:p>::first</text:p>
          </table:table-cell>
          <table:table-cell table:style-name="ce49" office:value-type="string" calcext:value-type="string">
            <text:p>W</text:p>
          </table:table-cell>
          <table:table-cell table:style-name="ce49" office:value-type="string" calcext:value-type="string">
            <text:p>N</text:p>
          </table:table-cell>
          <table:table-cell table:style-name="ce49" table:number-columns-repeated="6"/>
          <table:table-cell table:style-name="ce49" table:formula="of:=[.Q9]+1000" office:value-type="float" office:value="6000" calcext:value-type="float">
            <text:p>6000</text:p>
          </table:table-cell>
          <table:table-cell table:style-name="ce49" table:number-columns-repeated="239"/>
        </table:table-row>
        <table:table-row table:style-name="ro1">
          <table:table-cell table:style-name="ce49" office:value-type="string" calcext:value-type="string">
            <text:p>ATTR</text:p>
          </table:table-cell>
          <table:table-cell table:style-name="ce49" table:formula="of:=CONCATENATE(&quot;TST_A&quot;;[.Q11])" office:value-type="string" office:string-value="TST_A7000" calcext:value-type="string">
            <text:p>TST_A7000</text:p>
          </table:table-cell>
          <table:table-cell table:style-name="ce49" table:formula="of:=[.B9]" office:value-type="string" office:string-value="TST_AA5000" calcext:value-type="string">
            <text:p>TST_AA5000</text:p>
          </table:table-cell>
          <table:table-cell table:style-name="ce49" table:formula="of:=CONCATENATE(&quot;a&quot;;[.Q11])" office:value-type="string" office:string-value="a7000" calcext:value-type="string">
            <text:p>a7000</text:p>
          </table:table-cell>
          <table:table-cell table:number-columns-repeated="2" table:style-name="ce49" office:value-type="string" calcext:value-type="string">
            <text:p>N</text:p>
          </table:table-cell>
          <table:table-cell table:style-name="ce49" office:value-type="string" calcext:value-type="string">
            <text:p>text</text:p>
          </table:table-cell>
          <table:table-cell table:style-name="ce58" table:formula="of:=[.B10]" office:value-type="string" office:string-value="TST_A6000" calcext:value-type="string">
            <text:p>TST_A6000</text:p>
          </table:table-cell>
          <table:table-cell table:style-name="ce49" office:value-type="string" calcext:value-type="string">
            <text:p>W</text:p>
          </table:table-cell>
          <table:table-cell table:style-name="ce49" office:value-type="string" calcext:value-type="string">
            <text:p>N</text:p>
          </table:table-cell>
          <table:table-cell table:style-name="ce49" table:number-columns-repeated="6"/>
          <table:table-cell table:style-name="ce49" table:formula="of:=[.Q10]+1000" office:value-type="float" office:value="7000" calcext:value-type="float">
            <text:p>7000</text:p>
          </table:table-cell>
          <table:table-cell table:style-name="ce49" table:number-columns-repeated="239"/>
        </table:table-row>
        <table:table-row table:style-name="ro1">
          <table:table-cell table:style-name="ce51" office:value-type="string" calcext:value-type="string">
            <text:p>ATTR</text:p>
          </table:table-cell>
          <table:table-cell table:style-name="ce51" table:formula="of:=CONCATENATE(&quot;TST_AT&quot;;[.Q12])" office:value-type="string" office:string-value="TST_AT8000" calcext:value-type="string">
            <text:p>TST_AT8000</text:p>
          </table:table-cell>
          <table:table-cell table:style-name="ce51"/>
          <table:table-cell table:style-name="ce51" table:formula="of:=CONCATENATE(&quot;a&quot;;[.Q12])" office:value-type="string" office:string-value="a8000" calcext:value-type="string">
            <text:p>a8000</text:p>
          </table:table-cell>
          <table:table-cell table:style-name="ce51" table:number-columns-repeated="2"/>
          <table:table-cell table:style-name="ce51" office:value-type="string" calcext:value-type="string">
            <text:p>tab</text:p>
          </table:table-cell>
          <table:table-cell table:style-name="ce60" table:formula="of:=[.B5]" office:value-type="string" office:string-value="TST_AF1000" calcext:value-type="string">
            <text:p>TST_AF1000</text:p>
          </table:table-cell>
          <table:table-cell table:style-name="ce51" office:value-type="string" calcext:value-type="string">
            <text:p>W</text:p>
          </table:table-cell>
          <table:table-cell table:style-name="ce51" table:number-columns-repeated="7"/>
          <table:table-cell table:style-name="ce51" table:formula="of:=[.Q11]+1000" office:value-type="float" office:value="8000" calcext:value-type="float">
            <text:p>8000</text:p>
          </table:table-cell>
          <table:table-cell table:style-name="ce51" table:number-columns-repeated="239"/>
        </table:table-row>
        <table:table-row table:style-name="ro1">
          <table:table-cell table:style-name="ce48" office:value-type="string" calcext:value-type="string">
            <text:p>ATTR</text:p>
          </table:table-cell>
          <table:table-cell table:style-name="ce48" table:formula="of:=CONCATENATE(&quot;TST_AF&quot;;[.Q13])" office:value-type="string" office:string-value="TST_AF9000" calcext:value-type="string">
            <text:p>TST_AF9000</text:p>
          </table:table-cell>
          <table:table-cell table:style-name="ce48" table:formula="of:=[.B12]" office:value-type="string" office:string-value="TST_AT8000" calcext:value-type="string">
            <text:p>TST_AT8000</text:p>
          </table:table-cell>
          <table:table-cell table:style-name="ce48" table:formula="of:=CONCATENATE(&quot;a&quot;;[.Q13])" office:value-type="string" office:string-value="a9000" calcext:value-type="string">
            <text:p>a9000</text:p>
          </table:table-cell>
          <table:table-cell table:number-columns-repeated="2" table:style-name="ce48" office:value-type="string" calcext:value-type="string">
            <text:p>N</text:p>
          </table:table-cell>
          <table:table-cell table:style-name="ce48" office:value-type="string" calcext:value-type="string">
            <text:p>frame</text:p>
          </table:table-cell>
          <table:table-cell table:style-name="ce57" office:value-type="string" calcext:value-type="string">
            <text:p>::first</text:p>
          </table:table-cell>
          <table:table-cell table:style-name="ce48" office:value-type="string" calcext:value-type="string">
            <text:p>W</text:p>
          </table:table-cell>
          <table:table-cell table:style-name="ce48" office:value-type="string" calcext:value-type="string">
            <text:p>N</text:p>
          </table:table-cell>
          <table:table-cell table:style-name="ce48" table:number-columns-repeated="6"/>
          <table:table-cell table:style-name="ce48" table:formula="of:=[.Q12]+1000" office:value-type="float" office:value="9000" calcext:value-type="float">
            <text:p>9000</text:p>
          </table:table-cell>
          <table:table-cell table:style-name="ce48" table:number-columns-repeated="239"/>
        </table:table-row>
        <table:table-row table:style-name="ro1">
          <table:table-cell table:style-name="ce49" office:value-type="string" calcext:value-type="string">
            <text:p>ATTR</text:p>
          </table:table-cell>
          <table:table-cell table:style-name="ce49" table:formula="of:=CONCATENATE(&quot;TST_A&quot;;[.Q14])" office:value-type="string" office:string-value="TST_A10000" calcext:value-type="string">
            <text:p>TST_A10000</text:p>
          </table:table-cell>
          <table:table-cell table:style-name="ce49" table:formula="of:=[.B13]" office:value-type="string" office:string-value="TST_AF9000" calcext:value-type="string">
            <text:p>TST_AF9000</text:p>
          </table:table-cell>
          <table:table-cell table:style-name="ce49" table:formula="of:=CONCATENATE(&quot;a&quot;;[.Q14])" office:value-type="string" office:string-value="a10000" calcext:value-type="string">
            <text:p>a10000</text:p>
          </table:table-cell>
          <table:table-cell table:number-columns-repeated="2" table:style-name="ce49" office:value-type="string" calcext:value-type="string">
            <text:p>N</text:p>
          </table:table-cell>
          <table:table-cell table:style-name="ce49" office:value-type="string" calcext:value-type="string">
            <text:p>text</text:p>
          </table:table-cell>
          <table:table-cell table:style-name="ce58" office:value-type="string" calcext:value-type="string">
            <text:p>::first</text:p>
          </table:table-cell>
          <table:table-cell table:style-name="ce49" office:value-type="string" calcext:value-type="string">
            <text:p>W</text:p>
          </table:table-cell>
          <table:table-cell table:style-name="ce49" office:value-type="string" calcext:value-type="string">
            <text:p>N</text:p>
          </table:table-cell>
          <table:table-cell table:style-name="ce49" table:number-columns-repeated="6"/>
          <table:table-cell table:style-name="ce49" table:formula="of:=[.Q13]+1000" office:value-type="float" office:value="10000" calcext:value-type="float">
            <text:p>10000</text:p>
          </table:table-cell>
          <table:table-cell table:style-name="ce49" table:number-columns-repeated="239"/>
        </table:table-row>
        <table:table-row table:style-name="ro1">
          <table:table-cell table:style-name="ce49" office:value-type="string" calcext:value-type="string">
            <text:p>ATTR</text:p>
          </table:table-cell>
          <table:table-cell table:style-name="ce49" table:formula="of:=CONCATENATE(&quot;TST_A&quot;;[.Q15])" office:value-type="string" office:string-value="TST_A11000" calcext:value-type="string">
            <text:p>TST_A11000</text:p>
          </table:table-cell>
          <table:table-cell table:style-name="ce49" table:formula="of:=[.B13]" office:value-type="string" office:string-value="TST_AF9000" calcext:value-type="string">
            <text:p>TST_AF9000</text:p>
          </table:table-cell>
          <table:table-cell table:style-name="ce49" table:formula="of:=CONCATENATE(&quot;a&quot;;[.Q15])" office:value-type="string" office:string-value="a11000" calcext:value-type="string">
            <text:p>a11000</text:p>
          </table:table-cell>
          <table:table-cell table:number-columns-repeated="2" table:style-name="ce49" office:value-type="string" calcext:value-type="string">
            <text:p>N</text:p>
          </table:table-cell>
          <table:table-cell table:style-name="ce49" office:value-type="string" calcext:value-type="string">
            <text:p>text</text:p>
          </table:table-cell>
          <table:table-cell table:style-name="ce58" table:formula="of:=[.B14]" office:value-type="string" office:string-value="TST_A10000" calcext:value-type="string">
            <text:p>TST_A10000</text:p>
          </table:table-cell>
          <table:table-cell table:style-name="ce49" office:value-type="string" calcext:value-type="string">
            <text:p>W</text:p>
          </table:table-cell>
          <table:table-cell table:style-name="ce49" office:value-type="string" calcext:value-type="string">
            <text:p>N</text:p>
          </table:table-cell>
          <table:table-cell table:style-name="ce49" table:number-columns-repeated="6"/>
          <table:table-cell table:style-name="ce49" table:formula="of:=[.Q14]+1000" office:value-type="float" office:value="11000" calcext:value-type="float">
            <text:p>11000</text:p>
          </table:table-cell>
          <table:table-cell table:style-name="ce49" table:number-columns-repeated="239"/>
        </table:table-row>
        <table:table-row table:style-name="ro1">
          <table:table-cell table:style-name="ce49" office:value-type="string" calcext:value-type="string">
            <text:p>ATTR</text:p>
          </table:table-cell>
          <table:table-cell table:style-name="ce49" table:formula="of:=CONCATENATE(&quot;TST_A&quot;;[.Q16])" office:value-type="string" office:string-value="TST_A12000" calcext:value-type="string">
            <text:p>TST_A12000</text:p>
          </table:table-cell>
          <table:table-cell table:style-name="ce49" table:formula="of:=[.B13]" office:value-type="string" office:string-value="TST_AF9000" calcext:value-type="string">
            <text:p>TST_AF9000</text:p>
          </table:table-cell>
          <table:table-cell table:style-name="ce49" table:formula="of:=CONCATENATE(&quot;a&quot;;[.Q16])" office:value-type="string" office:string-value="a12000" calcext:value-type="string">
            <text:p>a12000</text:p>
          </table:table-cell>
          <table:table-cell table:number-columns-repeated="2" table:style-name="ce49" office:value-type="string" calcext:value-type="string">
            <text:p>N</text:p>
          </table:table-cell>
          <table:table-cell table:style-name="ce49" office:value-type="string" calcext:value-type="string">
            <text:p>text</text:p>
          </table:table-cell>
          <table:table-cell table:style-name="ce58" table:formula="of:=[.B15]" office:value-type="string" office:string-value="TST_A11000" calcext:value-type="string">
            <text:p>TST_A11000</text:p>
          </table:table-cell>
          <table:table-cell table:style-name="ce49" office:value-type="string" calcext:value-type="string">
            <text:p>W</text:p>
          </table:table-cell>
          <table:table-cell table:style-name="ce49" office:value-type="string" calcext:value-type="string">
            <text:p>N</text:p>
          </table:table-cell>
          <table:table-cell table:style-name="ce49" table:number-columns-repeated="6"/>
          <table:table-cell table:style-name="ce49" table:formula="of:=[.Q15]+1000" office:value-type="float" office:value="12000" calcext:value-type="float">
            <text:p>12000</text:p>
          </table:table-cell>
          <table:table-cell table:style-name="ce49" table:number-columns-repeated="239"/>
        </table:table-row>
        <table:table-row table:style-name="ro1">
          <table:table-cell table:style-name="ce48" office:value-type="string" calcext:value-type="string">
            <text:p>ATTR</text:p>
          </table:table-cell>
          <table:table-cell table:style-name="ce48" table:formula="of:=CONCATENATE(&quot;TST_AF&quot;;[.Q17])" office:value-type="string" office:string-value="TST_AF13000" calcext:value-type="string">
            <text:p>TST_AF13000</text:p>
          </table:table-cell>
          <table:table-cell table:style-name="ce48" table:formula="of:=[.B12]" office:value-type="string" office:string-value="TST_AT8000" calcext:value-type="string">
            <text:p>TST_AT8000</text:p>
          </table:table-cell>
          <table:table-cell table:style-name="ce48" table:formula="of:=CONCATENATE(&quot;a&quot;;[.Q17])" office:value-type="string" office:string-value="a13000" calcext:value-type="string">
            <text:p>a13000</text:p>
          </table:table-cell>
          <table:table-cell table:number-columns-repeated="2" table:style-name="ce48" office:value-type="string" calcext:value-type="string">
            <text:p>N</text:p>
          </table:table-cell>
          <table:table-cell table:style-name="ce48" office:value-type="string" calcext:value-type="string">
            <text:p>frame</text:p>
          </table:table-cell>
          <table:table-cell table:style-name="ce57" table:formula="of:=[.B13]" office:value-type="string" office:string-value="TST_AF9000" calcext:value-type="string">
            <text:p>TST_AF9000</text:p>
          </table:table-cell>
          <table:table-cell table:style-name="ce48" office:value-type="string" calcext:value-type="string">
            <text:p>W</text:p>
          </table:table-cell>
          <table:table-cell table:style-name="ce48" office:value-type="string" calcext:value-type="string">
            <text:p>N</text:p>
          </table:table-cell>
          <table:table-cell table:style-name="ce48" table:number-columns-repeated="6"/>
          <table:table-cell table:style-name="ce48" table:formula="of:=[.Q16]+1000" office:value-type="float" office:value="13000" calcext:value-type="float">
            <text:p>13000</text:p>
          </table:table-cell>
          <table:table-cell table:style-name="ce48" table:number-columns-repeated="239"/>
        </table:table-row>
        <table:table-row table:style-name="ro1">
          <table:table-cell table:style-name="ce49" office:value-type="string" calcext:value-type="string">
            <text:p>ATTR</text:p>
          </table:table-cell>
          <table:table-cell table:style-name="ce49" table:formula="of:=CONCATENATE(&quot;TST_A&quot;;[.Q18])" office:value-type="string" office:string-value="TST_A14000" calcext:value-type="string">
            <text:p>TST_A14000</text:p>
          </table:table-cell>
          <table:table-cell table:style-name="ce49" table:formula="of:=[.B17]" office:value-type="string" office:string-value="TST_AF13000" calcext:value-type="string">
            <text:p>TST_AF13000</text:p>
          </table:table-cell>
          <table:table-cell table:style-name="ce49" table:formula="of:=CONCATENATE(&quot;a&quot;;[.Q18])" office:value-type="string" office:string-value="a14000" calcext:value-type="string">
            <text:p>a14000</text:p>
          </table:table-cell>
          <table:table-cell table:number-columns-repeated="2" table:style-name="ce49" office:value-type="string" calcext:value-type="string">
            <text:p>N</text:p>
          </table:table-cell>
          <table:table-cell table:style-name="ce49" office:value-type="string" calcext:value-type="string">
            <text:p>text</text:p>
          </table:table-cell>
          <table:table-cell table:style-name="ce58" office:value-type="string" calcext:value-type="string">
            <text:p>::first</text:p>
          </table:table-cell>
          <table:table-cell table:style-name="ce49" office:value-type="string" calcext:value-type="string">
            <text:p>W</text:p>
          </table:table-cell>
          <table:table-cell table:style-name="ce49" office:value-type="string" calcext:value-type="string">
            <text:p>N</text:p>
          </table:table-cell>
          <table:table-cell table:style-name="ce49" table:number-columns-repeated="6"/>
          <table:table-cell table:style-name="ce49" table:formula="of:=[.Q17]+1000" office:value-type="float" office:value="14000" calcext:value-type="float">
            <text:p>14000</text:p>
          </table:table-cell>
          <table:table-cell table:style-name="ce49" table:number-columns-repeated="239"/>
        </table:table-row>
        <table:table-row table:style-name="ro1">
          <table:table-cell table:style-name="ce49" office:value-type="string" calcext:value-type="string">
            <text:p>ATTR</text:p>
          </table:table-cell>
          <table:table-cell table:style-name="ce49" table:formula="of:=CONCATENATE(&quot;TST_A&quot;;[.Q19])" office:value-type="string" office:string-value="TST_A15000" calcext:value-type="string">
            <text:p>TST_A15000</text:p>
          </table:table-cell>
          <table:table-cell table:style-name="ce49" table:formula="of:=[.B17]" office:value-type="string" office:string-value="TST_AF13000" calcext:value-type="string">
            <text:p>TST_AF13000</text:p>
          </table:table-cell>
          <table:table-cell table:style-name="ce49" table:formula="of:=CONCATENATE(&quot;a&quot;;[.Q19])" office:value-type="string" office:string-value="a15000" calcext:value-type="string">
            <text:p>a15000</text:p>
          </table:table-cell>
          <table:table-cell table:number-columns-repeated="2" table:style-name="ce49" office:value-type="string" calcext:value-type="string">
            <text:p>N</text:p>
          </table:table-cell>
          <table:table-cell table:style-name="ce49" office:value-type="string" calcext:value-type="string">
            <text:p>text</text:p>
          </table:table-cell>
          <table:table-cell table:style-name="ce58" table:formula="of:=[.B18]" office:value-type="string" office:string-value="TST_A14000" calcext:value-type="string">
            <text:p>TST_A14000</text:p>
          </table:table-cell>
          <table:table-cell table:style-name="ce49" office:value-type="string" calcext:value-type="string">
            <text:p>W</text:p>
          </table:table-cell>
          <table:table-cell table:style-name="ce49" office:value-type="string" calcext:value-type="string">
            <text:p>N</text:p>
          </table:table-cell>
          <table:table-cell table:style-name="ce49" table:number-columns-repeated="6"/>
          <table:table-cell table:style-name="ce49" table:formula="of:=[.Q18]+1000" office:value-type="float" office:value="15000" calcext:value-type="float">
            <text:p>15000</text:p>
          </table:table-cell>
          <table:table-cell table:style-name="ce49" table:number-columns-repeated="239"/>
        </table:table-row>
        <table:table-row table:style-name="ro1">
          <table:table-cell table:style-name="ce50" office:value-type="string" calcext:value-type="string">
            <text:p>ATTR</text:p>
          </table:table-cell>
          <table:table-cell table:style-name="ce50" table:formula="of:=CONCATENATE(&quot;TST_AA&quot;;[.Q20])" office:value-type="string" office:string-value="TST_AA16000" calcext:value-type="string">
            <text:p>TST_AA16000</text:p>
          </table:table-cell>
          <table:table-cell table:style-name="ce50" table:formula="of:=[.B17]" office:value-type="string" office:string-value="TST_AF13000" calcext:value-type="string">
            <text:p>TST_AF13000</text:p>
          </table:table-cell>
          <table:table-cell table:style-name="ce50" table:formula="of:=CONCATENATE(&quot;a&quot;;[.Q20])" office:value-type="string" office:string-value="a16000" calcext:value-type="string">
            <text:p>a16000</text:p>
          </table:table-cell>
          <table:table-cell table:number-columns-repeated="2" table:style-name="ce50" office:value-type="string" calcext:value-type="string">
            <text:p>N</text:p>
          </table:table-cell>
          <table:table-cell table:style-name="ce50" office:value-type="string" calcext:value-type="string">
            <text:p>array</text:p>
          </table:table-cell>
          <table:table-cell table:style-name="ce59" table:formula="of:=[.B19]" office:value-type="string" office:string-value="TST_A15000" calcext:value-type="string">
            <text:p>TST_A15000</text:p>
          </table:table-cell>
          <table:table-cell table:style-name="ce50" office:value-type="string" calcext:value-type="string">
            <text:p>W</text:p>
          </table:table-cell>
          <table:table-cell table:style-name="ce50" office:value-type="string" calcext:value-type="string">
            <text:p>N</text:p>
          </table:table-cell>
          <table:table-cell table:style-name="ce50" table:number-columns-repeated="6"/>
          <table:table-cell table:style-name="ce50" table:formula="of:=[.Q19]+1000" office:value-type="float" office:value="16000" calcext:value-type="float">
            <text:p>16000</text:p>
          </table:table-cell>
          <table:table-cell table:style-name="ce50" table:number-columns-repeated="239"/>
        </table:table-row>
        <table:table-row table:style-name="ro1">
          <table:table-cell table:style-name="ce49" office:value-type="string" calcext:value-type="string">
            <text:p>ATTR</text:p>
          </table:table-cell>
          <table:table-cell table:style-name="ce49" table:formula="of:=CONCATENATE(&quot;TST_A&quot;;[.Q21])" office:value-type="string" office:string-value="TST_A17000" calcext:value-type="string">
            <text:p>TST_A17000</text:p>
          </table:table-cell>
          <table:table-cell table:style-name="ce49" table:formula="of:=[.B20]" office:value-type="string" office:string-value="TST_AA16000" calcext:value-type="string">
            <text:p>TST_AA16000</text:p>
          </table:table-cell>
          <table:table-cell table:style-name="ce49" table:formula="of:=CONCATENATE(&quot;a&quot;;[.Q21])" office:value-type="string" office:string-value="a17000" calcext:value-type="string">
            <text:p>a17000</text:p>
          </table:table-cell>
          <table:table-cell table:number-columns-repeated="2" table:style-name="ce49" office:value-type="string" calcext:value-type="string">
            <text:p>N</text:p>
          </table:table-cell>
          <table:table-cell table:style-name="ce49" office:value-type="string" calcext:value-type="string">
            <text:p>text</text:p>
          </table:table-cell>
          <table:table-cell table:style-name="ce58" office:value-type="string" calcext:value-type="string">
            <text:p>::first</text:p>
          </table:table-cell>
          <table:table-cell table:style-name="ce49" office:value-type="string" calcext:value-type="string">
            <text:p>W</text:p>
          </table:table-cell>
          <table:table-cell table:style-name="ce49" office:value-type="string" calcext:value-type="string">
            <text:p>N</text:p>
          </table:table-cell>
          <table:table-cell table:style-name="ce49" table:number-columns-repeated="6"/>
          <table:table-cell table:style-name="ce49" table:formula="of:=[.Q20]+1000" office:value-type="float" office:value="17000" calcext:value-type="float">
            <text:p>17000</text:p>
          </table:table-cell>
          <table:table-cell table:style-name="ce49" table:number-columns-repeated="239"/>
        </table:table-row>
        <table:table-row table:style-name="ro1">
          <table:table-cell table:style-name="ce49" office:value-type="string" calcext:value-type="string">
            <text:p>ATTR</text:p>
          </table:table-cell>
          <table:table-cell table:style-name="ce49" table:formula="of:=CONCATENATE(&quot;TST_A&quot;;[.Q22])" office:value-type="string" office:string-value="TST_A18000" calcext:value-type="string">
            <text:p>TST_A18000</text:p>
          </table:table-cell>
          <table:table-cell table:style-name="ce49" table:formula="of:=[.B20]" office:value-type="string" office:string-value="TST_AA16000" calcext:value-type="string">
            <text:p>TST_AA16000</text:p>
          </table:table-cell>
          <table:table-cell table:style-name="ce49" table:formula="of:=CONCATENATE(&quot;a&quot;;[.Q22])" office:value-type="string" office:string-value="a18000" calcext:value-type="string">
            <text:p>a18000</text:p>
          </table:table-cell>
          <table:table-cell table:number-columns-repeated="2" table:style-name="ce49" office:value-type="string" calcext:value-type="string">
            <text:p>N</text:p>
          </table:table-cell>
          <table:table-cell table:style-name="ce49" office:value-type="string" calcext:value-type="string">
            <text:p>text</text:p>
          </table:table-cell>
          <table:table-cell table:style-name="ce58" table:formula="of:=[.B21]" office:value-type="string" office:string-value="TST_A17000" calcext:value-type="string">
            <text:p>TST_A17000</text:p>
          </table:table-cell>
          <table:table-cell table:style-name="ce49" office:value-type="string" calcext:value-type="string">
            <text:p>W</text:p>
          </table:table-cell>
          <table:table-cell table:style-name="ce49" office:value-type="string" calcext:value-type="string">
            <text:p>N</text:p>
          </table:table-cell>
          <table:table-cell table:style-name="ce49" table:number-columns-repeated="6"/>
          <table:table-cell table:style-name="ce49" table:formula="of:=[.Q21]+1000" office:value-type="float" office:value="18000" calcext:value-type="float">
            <text:p>18000</text:p>
          </table:table-cell>
          <table:table-cell table:style-name="ce49" table:number-columns-repeated="239"/>
        </table:table-row>
        <table:table-row table:style-name="ro1">
          <table:table-cell table:style-name="ce49" office:value-type="string" calcext:value-type="string">
            <text:p>ATTR</text:p>
          </table:table-cell>
          <table:table-cell table:style-name="ce49" table:formula="of:=CONCATENATE(&quot;TST_A&quot;;[.Q23])" office:value-type="string" office:string-value="TST_A19000" calcext:value-type="string">
            <text:p>TST_A19000</text:p>
          </table:table-cell>
          <table:table-cell table:style-name="ce49" table:formula="of:=[.B20]" office:value-type="string" office:string-value="TST_AA16000" calcext:value-type="string">
            <text:p>TST_AA16000</text:p>
          </table:table-cell>
          <table:table-cell table:style-name="ce49" table:formula="of:=CONCATENATE(&quot;a&quot;;[.Q23])" office:value-type="string" office:string-value="a19000" calcext:value-type="string">
            <text:p>a19000</text:p>
          </table:table-cell>
          <table:table-cell table:number-columns-repeated="2" table:style-name="ce49" office:value-type="string" calcext:value-type="string">
            <text:p>N</text:p>
          </table:table-cell>
          <table:table-cell table:style-name="ce49" office:value-type="string" calcext:value-type="string">
            <text:p>text</text:p>
          </table:table-cell>
          <table:table-cell table:style-name="ce58" table:formula="of:=[.B22]" office:value-type="string" office:string-value="TST_A18000" calcext:value-type="string">
            <text:p>TST_A18000</text:p>
          </table:table-cell>
          <table:table-cell table:style-name="ce49" office:value-type="string" calcext:value-type="string">
            <text:p>W</text:p>
          </table:table-cell>
          <table:table-cell table:style-name="ce49" office:value-type="string" calcext:value-type="string">
            <text:p>N</text:p>
          </table:table-cell>
          <table:table-cell table:style-name="ce49" table:number-columns-repeated="6"/>
          <table:table-cell table:style-name="ce49" table:formula="of:=[.Q22]+1000" office:value-type="float" office:value="19000" calcext:value-type="float">
            <text:p>19000</text:p>
          </table:table-cell>
          <table:table-cell table:style-name="ce49" table:number-columns-repeated="239"/>
        </table:table-row>
        <table:table-row table:style-name="ro1">
          <table:table-cell table:style-name="ce46" office:value-type="string" calcext:value-type="string">
            <text:p>//</text:p>
          </table:table-cell>
          <table:table-cell table:style-name="ce46" table:number-columns-repeated="6"/>
          <table:table-cell table:style-name="ce55"/>
          <table:table-cell table:style-name="ce46" table:number-columns-repeated="11"/>
          <table:table-cell table:style-name="ce68" table:number-columns-repeated="237"/>
        </table:table-row>
        <table:table-row table:style-name="ro1">
          <table:table-cell table:style-name="ce47" office:value-type="string" calcext:value-type="string">
            <text:p>END</text:p>
          </table:table-cell>
          <table:table-cell table:style-name="ce47" table:number-columns-repeated="6"/>
          <table:table-cell table:style-name="ce56"/>
          <table:table-cell table:style-name="ce47" table:number-columns-repeated="248"/>
        </table:table-row>
        <table:table-row table:style-name="ro1" table:number-rows-repeated="2">
          <table:table-cell table:style-name="ce52" table:number-columns-repeated="7"/>
          <table:table-cell table:style-name="ce61"/>
          <table:table-cell table:style-name="ce52"/>
          <table:table-cell table:style-name="ce67"/>
          <table:table-cell table:style-name="ce52" table:number-columns-repeated="246"/>
        </table:table-row>
        <table:table-row table:style-name="ro1">
          <table:table-cell table:style-name="ce47" office:value-type="string" calcext:value-type="string">
            <text:p>BEGIN</text:p>
          </table:table-cell>
          <table:table-cell table:style-name="ce47" office:value-type="string" calcext:value-type="string">
            <text:p>TST_ORDERRELA</text:p>
          </table:table-cell>
          <table:table-cell table:style-name="ce47" office:value-type="string" calcext:value-type="string">
            <text:p>Test Ordre Relatif Famille B</text:p>
          </table:table-cell>
          <table:table-cell table:style-name="ce47" table:number-columns-repeated="2"/>
          <table:table-cell table:style-name="ce47" office:value-type="string" calcext:value-type="string">
            <text:p>TST_ORDERRELB</text:p>
          </table:table-cell>
          <table:table-cell table:style-name="ce47"/>
          <table:table-cell table:style-name="ce56"/>
          <table:table-cell table:style-name="ce47" table:number-columns-repeated="248"/>
        </table:table-row>
        <table:table-row table:style-name="ro1">
          <table:table-cell table:style-name="ce53" office:value-type="string" calcext:value-type="string">
            <text:p>//</text:p>
          </table:table-cell>
          <table:table-cell table:style-name="ce53" office:value-type="string" calcext:value-type="string">
            <text:p>idattr</text:p>
          </table:table-cell>
          <table:table-cell table:style-name="ce53" office:value-type="string" calcext:value-type="string">
            <text:p>idframe</text:p>
          </table:table-cell>
          <table:table-cell table:style-name="ce53" office:value-type="string" calcext:value-type="string">
            <text:p>label</text:p>
          </table:table-cell>
          <table:table-cell table:style-name="ce53" office:value-type="string" calcext:value-type="string">
            <text:p>T</text:p>
          </table:table-cell>
          <table:table-cell table:style-name="ce53" office:value-type="string" calcext:value-type="string">
            <text:p>A</text:p>
          </table:table-cell>
          <table:table-cell table:style-name="ce53" office:value-type="string" calcext:value-type="string">
            <text:p>type</text:p>
          </table:table-cell>
          <table:table-cell table:style-name="ce17" office:value-type="string" calcext:value-type="string">
            <text:p>ord (previous)</text:p>
          </table:table-cell>
          <table:table-cell table:style-name="ce53" office:value-type="string" calcext:value-type="string">
            <text:p>vis</text:p>
          </table:table-cell>
          <table:table-cell table:style-name="ce53" office:value-type="string" calcext:value-type="string">
            <text:p>need</text:p>
          </table:table-cell>
          <table:table-cell table:style-name="ce53" table:number-columns-repeated="7"/>
          <table:table-cell table:style-name="ce46" table:number-columns-repeated="2"/>
          <table:table-cell table:style-name="ce53" table:number-columns-repeated="237"/>
        </table:table-row>
        <table:table-row table:style-name="ro1">
          <table:table-cell table:style-name="ce48" office:value-type="string" calcext:value-type="string">
            <text:p>ATTR</text:p>
          </table:table-cell>
          <table:table-cell table:style-name="ce48" table:formula="of:=CONCATENATE(&quot;TST_BC&quot;;[.Q30])" office:value-type="string" office:string-value="TST_BC500" calcext:value-type="string">
            <text:p>TST_BC500</text:p>
          </table:table-cell>
          <table:table-cell table:style-name="ce48"/>
          <table:table-cell table:style-name="ce48" table:formula="of:=CONCATENATE(&quot;b&quot;;[.Q30])" office:value-type="string" office:string-value="b500" calcext:value-type="string">
            <text:p>b500</text:p>
          </table:table-cell>
          <table:table-cell table:number-columns-repeated="2" table:style-name="ce48" office:value-type="string" calcext:value-type="string">
            <text:p>N</text:p>
          </table:table-cell>
          <table:table-cell table:style-name="ce48" office:value-type="string" calcext:value-type="string">
            <text:p>frame</text:p>
          </table:table-cell>
          <table:table-cell table:style-name="ce57" office:value-type="string" calcext:value-type="string">
            <text:p>::first</text:p>
          </table:table-cell>
          <table:table-cell table:style-name="ce48" office:value-type="string" calcext:value-type="string">
            <text:p>W</text:p>
          </table:table-cell>
          <table:table-cell table:style-name="ce48" office:value-type="string" calcext:value-type="string">
            <text:p>N</text:p>
          </table:table-cell>
          <table:table-cell table:style-name="ce48" table:number-columns-repeated="6"/>
          <table:table-cell table:style-name="ce48" office:value-type="float" office:value="500" calcext:value-type="float">
            <text:p>500</text:p>
          </table:table-cell>
          <table:table-cell table:style-name="ce48" table:number-columns-repeated="239"/>
        </table:table-row>
        <table:table-row table:style-name="ro1">
          <table:table-cell table:style-name="ce49" office:value-type="string" calcext:value-type="string">
            <text:p>ATTR</text:p>
          </table:table-cell>
          <table:table-cell table:style-name="ce49" table:formula="of:=CONCATENATE(&quot;TST_B&quot;;[.Q31])" office:value-type="string" office:string-value="TST_B550" calcext:value-type="string">
            <text:p>TST_B550</text:p>
          </table:table-cell>
          <table:table-cell table:style-name="ce49" table:formula="of:=[.B30]" office:value-type="string" office:string-value="TST_BC500" calcext:value-type="string">
            <text:p>TST_BC500</text:p>
          </table:table-cell>
          <table:table-cell table:style-name="ce49" table:formula="of:=CONCATENATE(&quot;b&quot;;[.Q31])" office:value-type="string" office:string-value="b550" calcext:value-type="string">
            <text:p>b550</text:p>
          </table:table-cell>
          <table:table-cell table:number-columns-repeated="2" table:style-name="ce49" office:value-type="string" calcext:value-type="string">
            <text:p>N</text:p>
          </table:table-cell>
          <table:table-cell table:style-name="ce49" office:value-type="string" calcext:value-type="string">
            <text:p>text</text:p>
          </table:table-cell>
          <table:table-cell table:style-name="ce58" office:value-type="string" calcext:value-type="string">
            <text:p>::first</text:p>
          </table:table-cell>
          <table:table-cell table:style-name="ce49" office:value-type="string" calcext:value-type="string">
            <text:p>W</text:p>
          </table:table-cell>
          <table:table-cell table:style-name="ce49" office:value-type="string" calcext:value-type="string">
            <text:p>Y</text:p>
          </table:table-cell>
          <table:table-cell table:style-name="ce49" table:number-columns-repeated="6"/>
          <table:table-cell table:style-name="ce49" office:value-type="float" office:value="550" calcext:value-type="float">
            <text:p>550</text:p>
          </table:table-cell>
          <table:table-cell table:style-name="ce49" table:number-columns-repeated="239"/>
        </table:table-row>
        <table:table-row table:style-name="ro1">
          <table:table-cell table:style-name="ce49" office:value-type="string" calcext:value-type="string">
            <text:p>ATTR</text:p>
          </table:table-cell>
          <table:table-cell table:style-name="ce49" table:formula="of:=CONCATENATE(&quot;TST_B&quot;;[.Q32])" office:value-type="string" office:string-value="TST_B600" calcext:value-type="string">
            <text:p>TST_B600</text:p>
          </table:table-cell>
          <table:table-cell table:style-name="ce49" table:formula="of:=[.B30]" office:value-type="string" office:string-value="TST_BC500" calcext:value-type="string">
            <text:p>TST_BC500</text:p>
          </table:table-cell>
          <table:table-cell table:style-name="ce49" table:formula="of:=CONCATENATE(&quot;b&quot;;[.Q32])" office:value-type="string" office:string-value="b600" calcext:value-type="string">
            <text:p>b600</text:p>
          </table:table-cell>
          <table:table-cell table:number-columns-repeated="2" table:style-name="ce49" office:value-type="string" calcext:value-type="string">
            <text:p>N</text:p>
          </table:table-cell>
          <table:table-cell table:style-name="ce49" office:value-type="string" calcext:value-type="string">
            <text:p>text</text:p>
          </table:table-cell>
          <table:table-cell table:style-name="ce58" table:formula="of:=[.B31]" office:value-type="string" office:string-value="TST_B550" calcext:value-type="string">
            <text:p>TST_B550</text:p>
          </table:table-cell>
          <table:table-cell table:style-name="ce49" office:value-type="string" calcext:value-type="string">
            <text:p>W</text:p>
          </table:table-cell>
          <table:table-cell table:style-name="ce49" office:value-type="string" calcext:value-type="string">
            <text:p>N</text:p>
          </table:table-cell>
          <table:table-cell table:style-name="ce49" table:number-columns-repeated="6"/>
          <table:table-cell table:style-name="ce49" office:value-type="float" office:value="600" calcext:value-type="float">
            <text:p>600</text:p>
          </table:table-cell>
          <table:table-cell table:style-name="ce49" table:number-columns-repeated="239"/>
        </table:table-row>
        <table:table-row table:style-name="ro1">
          <table:table-cell table:style-name="ce49" office:value-type="string" calcext:value-type="string">
            <text:p>ATTR</text:p>
          </table:table-cell>
          <table:table-cell table:style-name="ce49" table:formula="of:=CONCATENATE(&quot;TST_B&quot;;[.Q33])" office:value-type="string" office:string-value="TST_B2500" calcext:value-type="string">
            <text:p>TST_B2500</text:p>
          </table:table-cell>
          <table:table-cell table:style-name="ce49" table:formula="of:=[.B5]" office:value-type="string" office:string-value="TST_AF1000" calcext:value-type="string">
            <text:p>TST_AF1000</text:p>
          </table:table-cell>
          <table:table-cell table:style-name="ce49" table:formula="of:=CONCATENATE(&quot;b&quot;;[.Q33])" office:value-type="string" office:string-value="b2500" calcext:value-type="string">
            <text:p>b2500</text:p>
          </table:table-cell>
          <table:table-cell table:number-columns-repeated="2" table:style-name="ce49" office:value-type="string" calcext:value-type="string">
            <text:p>N</text:p>
          </table:table-cell>
          <table:table-cell table:style-name="ce49" office:value-type="string" calcext:value-type="string">
            <text:p>text</text:p>
          </table:table-cell>
          <table:table-cell table:style-name="ce58" table:formula="of:=[.B6]" office:value-type="string" office:string-value="TST_A2000" calcext:value-type="string">
            <text:p>TST_A2000</text:p>
          </table:table-cell>
          <table:table-cell table:style-name="ce49" office:value-type="string" calcext:value-type="string">
            <text:p>W</text:p>
          </table:table-cell>
          <table:table-cell table:style-name="ce49" office:value-type="string" calcext:value-type="string">
            <text:p>N</text:p>
          </table:table-cell>
          <table:table-cell table:style-name="ce49" table:number-columns-repeated="6"/>
          <table:table-cell table:style-name="ce49" office:value-type="float" office:value="2500" calcext:value-type="float">
            <text:p>2500</text:p>
          </table:table-cell>
          <table:table-cell table:style-name="ce49" table:number-columns-repeated="239"/>
        </table:table-row>
        <table:table-row table:style-name="ro1">
          <table:table-cell table:style-name="ce49" office:value-type="string" calcext:value-type="string">
            <text:p>ATTR</text:p>
          </table:table-cell>
          <table:table-cell table:style-name="ce49" table:formula="of:=CONCATENATE(&quot;TST_B&quot;;[.Q34])" office:value-type="string" office:string-value="TST_B7200" calcext:value-type="string">
            <text:p>TST_B7200</text:p>
          </table:table-cell>
          <table:table-cell table:style-name="ce49" table:formula="of:=[.B5]" office:value-type="string" office:string-value="TST_AF1000" calcext:value-type="string">
            <text:p>TST_AF1000</text:p>
          </table:table-cell>
          <table:table-cell table:style-name="ce49" table:formula="of:=CONCATENATE(&quot;b&quot;;[.Q34])" office:value-type="string" office:string-value="b7200" calcext:value-type="string">
            <text:p>b7200</text:p>
          </table:table-cell>
          <table:table-cell table:number-columns-repeated="2" table:style-name="ce49" office:value-type="string" calcext:value-type="string">
            <text:p>N</text:p>
          </table:table-cell>
          <table:table-cell table:style-name="ce49" office:value-type="string" calcext:value-type="string">
            <text:p>text</text:p>
          </table:table-cell>
          <table:table-cell table:style-name="ce58" table:formula="of:=[.B9]" office:value-type="string" office:string-value="TST_AA5000" calcext:value-type="string">
            <text:p>TST_AA5000</text:p>
          </table:table-cell>
          <table:table-cell table:style-name="ce49" office:value-type="string" calcext:value-type="string">
            <text:p>W</text:p>
          </table:table-cell>
          <table:table-cell table:style-name="ce49" office:value-type="string" calcext:value-type="string">
            <text:p>N</text:p>
          </table:table-cell>
          <table:table-cell table:style-name="ce49" table:number-columns-repeated="6"/>
          <table:table-cell table:style-name="ce49" office:value-type="float" office:value="7200" calcext:value-type="float">
            <text:p>7200</text:p>
          </table:table-cell>
          <table:table-cell table:style-name="ce49" table:number-columns-repeated="239"/>
        </table:table-row>
        <table:table-row table:style-name="ro1">
          <table:table-cell table:style-name="ce49" office:value-type="string" calcext:value-type="string">
            <text:p>ATTR</text:p>
          </table:table-cell>
          <table:table-cell table:style-name="ce49" table:formula="of:=CONCATENATE(&quot;TST_B&quot;;[.Q35])" office:value-type="string" office:string-value="TST_B7100" calcext:value-type="string">
            <text:p>TST_B7100</text:p>
          </table:table-cell>
          <table:table-cell table:style-name="ce49" table:formula="of:=[.B9]" office:value-type="string" office:string-value="TST_AA5000" calcext:value-type="string">
            <text:p>TST_AA5000</text:p>
          </table:table-cell>
          <table:table-cell table:style-name="ce49" table:formula="of:=CONCATENATE(&quot;b&quot;;[.Q35])" office:value-type="string" office:string-value="b7100" calcext:value-type="string">
            <text:p>b7100</text:p>
          </table:table-cell>
          <table:table-cell table:number-columns-repeated="2" table:style-name="ce49" office:value-type="string" calcext:value-type="string">
            <text:p>N</text:p>
          </table:table-cell>
          <table:table-cell table:style-name="ce49" office:value-type="string" calcext:value-type="string">
            <text:p>text</text:p>
          </table:table-cell>
          <table:table-cell table:style-name="ce58" table:formula="of:=[.B11]" office:value-type="string" office:string-value="TST_A7000" calcext:value-type="string">
            <text:p>TST_A7000</text:p>
          </table:table-cell>
          <table:table-cell table:style-name="ce49" office:value-type="string" calcext:value-type="string">
            <text:p>W</text:p>
          </table:table-cell>
          <table:table-cell table:style-name="ce49" office:value-type="string" calcext:value-type="string">
            <text:p>N</text:p>
          </table:table-cell>
          <table:table-cell table:style-name="ce49" table:number-columns-repeated="6"/>
          <table:table-cell table:style-name="ce49" office:value-type="float" office:value="7100" calcext:value-type="float">
            <text:p>7100</text:p>
          </table:table-cell>
          <table:table-cell table:style-name="ce49" table:number-columns-repeated="239"/>
        </table:table-row>
        <table:table-row table:style-name="ro1">
          <table:table-cell table:style-name="ce51" office:value-type="string" calcext:value-type="string">
            <text:p>ATTR</text:p>
          </table:table-cell>
          <table:table-cell table:style-name="ce51" table:formula="of:=CONCATENATE(&quot;TST_BT&quot;;[.Q36])" office:value-type="string" office:string-value="TST_BT20000" calcext:value-type="string">
            <text:p>TST_BT20000</text:p>
          </table:table-cell>
          <table:table-cell table:style-name="ce51"/>
          <table:table-cell table:style-name="ce51" table:formula="of:=CONCATENATE(&quot;b&quot;;[.Q36])" office:value-type="string" office:string-value="b20000" calcext:value-type="string">
            <text:p>b20000</text:p>
          </table:table-cell>
          <table:table-cell table:style-name="ce51" table:number-columns-repeated="2"/>
          <table:table-cell table:style-name="ce51" office:value-type="string" calcext:value-type="string">
            <text:p>tab</text:p>
          </table:table-cell>
          <table:table-cell table:style-name="ce60" table:formula="of:=[.B12]" office:value-type="string" office:string-value="TST_AT8000" calcext:value-type="string">
            <text:p>TST_AT8000</text:p>
          </table:table-cell>
          <table:table-cell table:style-name="ce51" office:value-type="string" calcext:value-type="string">
            <text:p>W</text:p>
          </table:table-cell>
          <table:table-cell table:style-name="ce51" table:number-columns-repeated="7"/>
          <table:table-cell table:style-name="ce51" office:value-type="float" office:value="20000" calcext:value-type="float">
            <text:p>20000</text:p>
          </table:table-cell>
          <table:table-cell table:style-name="ce51" table:number-columns-repeated="239"/>
        </table:table-row>
        <table:table-row table:style-name="ro1">
          <table:table-cell table:style-name="ce48" office:value-type="string" calcext:value-type="string">
            <text:p>ATTR</text:p>
          </table:table-cell>
          <table:table-cell table:style-name="ce48" table:formula="of:=CONCATENATE(&quot;TST_BF&quot;;[.Q37])" office:value-type="string" office:string-value="TST_BF21000" calcext:value-type="string">
            <text:p>TST_BF21000</text:p>
          </table:table-cell>
          <table:table-cell table:style-name="ce48" table:formula="of:=[.B36]" office:value-type="string" office:string-value="TST_BT20000" calcext:value-type="string">
            <text:p>TST_BT20000</text:p>
          </table:table-cell>
          <table:table-cell table:style-name="ce48" table:formula="of:=CONCATENATE(&quot;b&quot;;[.Q37])" office:value-type="string" office:string-value="b21000" calcext:value-type="string">
            <text:p>b21000</text:p>
          </table:table-cell>
          <table:table-cell table:number-columns-repeated="2" table:style-name="ce48" office:value-type="string" calcext:value-type="string">
            <text:p>N</text:p>
          </table:table-cell>
          <table:table-cell table:style-name="ce48" office:value-type="string" calcext:value-type="string">
            <text:p>frame</text:p>
          </table:table-cell>
          <table:table-cell table:style-name="ce57" office:value-type="string" calcext:value-type="string">
            <text:p>::first</text:p>
          </table:table-cell>
          <table:table-cell table:style-name="ce48" office:value-type="string" calcext:value-type="string">
            <text:p>W</text:p>
          </table:table-cell>
          <table:table-cell table:style-name="ce48" office:value-type="string" calcext:value-type="string">
            <text:p>N</text:p>
          </table:table-cell>
          <table:table-cell table:style-name="ce48" table:number-columns-repeated="6"/>
          <table:table-cell table:style-name="ce48" table:formula="of:=[.Q36]+1000" office:value-type="float" office:value="21000" calcext:value-type="float">
            <text:p>21000</text:p>
          </table:table-cell>
          <table:table-cell table:style-name="ce48" table:number-columns-repeated="239"/>
        </table:table-row>
        <table:table-row table:style-name="ro1">
          <table:table-cell table:style-name="ce49" office:value-type="string" calcext:value-type="string">
            <text:p>ATTR</text:p>
          </table:table-cell>
          <table:table-cell table:style-name="ce49" table:formula="of:=CONCATENATE(&quot;TST_B&quot;;[.Q38])" office:value-type="string" office:string-value="TST_B22000" calcext:value-type="string">
            <text:p>TST_B22000</text:p>
          </table:table-cell>
          <table:table-cell table:style-name="ce49" table:formula="of:=[.B37]" office:value-type="string" office:string-value="TST_BF21000" calcext:value-type="string">
            <text:p>TST_BF21000</text:p>
          </table:table-cell>
          <table:table-cell table:style-name="ce49" table:formula="of:=CONCATENATE(&quot;b&quot;;[.Q38])" office:value-type="string" office:string-value="b22000" calcext:value-type="string">
            <text:p>b22000</text:p>
          </table:table-cell>
          <table:table-cell table:number-columns-repeated="2" table:style-name="ce49" office:value-type="string" calcext:value-type="string">
            <text:p>N</text:p>
          </table:table-cell>
          <table:table-cell table:style-name="ce49" office:value-type="string" calcext:value-type="string">
            <text:p>text</text:p>
          </table:table-cell>
          <table:table-cell table:style-name="ce58" office:value-type="string" calcext:value-type="string">
            <text:p>::first</text:p>
          </table:table-cell>
          <table:table-cell table:style-name="ce49" office:value-type="string" calcext:value-type="string">
            <text:p>W</text:p>
          </table:table-cell>
          <table:table-cell table:style-name="ce49" office:value-type="string" calcext:value-type="string">
            <text:p>N</text:p>
          </table:table-cell>
          <table:table-cell table:style-name="ce49" table:number-columns-repeated="6"/>
          <table:table-cell table:style-name="ce49" table:formula="of:=[.Q37]+1000" office:value-type="float" office:value="22000" calcext:value-type="float">
            <text:p>22000</text:p>
          </table:table-cell>
          <table:table-cell table:style-name="ce49" table:number-columns-repeated="239"/>
        </table:table-row>
        <table:table-row table:style-name="ro1">
          <table:table-cell table:style-name="ce49" office:value-type="string" calcext:value-type="string">
            <text:p>ATTR</text:p>
          </table:table-cell>
          <table:table-cell table:style-name="ce49" table:formula="of:=CONCATENATE(&quot;TST_B&quot;;[.Q39])" office:value-type="string" office:string-value="TST_B23000" calcext:value-type="string">
            <text:p>TST_B23000</text:p>
          </table:table-cell>
          <table:table-cell table:style-name="ce49" table:formula="of:=[.B37]" office:value-type="string" office:string-value="TST_BF21000" calcext:value-type="string">
            <text:p>TST_BF21000</text:p>
          </table:table-cell>
          <table:table-cell table:style-name="ce49" table:formula="of:=CONCATENATE(&quot;b&quot;;[.Q39])" office:value-type="string" office:string-value="b23000" calcext:value-type="string">
            <text:p>b23000</text:p>
          </table:table-cell>
          <table:table-cell table:number-columns-repeated="2" table:style-name="ce49" office:value-type="string" calcext:value-type="string">
            <text:p>N</text:p>
          </table:table-cell>
          <table:table-cell table:style-name="ce49" office:value-type="string" calcext:value-type="string">
            <text:p>text</text:p>
          </table:table-cell>
          <table:table-cell table:style-name="ce58" table:formula="of:=[.B38]" office:value-type="string" office:string-value="TST_B22000" calcext:value-type="string">
            <text:p>TST_B22000</text:p>
          </table:table-cell>
          <table:table-cell table:style-name="ce49" office:value-type="string" calcext:value-type="string">
            <text:p>W</text:p>
          </table:table-cell>
          <table:table-cell table:style-name="ce49" office:value-type="string" calcext:value-type="string">
            <text:p>N</text:p>
          </table:table-cell>
          <table:table-cell table:style-name="ce49" table:number-columns-repeated="6"/>
          <table:table-cell table:style-name="ce49" table:formula="of:=[.Q38]+1000" office:value-type="float" office:value="23000" calcext:value-type="float">
            <text:p>23000</text:p>
          </table:table-cell>
          <table:table-cell table:style-name="ce49" table:number-columns-repeated="239"/>
        </table:table-row>
        <table:table-row table:style-name="ro1">
          <table:table-cell table:style-name="ce51" office:value-type="string" calcext:value-type="string">
            <text:p>ATTR</text:p>
          </table:table-cell>
          <table:table-cell table:style-name="ce51" table:formula="of:=CONCATENATE(&quot;TST_BT&quot;;[.Q40])" office:value-type="string" office:string-value="TST_BT7300" calcext:value-type="string">
            <text:p>TST_BT7300</text:p>
          </table:table-cell>
          <table:table-cell table:style-name="ce51"/>
          <table:table-cell table:style-name="ce51" table:formula="of:=CONCATENATE(&quot;b&quot;;[.Q40])" office:value-type="string" office:string-value="b7300" calcext:value-type="string">
            <text:p>b7300</text:p>
          </table:table-cell>
          <table:table-cell table:style-name="ce51" table:number-columns-repeated="2"/>
          <table:table-cell table:style-name="ce51" office:value-type="string" calcext:value-type="string">
            <text:p>tab</text:p>
          </table:table-cell>
          <table:table-cell table:style-name="ce60" table:formula="of:=[.B5]" office:value-type="string" office:string-value="TST_AF1000" calcext:value-type="string">
            <text:p>TST_AF1000</text:p>
          </table:table-cell>
          <table:table-cell table:style-name="ce51" office:value-type="string" calcext:value-type="string">
            <text:p>W</text:p>
          </table:table-cell>
          <table:table-cell table:style-name="ce51" table:number-columns-repeated="7"/>
          <table:table-cell table:style-name="ce51" office:value-type="float" office:value="7300" calcext:value-type="float">
            <text:p>7300</text:p>
          </table:table-cell>
          <table:table-cell table:style-name="ce51" table:number-columns-repeated="239"/>
        </table:table-row>
        <table:table-row table:style-name="ro1">
          <table:table-cell table:style-name="ce48" office:value-type="string" calcext:value-type="string">
            <text:p>ATTR</text:p>
          </table:table-cell>
          <table:table-cell table:style-name="ce48" table:formula="of:=CONCATENATE(&quot;TST_BF&quot;;[.Q41])" office:value-type="string" office:string-value="TST_BF7400" calcext:value-type="string">
            <text:p>TST_BF7400</text:p>
          </table:table-cell>
          <table:table-cell table:style-name="ce48" table:formula="of:=[.B40]" office:value-type="string" office:string-value="TST_BT7300" calcext:value-type="string">
            <text:p>TST_BT7300</text:p>
          </table:table-cell>
          <table:table-cell table:style-name="ce48" table:formula="of:=CONCATENATE(&quot;b&quot;;[.Q41])" office:value-type="string" office:string-value="b7400" calcext:value-type="string">
            <text:p>b7400</text:p>
          </table:table-cell>
          <table:table-cell table:number-columns-repeated="2" table:style-name="ce48" office:value-type="string" calcext:value-type="string">
            <text:p>N</text:p>
          </table:table-cell>
          <table:table-cell table:style-name="ce48" office:value-type="string" calcext:value-type="string">
            <text:p>frame</text:p>
          </table:table-cell>
          <table:table-cell table:style-name="ce57" office:value-type="string" calcext:value-type="string">
            <text:p>::first</text:p>
          </table:table-cell>
          <table:table-cell table:style-name="ce48" office:value-type="string" calcext:value-type="string">
            <text:p>W</text:p>
          </table:table-cell>
          <table:table-cell table:style-name="ce48" office:value-type="string" calcext:value-type="string">
            <text:p>N</text:p>
          </table:table-cell>
          <table:table-cell table:style-name="ce48" table:number-columns-repeated="6"/>
          <table:table-cell table:style-name="ce48" table:formula="of:=[.Q40]+100" office:value-type="float" office:value="7400" calcext:value-type="float">
            <text:p>7400</text:p>
          </table:table-cell>
          <table:table-cell table:style-name="ce48" table:number-columns-repeated="239"/>
        </table:table-row>
        <table:table-row table:style-name="ro1">
          <table:table-cell table:style-name="ce49" office:value-type="string" calcext:value-type="string">
            <text:p>ATTR</text:p>
          </table:table-cell>
          <table:table-cell table:style-name="ce49" table:formula="of:=CONCATENATE(&quot;TST_B&quot;;[.Q42])" office:value-type="string" office:string-value="TST_B7500" calcext:value-type="string">
            <text:p>TST_B7500</text:p>
          </table:table-cell>
          <table:table-cell table:style-name="ce49" table:formula="of:=[.B41]" office:value-type="string" office:string-value="TST_BF7400" calcext:value-type="string">
            <text:p>TST_BF7400</text:p>
          </table:table-cell>
          <table:table-cell table:style-name="ce49" table:formula="of:=CONCATENATE(&quot;b&quot;;[.Q42])" office:value-type="string" office:string-value="b7500" calcext:value-type="string">
            <text:p>b7500</text:p>
          </table:table-cell>
          <table:table-cell table:number-columns-repeated="2" table:style-name="ce49" office:value-type="string" calcext:value-type="string">
            <text:p>N</text:p>
          </table:table-cell>
          <table:table-cell table:style-name="ce49" office:value-type="string" calcext:value-type="string">
            <text:p>text</text:p>
          </table:table-cell>
          <table:table-cell table:style-name="ce58" office:value-type="string" calcext:value-type="string">
            <text:p>::first</text:p>
          </table:table-cell>
          <table:table-cell table:style-name="ce49" office:value-type="string" calcext:value-type="string">
            <text:p>W</text:p>
          </table:table-cell>
          <table:table-cell table:style-name="ce49" office:value-type="string" calcext:value-type="string">
            <text:p>N</text:p>
          </table:table-cell>
          <table:table-cell table:style-name="ce49" table:number-columns-repeated="6"/>
          <table:table-cell table:style-name="ce49" table:formula="of:=[.Q41]+100" office:value-type="float" office:value="7500" calcext:value-type="float">
            <text:p>7500</text:p>
          </table:table-cell>
          <table:table-cell table:style-name="ce49" table:number-columns-repeated="239"/>
        </table:table-row>
        <table:table-row table:style-name="ro1">
          <table:table-cell table:style-name="ce49" office:value-type="string" calcext:value-type="string">
            <text:p>ATTR</text:p>
          </table:table-cell>
          <table:table-cell table:style-name="ce49" table:formula="of:=CONCATENATE(&quot;TST_B&quot;;[.Q43])" office:value-type="string" office:string-value="TST_B7600" calcext:value-type="string">
            <text:p>TST_B7600</text:p>
          </table:table-cell>
          <table:table-cell table:style-name="ce49" table:formula="of:=[.B41]" office:value-type="string" office:string-value="TST_BF7400" calcext:value-type="string">
            <text:p>TST_BF7400</text:p>
          </table:table-cell>
          <table:table-cell table:style-name="ce49" table:formula="of:=CONCATENATE(&quot;b&quot;;[.Q43])" office:value-type="string" office:string-value="b7600" calcext:value-type="string">
            <text:p>b7600</text:p>
          </table:table-cell>
          <table:table-cell table:number-columns-repeated="2" table:style-name="ce49" office:value-type="string" calcext:value-type="string">
            <text:p>N</text:p>
          </table:table-cell>
          <table:table-cell table:style-name="ce49" office:value-type="string" calcext:value-type="string">
            <text:p>text</text:p>
          </table:table-cell>
          <table:table-cell table:style-name="ce58" table:formula="of:=[.B42]" office:value-type="string" office:string-value="TST_B7500" calcext:value-type="string">
            <text:p>TST_B7500</text:p>
          </table:table-cell>
          <table:table-cell table:style-name="ce49" office:value-type="string" calcext:value-type="string">
            <text:p>W</text:p>
          </table:table-cell>
          <table:table-cell table:style-name="ce49" office:value-type="string" calcext:value-type="string">
            <text:p>N</text:p>
          </table:table-cell>
          <table:table-cell table:style-name="ce49" table:number-columns-repeated="6"/>
          <table:table-cell table:style-name="ce49" table:formula="of:=[.Q42]+100" office:value-type="float" office:value="7600" calcext:value-type="float">
            <text:p>7600</text:p>
          </table:table-cell>
          <table:table-cell table:style-name="ce49" table:number-columns-repeated="239"/>
        </table:table-row>
        <table:table-row table:style-name="ro1" table:number-rows-repeated="2">
          <table:table-cell table:style-name="ce52" table:number-columns-repeated="7"/>
          <table:table-cell table:style-name="ce63"/>
          <table:table-cell table:style-name="ce52" table:number-columns-repeated="248"/>
        </table:table-row>
        <table:table-row table:style-name="ro1">
          <table:table-cell table:style-name="ce47" office:value-type="string" calcext:value-type="string">
            <text:p>END</text:p>
          </table:table-cell>
          <table:table-cell table:style-name="ce47" table:number-columns-repeated="6"/>
          <table:table-cell table:style-name="ce56"/>
          <table:table-cell table:style-name="ce47" table:number-columns-repeated="248"/>
        </table:table-row>
        <table:table-row table:style-name="ro1">
          <table:table-cell table:style-name="ce52" table:number-columns-repeated="7"/>
          <table:table-cell table:style-name="ce61"/>
          <table:table-cell table:style-name="ce52" table:number-columns-repeated="248"/>
        </table:table-row>
        <table:table-row table:style-name="ro1">
          <table:table-cell table:style-name="ce47" office:value-type="string" calcext:value-type="string">
            <text:p>BEGIN</text:p>
          </table:table-cell>
          <table:table-cell table:style-name="ce47" office:value-type="string" calcext:value-type="string">
            <text:p>TST_ORDERRELB</text:p>
          </table:table-cell>
          <table:table-cell table:style-name="ce47" office:value-type="string" calcext:value-type="string">
            <text:p>Test Ordre Relatif Famille C</text:p>
          </table:table-cell>
          <table:table-cell table:style-name="ce47" table:number-columns-repeated="2"/>
          <table:table-cell table:style-name="ce47" office:value-type="string" calcext:value-type="string">
            <text:p>TST_ORDERRELC</text:p>
          </table:table-cell>
          <table:table-cell table:style-name="ce47"/>
          <table:table-cell table:style-name="ce64"/>
          <table:table-cell table:style-name="ce47" table:number-columns-repeated="248"/>
        </table:table-row>
        <table:table-row table:style-name="ro1">
          <table:table-cell table:style-name="ce51" office:value-type="string" calcext:value-type="string">
            <text:p>ATTR</text:p>
          </table:table-cell>
          <table:table-cell table:style-name="ce51" table:formula="of:=CONCATENATE(&quot;TST_CT&quot;;[.Q49])" office:value-type="string" office:string-value="TST_CT19500" calcext:value-type="string">
            <text:p>TST_CT19500</text:p>
          </table:table-cell>
          <table:table-cell table:style-name="ce51"/>
          <table:table-cell table:style-name="ce51" table:formula="of:=CONCATENATE(&quot;c&quot;;[.Q49])" office:value-type="string" office:string-value="c19500" calcext:value-type="string">
            <text:p>c19500</text:p>
          </table:table-cell>
          <table:table-cell table:number-columns-repeated="2" table:style-name="ce51" office:value-type="string" calcext:value-type="string">
            <text:p>N</text:p>
          </table:table-cell>
          <table:table-cell table:style-name="ce51" office:value-type="string" calcext:value-type="string">
            <text:p>tab</text:p>
          </table:table-cell>
          <table:table-cell table:style-name="ce60" table:formula="of:=[.B12]" office:value-type="string" office:string-value="TST_AT8000" calcext:value-type="string">
            <text:p>TST_AT8000</text:p>
          </table:table-cell>
          <table:table-cell table:style-name="ce51" office:value-type="string" calcext:value-type="string">
            <text:p>W</text:p>
          </table:table-cell>
          <table:table-cell table:style-name="ce51" office:value-type="string" calcext:value-type="string">
            <text:p>N</text:p>
          </table:table-cell>
          <table:table-cell table:style-name="ce51" table:number-columns-repeated="6"/>
          <table:table-cell table:style-name="ce51" office:value-type="float" office:value="19500" calcext:value-type="float">
            <text:p>19500</text:p>
          </table:table-cell>
          <table:table-cell table:style-name="ce51" table:number-columns-repeated="239"/>
        </table:table-row>
        <table:table-row table:style-name="ro1">
          <table:table-cell table:style-name="ce48" office:value-type="string" calcext:value-type="string">
            <text:p>ATTR</text:p>
          </table:table-cell>
          <table:table-cell table:style-name="ce48" table:formula="of:=CONCATENATE(&quot;TST_CF&quot;;[.Q50])" office:value-type="string" office:string-value="TST_CF19600" calcext:value-type="string">
            <text:p>TST_CF19600</text:p>
          </table:table-cell>
          <table:table-cell table:style-name="ce48" table:formula="of:=[.B49]" office:value-type="string" office:string-value="TST_CT19500" calcext:value-type="string">
            <text:p>TST_CT19500</text:p>
          </table:table-cell>
          <table:table-cell table:style-name="ce48" table:formula="of:=CONCATENATE(&quot;c&quot;;[.Q50])" office:value-type="string" office:string-value="c19600" calcext:value-type="string">
            <text:p>c19600</text:p>
          </table:table-cell>
          <table:table-cell table:number-columns-repeated="2" table:style-name="ce48" office:value-type="string" calcext:value-type="string">
            <text:p>N</text:p>
          </table:table-cell>
          <table:table-cell table:style-name="ce48" office:value-type="string" calcext:value-type="string">
            <text:p>frame</text:p>
          </table:table-cell>
          <table:table-cell table:style-name="ce57" office:value-type="string" calcext:value-type="string">
            <text:p>::first</text:p>
          </table:table-cell>
          <table:table-cell table:style-name="ce48" office:value-type="string" calcext:value-type="string">
            <text:p>W</text:p>
          </table:table-cell>
          <table:table-cell table:style-name="ce48" office:value-type="string" calcext:value-type="string">
            <text:p>N</text:p>
          </table:table-cell>
          <table:table-cell table:style-name="ce48" table:number-columns-repeated="6"/>
          <table:table-cell table:style-name="ce48" table:formula="of:=[.Q49]+100" office:value-type="float" office:value="19600" calcext:value-type="float">
            <text:p>19600</text:p>
          </table:table-cell>
          <table:table-cell table:style-name="ce48" table:number-columns-repeated="239"/>
        </table:table-row>
        <table:table-row table:style-name="ro1">
          <table:table-cell table:style-name="ce49" office:value-type="string" calcext:value-type="string">
            <text:p>ATTR</text:p>
          </table:table-cell>
          <table:table-cell table:style-name="ce49" table:formula="of:=CONCATENATE(&quot;TST_C&quot;;[.Q51])" office:value-type="string" office:string-value="TST_C19700" calcext:value-type="string">
            <text:p>TST_C19700</text:p>
          </table:table-cell>
          <table:table-cell table:style-name="ce49" table:formula="of:=[.B50]" office:value-type="string" office:string-value="TST_CF19600" calcext:value-type="string">
            <text:p>TST_CF19600</text:p>
          </table:table-cell>
          <table:table-cell table:style-name="ce49" table:formula="of:=CONCATENATE(&quot;c&quot;;[.Q51])" office:value-type="string" office:string-value="c19700" calcext:value-type="string">
            <text:p>c19700</text:p>
          </table:table-cell>
          <table:table-cell table:number-columns-repeated="2" table:style-name="ce49" office:value-type="string" calcext:value-type="string">
            <text:p>N</text:p>
          </table:table-cell>
          <table:table-cell table:style-name="ce49" office:value-type="string" calcext:value-type="string">
            <text:p>text</text:p>
          </table:table-cell>
          <table:table-cell table:style-name="ce58" office:value-type="string" calcext:value-type="string">
            <text:p>::first</text:p>
          </table:table-cell>
          <table:table-cell table:style-name="ce49" office:value-type="string" calcext:value-type="string">
            <text:p>W</text:p>
          </table:table-cell>
          <table:table-cell table:style-name="ce49" office:value-type="string" calcext:value-type="string">
            <text:p>Y</text:p>
          </table:table-cell>
          <table:table-cell table:style-name="ce49" table:number-columns-repeated="6"/>
          <table:table-cell table:style-name="ce49" table:formula="of:=[.Q50]+100" office:value-type="float" office:value="19700" calcext:value-type="float">
            <text:p>19700</text:p>
          </table:table-cell>
          <table:table-cell table:style-name="ce49" table:number-columns-repeated="239"/>
        </table:table-row>
        <table:table-row table:style-name="ro1">
          <table:table-cell table:style-name="ce49" office:value-type="string" calcext:value-type="string">
            <text:p>ATTR</text:p>
          </table:table-cell>
          <table:table-cell table:style-name="ce49" table:formula="of:=CONCATENATE(&quot;TST_C&quot;;[.Q52])" office:value-type="string" office:string-value="TST_C19800" calcext:value-type="string">
            <text:p>TST_C19800</text:p>
          </table:table-cell>
          <table:table-cell table:style-name="ce49" table:formula="of:=[.B50]" office:value-type="string" office:string-value="TST_CF19600" calcext:value-type="string">
            <text:p>TST_CF19600</text:p>
          </table:table-cell>
          <table:table-cell table:style-name="ce49" table:formula="of:=CONCATENATE(&quot;c&quot;;[.Q52])" office:value-type="string" office:string-value="c19800" calcext:value-type="string">
            <text:p>c19800</text:p>
          </table:table-cell>
          <table:table-cell table:number-columns-repeated="2" table:style-name="ce49" office:value-type="string" calcext:value-type="string">
            <text:p>N</text:p>
          </table:table-cell>
          <table:table-cell table:style-name="ce49" office:value-type="string" calcext:value-type="string">
            <text:p>text</text:p>
          </table:table-cell>
          <table:table-cell table:style-name="ce58" table:formula="of:=[.B51]" office:value-type="string" office:string-value="TST_C19700" calcext:value-type="string">
            <text:p>TST_C19700</text:p>
          </table:table-cell>
          <table:table-cell table:style-name="ce49" office:value-type="string" calcext:value-type="string">
            <text:p>W</text:p>
          </table:table-cell>
          <table:table-cell table:style-name="ce49" office:value-type="string" calcext:value-type="string">
            <text:p>N</text:p>
          </table:table-cell>
          <table:table-cell table:style-name="ce49" table:number-columns-repeated="6"/>
          <table:table-cell table:style-name="ce49" table:formula="of:=[.Q51]+100" office:value-type="float" office:value="19800" calcext:value-type="float">
            <text:p>19800</text:p>
          </table:table-cell>
          <table:table-cell table:style-name="ce49" table:number-columns-repeated="239"/>
        </table:table-row>
        <table:table-row table:style-name="ro1">
          <table:table-cell table:style-name="ce47" office:value-type="string" calcext:value-type="string">
            <text:p>END</text:p>
          </table:table-cell>
          <table:table-cell table:style-name="ce47" table:number-columns-repeated="6"/>
          <table:table-cell table:style-name="ce64"/>
          <table:table-cell table:style-name="ce47" table:number-columns-repeated="248"/>
        </table:table-row>
        <table:table-row table:style-name="ro1">
          <table:table-cell table:style-name="ce52" table:number-columns-repeated="7"/>
          <table:table-cell table:style-name="ce61"/>
          <table:table-cell table:style-name="ce52" table:number-columns-repeated="248"/>
        </table:table-row>
        <table:table-row table:style-name="ro1">
          <table:table-cell table:style-name="ce47" office:value-type="string" calcext:value-type="string">
            <text:p>BEGIN</text:p>
          </table:table-cell>
          <table:table-cell table:style-name="ce47" office:value-type="string" calcext:value-type="string">
            <text:p>TST_ORDERRELB</text:p>
          </table:table-cell>
          <table:table-cell table:style-name="ce47" office:value-type="string" calcext:value-type="string">
            <text:p>Test Ordre Relatif Famille D</text:p>
          </table:table-cell>
          <table:table-cell table:style-name="ce47" table:number-columns-repeated="2"/>
          <table:table-cell table:style-name="ce47" office:value-type="string" calcext:value-type="string">
            <text:p>TST_ORDERRELD</text:p>
          </table:table-cell>
          <table:table-cell table:style-name="ce47"/>
          <table:table-cell table:style-name="ce64"/>
          <table:table-cell table:style-name="ce47" table:number-columns-repeated="248"/>
        </table:table-row>
        <table:table-row table:style-name="ro1">
          <table:table-cell table:style-name="ce54" office:value-type="string" calcext:value-type="string">
            <text:p>MODATTR</text:p>
          </table:table-cell>
          <table:table-cell table:style-name="ce54" table:formula="of:=[.B13]" office:value-type="string" office:string-value="TST_AF9000" calcext:value-type="string">
            <text:p>TST_AF9000</text:p>
          </table:table-cell>
          <table:table-cell table:style-name="ce54"/>
          <table:table-cell table:style-name="ce54" office:value-type="string" calcext:value-type="string">
            <text:p>a19100</text:p>
          </table:table-cell>
          <table:table-cell table:style-name="ce54" table:number-columns-repeated="3"/>
          <table:table-cell table:style-name="ce65" table:formula="of:=[.B17]" office:value-type="string" office:string-value="TST_AF13000" calcext:value-type="string">
            <text:p>TST_AF13000</text:p>
          </table:table-cell>
          <table:table-cell table:style-name="ce54" table:number-columns-repeated="248"/>
        </table:table-row>
        <table:table-row table:style-name="ro1">
          <table:table-cell table:style-name="ce54" office:value-type="string" calcext:value-type="string">
            <text:p>MODATTR</text:p>
          </table:table-cell>
          <table:table-cell table:style-name="ce54" table:formula="of:=[.B32]" office:value-type="string" office:string-value="TST_B600" calcext:value-type="string">
            <text:p>TST_B600</text:p>
          </table:table-cell>
          <table:table-cell table:style-name="ce54"/>
          <table:table-cell table:style-name="ce54" office:value-type="string" calcext:value-type="string">
            <text:p>b450</text:p>
          </table:table-cell>
          <table:table-cell table:style-name="ce54" table:number-columns-repeated="3"/>
          <table:table-cell table:style-name="ce65" office:value-type="string" calcext:value-type="string">
            <text:p>::first</text:p>
          </table:table-cell>
          <table:table-cell table:style-name="ce54" table:number-columns-repeated="248"/>
        </table:table-row>
        <table:table-row table:style-name="ro1">
          <table:table-cell table:style-name="ce47" office:value-type="string" calcext:value-type="string">
            <text:p>END</text:p>
          </table:table-cell>
          <table:table-cell table:style-name="ce47" table:number-columns-repeated="6"/>
          <table:table-cell table:style-name="ce64"/>
          <table:table-cell table:style-name="ce47" table:number-columns-repeated="248"/>
        </table:table-row>
        <table:table-row table:style-name="ro1">
          <table:table-cell table:style-name="ce52" table:number-columns-repeated="7"/>
          <table:table-cell table:style-name="ce61"/>
          <table:table-cell table:style-name="ce52" table:number-columns-repeated="248"/>
        </table:table-row>
        <table:table-row table:style-name="ro1">
          <table:table-cell table:style-name="ce47" office:value-type="string" calcext:value-type="string">
            <text:p>BEGIN</text:p>
          </table:table-cell>
          <table:table-cell table:style-name="ce47" office:value-type="string" calcext:value-type="string">
            <text:p>TST_ORDERRELC</text:p>
          </table:table-cell>
          <table:table-cell table:style-name="ce47" office:value-type="string" calcext:value-type="string">
            <text:p>Test Ordre Relatif Famille E</text:p>
          </table:table-cell>
          <table:table-cell table:style-name="ce47" table:number-columns-repeated="2"/>
          <table:table-cell table:style-name="ce47" office:value-type="string" calcext:value-type="string">
            <text:p>TST_ORDERRELE</text:p>
          </table:table-cell>
          <table:table-cell table:style-name="ce47"/>
          <table:table-cell table:style-name="ce64"/>
          <table:table-cell table:style-name="ce47" table:number-columns-repeated="248"/>
        </table:table-row>
        <table:table-row table:style-name="ro1">
          <table:table-cell table:style-name="ce51" office:value-type="string" calcext:value-type="string">
            <text:p>ATTR</text:p>
          </table:table-cell>
          <table:table-cell table:style-name="ce51" table:formula="of:=CONCATENATE(&quot;TST_ET&quot;;[.Q61])" office:value-type="string" office:string-value="TST_ET25000" calcext:value-type="string">
            <text:p>TST_ET25000</text:p>
          </table:table-cell>
          <table:table-cell table:style-name="ce51"/>
          <table:table-cell table:style-name="ce51" table:formula="of:=CONCATENATE(&quot;c&quot;;[.Q61])" office:value-type="string" office:string-value="c25000" calcext:value-type="string">
            <text:p>c25000</text:p>
          </table:table-cell>
          <table:table-cell table:number-columns-repeated="2" table:style-name="ce51" office:value-type="string" calcext:value-type="string">
            <text:p>N</text:p>
          </table:table-cell>
          <table:table-cell table:style-name="ce51" office:value-type="string" calcext:value-type="string">
            <text:p>tab</text:p>
          </table:table-cell>
          <table:table-cell table:style-name="ce60" office:value-type="string" calcext:value-type="string">
            <text:p>::auto</text:p>
          </table:table-cell>
          <table:table-cell table:style-name="ce51" office:value-type="string" calcext:value-type="string">
            <text:p>W</text:p>
          </table:table-cell>
          <table:table-cell table:style-name="ce51" office:value-type="string" calcext:value-type="string">
            <text:p>N</text:p>
          </table:table-cell>
          <table:table-cell table:style-name="ce51" table:number-columns-repeated="6"/>
          <table:table-cell table:style-name="ce51" office:value-type="float" office:value="25000" calcext:value-type="float">
            <text:p>25000</text:p>
          </table:table-cell>
          <table:table-cell table:style-name="ce51" table:number-columns-repeated="239"/>
        </table:table-row>
        <table:table-row table:style-name="ro1">
          <table:table-cell table:style-name="ce48" office:value-type="string" calcext:value-type="string">
            <text:p>ATTR</text:p>
          </table:table-cell>
          <table:table-cell table:style-name="ce48" table:formula="of:=CONCATENATE(&quot;TST_EF&quot;;[.Q62])" office:value-type="string" office:string-value="TST_EF25100" calcext:value-type="string">
            <text:p>TST_EF25100</text:p>
          </table:table-cell>
          <table:table-cell table:style-name="ce48" table:formula="of:=[.B61]" office:value-type="string" office:string-value="TST_ET25000" calcext:value-type="string">
            <text:p>TST_ET25000</text:p>
          </table:table-cell>
          <table:table-cell table:style-name="ce48" table:formula="of:=CONCATENATE(&quot;c&quot;;[.Q62])" office:value-type="string" office:string-value="c25100" calcext:value-type="string">
            <text:p>c25100</text:p>
          </table:table-cell>
          <table:table-cell table:number-columns-repeated="2" table:style-name="ce48" office:value-type="string" calcext:value-type="string">
            <text:p>N</text:p>
          </table:table-cell>
          <table:table-cell table:style-name="ce48" office:value-type="string" calcext:value-type="string">
            <text:p>frame</text:p>
          </table:table-cell>
          <table:table-cell table:style-name="ce57" office:value-type="string" calcext:value-type="string">
            <text:p>::first</text:p>
          </table:table-cell>
          <table:table-cell table:style-name="ce48" office:value-type="string" calcext:value-type="string">
            <text:p>W</text:p>
          </table:table-cell>
          <table:table-cell table:style-name="ce48" office:value-type="string" calcext:value-type="string">
            <text:p>N</text:p>
          </table:table-cell>
          <table:table-cell table:style-name="ce48" table:number-columns-repeated="6"/>
          <table:table-cell table:style-name="ce48" table:formula="of:=[.Q61]+100" office:value-type="float" office:value="25100" calcext:value-type="float">
            <text:p>25100</text:p>
          </table:table-cell>
          <table:table-cell table:style-name="ce48" table:number-columns-repeated="239"/>
        </table:table-row>
        <table:table-row table:style-name="ro1">
          <table:table-cell table:style-name="ce49" office:value-type="string" calcext:value-type="string">
            <text:p>ATTR</text:p>
          </table:table-cell>
          <table:table-cell table:style-name="ce49" table:formula="of:=CONCATENATE(&quot;TST_E&quot;;[.Q63])" office:value-type="string" office:string-value="TST_E25200" calcext:value-type="string">
            <text:p>TST_E25200</text:p>
          </table:table-cell>
          <table:table-cell table:style-name="ce49" table:formula="of:=[.B62]" office:value-type="string" office:string-value="TST_EF25100" calcext:value-type="string">
            <text:p>TST_EF25100</text:p>
          </table:table-cell>
          <table:table-cell table:style-name="ce49" table:formula="of:=CONCATENATE(&quot;c&quot;;[.Q63])" office:value-type="string" office:string-value="c25200" calcext:value-type="string">
            <text:p>c25200</text:p>
          </table:table-cell>
          <table:table-cell table:number-columns-repeated="2" table:style-name="ce49" office:value-type="string" calcext:value-type="string">
            <text:p>N</text:p>
          </table:table-cell>
          <table:table-cell table:style-name="ce49" office:value-type="string" calcext:value-type="string">
            <text:p>text</text:p>
          </table:table-cell>
          <table:table-cell table:style-name="ce58" office:value-type="string" calcext:value-type="string">
            <text:p>::first</text:p>
          </table:table-cell>
          <table:table-cell table:style-name="ce49" office:value-type="string" calcext:value-type="string">
            <text:p>W</text:p>
          </table:table-cell>
          <table:table-cell table:style-name="ce49" office:value-type="string" calcext:value-type="string">
            <text:p>N</text:p>
          </table:table-cell>
          <table:table-cell table:style-name="ce49" table:number-columns-repeated="6"/>
          <table:table-cell table:style-name="ce49" table:formula="of:=[.Q62]+100" office:value-type="float" office:value="25200" calcext:value-type="float">
            <text:p>25200</text:p>
          </table:table-cell>
          <table:table-cell table:style-name="ce49" table:number-columns-repeated="239"/>
        </table:table-row>
        <table:table-row table:style-name="ro1">
          <table:table-cell table:style-name="ce47" office:value-type="string" calcext:value-type="string">
            <text:p>END</text:p>
          </table:table-cell>
          <table:table-cell table:style-name="ce47" table:number-columns-repeated="6"/>
          <table:table-cell table:style-name="ce64"/>
          <table:table-cell table:style-name="ce47" table:number-columns-repeated="248"/>
        </table:table-row>
        <table:table-row table:style-name="ro1" table:number-rows-repeated="20">
          <table:table-cell table:style-name="ce52" table:number-columns-repeated="7"/>
          <table:table-cell table:style-name="ce61"/>
          <table:table-cell table:style-name="ce52" table:number-columns-repeated="248"/>
        </table:table-row>
        <table:table-row table:style-name="ro1" table:number-rows-repeated="104849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num" table:style-name="ta1">
        <table:table-column table:style-name="co1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1"/>
        <table:table-column table:style-name="co9" table:default-cell-style-name="Default"/>
        <table:table-column table:style-name="co10" table:default-cell-style-name="Default"/>
        <table:table-column table:style-name="co11" table:number-columns-repeated="6" table:default-cell-style-name="Default"/>
        <table:table-column table:style-name="co12" table:default-cell-style-name="Default"/>
        <table:table-column table:style-name="co13" table:number-columns-repeated="239" table:default-cell-style-name="Default"/>
        <table:table-row table:style-name="ro1">
          <table:table-cell table:style-name="ce1" office:value-type="string" calcext:value-type="string">
            <text:p>//</text:p>
          </table:table-cell>
          <table:table-cell table:style-name="ce1" office:value-type="string" calcext:value-type="string">
            <text:p>héritage</text:p>
          </table:table-cell>
          <table:table-cell table:style-name="ce1" office:value-type="string" calcext:value-type="string">
            <text:p>titr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name</text:p>
          </table:table-cell>
          <table:table-cell table:style-name="ce1"/>
          <table:table-cell table:style-name="ce10"/>
          <table:table-cell table:style-name="ce1" table:number-columns-repeated="10"/>
          <table:table-cell table:style-name="ce8" table:number-columns-repeated="238"/>
        </table:table-row>
        <table:table-row table:style-name="ro1">
          <table:table-cell table:style-name="ce2" office:value-type="string" calcext:value-type="string">
            <text:p>BEGIN</text:p>
          </table:table-cell>
          <table:table-cell table:style-name="ce2"/>
          <table:table-cell table:style-name="ce2" office:value-type="string" calcext:value-type="string">
            <text:p>test Ordre Numérique Famille A</text:p>
          </table:table-cell>
          <table:table-cell table:style-name="ce2" table:number-columns-repeated="2"/>
          <table:table-cell table:style-name="ce2" office:value-type="string" calcext:value-type="string">
            <text:p>TST_ORDERNUMA</text:p>
          </table:table-cell>
          <table:table-cell table:style-name="ce2"/>
          <table:table-cell table:style-name="ce11"/>
          <table:table-cell table:style-name="ce2" table:number-columns-repeated="248"/>
        </table:table-row>
        <table:table-row table:style-name="ro1">
          <table:table-cell table:style-name="ce1" office:value-type="string" calcext:value-type="string">
            <text:p>//</text:p>
          </table:table-cell>
          <table:table-cell table:style-name="ce1" table:number-columns-repeated="6"/>
          <table:table-cell table:style-name="ce10"/>
          <table:table-cell table:style-name="ce1" table:number-columns-repeated="248"/>
        </table:table-row>
        <table:table-row table:style-name="ro1">
          <table:table-cell table:style-name="ce1" office:value-type="string" calcext:value-type="string">
            <text:p>//</text:p>
          </table:table-cell>
          <table:table-cell table:style-name="ce1" office:value-type="string" calcext:value-type="string">
            <text:p>idattr</text:p>
          </table:table-cell>
          <table:table-cell table:style-name="ce1" office:value-type="string" calcext:value-type="string">
            <text:p>idframe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type</text:p>
          </table:table-cell>
          <table:table-cell table:style-name="ce10" office:value-type="string" calcext:value-type="string">
            <text:p>ord (num)</text:p>
          </table:table-cell>
          <table:table-cell table:style-name="ce1" office:value-type="string" calcext:value-type="string">
            <text:p>vis</text:p>
          </table:table-cell>
          <table:table-cell table:style-name="ce1" office:value-type="string" calcext:value-type="string">
            <text:p>need</text:p>
          </table:table-cell>
          <table:table-cell table:number-columns-repeated="6" table:style-name="ce1" office:value-type="string" calcext:value-type="string">
            <text:p>x</text:p>
          </table:table-cell>
          <table:table-cell table:style-name="ce1" table:number-columns-repeated="3"/>
          <table:table-cell table:style-name="ce23" table:number-columns-repeated="237"/>
        </table:table-row>
        <table:table-row table:style-name="ro1">
          <table:table-cell table:style-name="ce3" office:value-type="string" calcext:value-type="string">
            <text:p>ATTR</text:p>
          </table:table-cell>
          <table:table-cell table:style-name="ce3" table:formula="of:=CONCATENATE(&quot;TST_AF&quot;;[.Q5])" office:value-type="string" office:string-value="TST_AF1000" calcext:value-type="string">
            <text:p>TST_AF1000</text:p>
          </table:table-cell>
          <table:table-cell table:style-name="ce3"/>
          <table:table-cell table:style-name="ce3" table:formula="of:=CONCATENATE(&quot;a&quot;;[.Q5])" office:value-type="string" office:string-value="a1000" calcext:value-type="string">
            <text:p>a1000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frame</text:p>
          </table:table-cell>
          <table:table-cell table:style-name="ce12"/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6"/>
          <table:table-cell table:style-name="ce3" office:value-type="float" office:value="1000" calcext:value-type="float">
            <text:p>1000</text:p>
          </table:table-cell>
          <table:table-cell table:style-name="ce3" table:number-columns-repeated="239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table:formula="of:=CONCATENATE(&quot;TST_A&quot;;[.Q6])" office:value-type="string" office:string-value="TST_A2000" calcext:value-type="string">
            <text:p>TST_A2000</text:p>
          </table:table-cell>
          <table:table-cell table:style-name="ce4" table:formula="of:=[.B5]" office:value-type="string" office:string-value="TST_AF1000" calcext:value-type="string">
            <text:p>TST_AF1000</text:p>
          </table:table-cell>
          <table:table-cell table:style-name="ce4" table:formula="of:=CONCATENATE(&quot;a&quot;;[.Q6])" office:value-type="string" office:string-value="a2000" calcext:value-type="string">
            <text:p>a2000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text</text:p>
          </table:table-cell>
          <table:table-cell table:style-name="ce13" table:formula="of:=[.Q6]" office:value-type="float" office:value="2000" calcext:value-type="float">
            <text:p>200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Y</text:p>
          </table:table-cell>
          <table:table-cell table:style-name="ce4" table:number-columns-repeated="6"/>
          <table:table-cell table:style-name="ce4" table:formula="of:=[.Q5]+1000" office:value-type="float" office:value="2000" calcext:value-type="float">
            <text:p>2000</text:p>
          </table:table-cell>
          <table:table-cell table:style-name="ce4" table:number-columns-repeated="239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table:formula="of:=CONCATENATE(&quot;TST_A&quot;;[.Q7])" office:value-type="string" office:string-value="TST_A3000" calcext:value-type="string">
            <text:p>TST_A3000</text:p>
          </table:table-cell>
          <table:table-cell table:style-name="ce4" table:formula="of:=[.B5]" office:value-type="string" office:string-value="TST_AF1000" calcext:value-type="string">
            <text:p>TST_AF1000</text:p>
          </table:table-cell>
          <table:table-cell table:style-name="ce4" table:formula="of:=CONCATENATE(&quot;a&quot;;[.Q7])" office:value-type="string" office:string-value="a3000" calcext:value-type="string">
            <text:p>a3000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text</text:p>
          </table:table-cell>
          <table:table-cell table:style-name="ce13" table:formula="of:=[.Q7]" office:value-type="float" office:value="3000" calcext:value-type="float">
            <text:p>300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6"/>
          <table:table-cell table:style-name="ce4" table:formula="of:=[.Q6]+1000" office:value-type="float" office:value="3000" calcext:value-type="float">
            <text:p>3000</text:p>
          </table:table-cell>
          <table:table-cell table:style-name="ce4" table:number-columns-repeated="239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table:formula="of:=CONCATENATE(&quot;TST_A&quot;;[.Q8])" office:value-type="string" office:string-value="TST_A4000" calcext:value-type="string">
            <text:p>TST_A4000</text:p>
          </table:table-cell>
          <table:table-cell table:style-name="ce4" table:formula="of:=[.B5]" office:value-type="string" office:string-value="TST_AF1000" calcext:value-type="string">
            <text:p>TST_AF1000</text:p>
          </table:table-cell>
          <table:table-cell table:style-name="ce4" table:formula="of:=CONCATENATE(&quot;a&quot;;[.Q8])" office:value-type="string" office:string-value="a4000" calcext:value-type="string">
            <text:p>a4000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text</text:p>
          </table:table-cell>
          <table:table-cell table:style-name="ce13" table:formula="of:=[.Q8]" office:value-type="float" office:value="4000" calcext:value-type="float">
            <text:p>400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6"/>
          <table:table-cell table:style-name="ce4" table:formula="of:=[.Q7]+1000" office:value-type="float" office:value="4000" calcext:value-type="float">
            <text:p>4000</text:p>
          </table:table-cell>
          <table:table-cell table:style-name="ce4" table:number-columns-repeated="239"/>
        </table:table-row>
        <table:table-row table:style-name="ro1">
          <table:table-cell table:style-name="ce5" office:value-type="string" calcext:value-type="string">
            <text:p>ATTR</text:p>
          </table:table-cell>
          <table:table-cell table:style-name="ce5" table:formula="of:=CONCATENATE(&quot;TST_AA&quot;;[.Q9])" office:value-type="string" office:string-value="TST_AA5000" calcext:value-type="string">
            <text:p>TST_AA5000</text:p>
          </table:table-cell>
          <table:table-cell table:style-name="ce5" table:formula="of:=[.B5]" office:value-type="string" office:string-value="TST_AF1000" calcext:value-type="string">
            <text:p>TST_AF1000</text:p>
          </table:table-cell>
          <table:table-cell table:style-name="ce5" table:formula="of:=CONCATENATE(&quot;a&quot;;[.Q9])" office:value-type="string" office:string-value="a5000" calcext:value-type="string">
            <text:p>a5000</text:p>
          </table:table-cell>
          <table:table-cell table:number-columns-repeated="2" table:style-name="ce5" office:value-type="string" calcext:value-type="string">
            <text:p>N</text:p>
          </table:table-cell>
          <table:table-cell table:style-name="ce5" office:value-type="string" calcext:value-type="string">
            <text:p>array</text:p>
          </table:table-cell>
          <table:table-cell table:style-name="ce14" table:formula="of:=[.Q9]" office:value-type="float" office:value="5000" calcext:value-type="float">
            <text:p>5000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6"/>
          <table:table-cell table:style-name="ce5" table:formula="of:=[.Q8]+1000" office:value-type="float" office:value="5000" calcext:value-type="float">
            <text:p>5000</text:p>
          </table:table-cell>
          <table:table-cell table:style-name="ce5" table:number-columns-repeated="239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table:formula="of:=CONCATENATE(&quot;TST_A&quot;;[.Q10])" office:value-type="string" office:string-value="TST_A6000" calcext:value-type="string">
            <text:p>TST_A6000</text:p>
          </table:table-cell>
          <table:table-cell table:style-name="ce4" table:formula="of:=[.B9]" office:value-type="string" office:string-value="TST_AA5000" calcext:value-type="string">
            <text:p>TST_AA5000</text:p>
          </table:table-cell>
          <table:table-cell table:style-name="ce4" table:formula="of:=CONCATENATE(&quot;a&quot;;[.Q10])" office:value-type="string" office:string-value="a6000" calcext:value-type="string">
            <text:p>a6000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text</text:p>
          </table:table-cell>
          <table:table-cell table:style-name="ce13" table:formula="of:=[.Q10]" office:value-type="float" office:value="6000" calcext:value-type="float">
            <text:p>600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6"/>
          <table:table-cell table:style-name="ce4" table:formula="of:=[.Q9]+1000" office:value-type="float" office:value="6000" calcext:value-type="float">
            <text:p>6000</text:p>
          </table:table-cell>
          <table:table-cell table:style-name="ce4" table:number-columns-repeated="239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table:formula="of:=CONCATENATE(&quot;TST_A&quot;;[.Q11])" office:value-type="string" office:string-value="TST_A7000" calcext:value-type="string">
            <text:p>TST_A7000</text:p>
          </table:table-cell>
          <table:table-cell table:style-name="ce4" table:formula="of:=[.B9]" office:value-type="string" office:string-value="TST_AA5000" calcext:value-type="string">
            <text:p>TST_AA5000</text:p>
          </table:table-cell>
          <table:table-cell table:style-name="ce4" table:formula="of:=CONCATENATE(&quot;a&quot;;[.Q11])" office:value-type="string" office:string-value="a7000" calcext:value-type="string">
            <text:p>a7000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text</text:p>
          </table:table-cell>
          <table:table-cell table:style-name="ce13" table:formula="of:=[.Q11]" office:value-type="float" office:value="7000" calcext:value-type="float">
            <text:p>700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6"/>
          <table:table-cell table:style-name="ce4" table:formula="of:=[.Q10]+1000" office:value-type="float" office:value="7000" calcext:value-type="float">
            <text:p>7000</text:p>
          </table:table-cell>
          <table:table-cell table:style-name="ce4" table:number-columns-repeated="239"/>
        </table:table-row>
        <table:table-row table:style-name="ro1">
          <table:table-cell table:style-name="ce6" office:value-type="string" calcext:value-type="string">
            <text:p>ATTR</text:p>
          </table:table-cell>
          <table:table-cell table:style-name="ce6" table:formula="of:=CONCATENATE(&quot;TST_AT&quot;;[.Q12])" office:value-type="string" office:string-value="TST_AT8000" calcext:value-type="string">
            <text:p>TST_AT8000</text:p>
          </table:table-cell>
          <table:table-cell table:style-name="ce6"/>
          <table:table-cell table:style-name="ce6" table:formula="of:=CONCATENATE(&quot;a&quot;;[.Q12])" office:value-type="string" office:string-value="a8000" calcext:value-type="string">
            <text:p>a8000</text:p>
          </table:table-cell>
          <table:table-cell table:style-name="ce6" table:number-columns-repeated="2"/>
          <table:table-cell table:style-name="ce6" office:value-type="string" calcext:value-type="string">
            <text:p>tab</text:p>
          </table:table-cell>
          <table:table-cell table:style-name="ce15"/>
          <table:table-cell table:style-name="ce6" office:value-type="string" calcext:value-type="string">
            <text:p>W</text:p>
          </table:table-cell>
          <table:table-cell table:style-name="ce6" table:number-columns-repeated="7"/>
          <table:table-cell table:style-name="ce6" table:formula="of:=[.Q11]+1000" office:value-type="float" office:value="8000" calcext:value-type="float">
            <text:p>8000</text:p>
          </table:table-cell>
          <table:table-cell table:style-name="ce6" table:number-columns-repeated="239"/>
        </table:table-row>
        <table:table-row table:style-name="ro1">
          <table:table-cell table:style-name="ce3" office:value-type="string" calcext:value-type="string">
            <text:p>ATTR</text:p>
          </table:table-cell>
          <table:table-cell table:style-name="ce3" table:formula="of:=CONCATENATE(&quot;TST_AF&quot;;[.Q13])" office:value-type="string" office:string-value="TST_AF9000" calcext:value-type="string">
            <text:p>TST_AF9000</text:p>
          </table:table-cell>
          <table:table-cell table:style-name="ce3" table:formula="of:=[.B12]" office:value-type="string" office:string-value="TST_AT8000" calcext:value-type="string">
            <text:p>TST_AT8000</text:p>
          </table:table-cell>
          <table:table-cell table:style-name="ce3" table:formula="of:=CONCATENATE(&quot;a&quot;;[.Q13])" office:value-type="string" office:string-value="a9000" calcext:value-type="string">
            <text:p>a9000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frame</text:p>
          </table:table-cell>
          <table:table-cell table:style-name="ce12"/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6"/>
          <table:table-cell table:style-name="ce3" table:formula="of:=[.Q12]+1000" office:value-type="float" office:value="9000" calcext:value-type="float">
            <text:p>9000</text:p>
          </table:table-cell>
          <table:table-cell table:style-name="ce3" table:number-columns-repeated="239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table:formula="of:=CONCATENATE(&quot;TST_A&quot;;[.Q14])" office:value-type="string" office:string-value="TST_A10000" calcext:value-type="string">
            <text:p>TST_A10000</text:p>
          </table:table-cell>
          <table:table-cell table:style-name="ce4" table:formula="of:=[.B13]" office:value-type="string" office:string-value="TST_AF9000" calcext:value-type="string">
            <text:p>TST_AF9000</text:p>
          </table:table-cell>
          <table:table-cell table:style-name="ce4" table:formula="of:=CONCATENATE(&quot;a&quot;;[.Q14])" office:value-type="string" office:string-value="a10000" calcext:value-type="string">
            <text:p>a10000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text</text:p>
          </table:table-cell>
          <table:table-cell table:style-name="ce13" table:formula="of:=[.Q14]" office:value-type="float" office:value="10000" calcext:value-type="float">
            <text:p>1000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6"/>
          <table:table-cell table:style-name="ce4" table:formula="of:=[.Q13]+1000" office:value-type="float" office:value="10000" calcext:value-type="float">
            <text:p>10000</text:p>
          </table:table-cell>
          <table:table-cell table:style-name="ce4" table:number-columns-repeated="239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table:formula="of:=CONCATENATE(&quot;TST_A&quot;;[.Q15])" office:value-type="string" office:string-value="TST_A11000" calcext:value-type="string">
            <text:p>TST_A11000</text:p>
          </table:table-cell>
          <table:table-cell table:style-name="ce4" table:formula="of:=[.B13]" office:value-type="string" office:string-value="TST_AF9000" calcext:value-type="string">
            <text:p>TST_AF9000</text:p>
          </table:table-cell>
          <table:table-cell table:style-name="ce4" table:formula="of:=CONCATENATE(&quot;a&quot;;[.Q15])" office:value-type="string" office:string-value="a11000" calcext:value-type="string">
            <text:p>a11000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text</text:p>
          </table:table-cell>
          <table:table-cell table:style-name="ce13" table:formula="of:=[.Q15]" office:value-type="float" office:value="11000" calcext:value-type="float">
            <text:p>1100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6"/>
          <table:table-cell table:style-name="ce4" table:formula="of:=[.Q14]+1000" office:value-type="float" office:value="11000" calcext:value-type="float">
            <text:p>11000</text:p>
          </table:table-cell>
          <table:table-cell table:style-name="ce4" table:number-columns-repeated="239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table:formula="of:=CONCATENATE(&quot;TST_A&quot;;[.Q16])" office:value-type="string" office:string-value="TST_A12000" calcext:value-type="string">
            <text:p>TST_A12000</text:p>
          </table:table-cell>
          <table:table-cell table:style-name="ce4" table:formula="of:=[.B13]" office:value-type="string" office:string-value="TST_AF9000" calcext:value-type="string">
            <text:p>TST_AF9000</text:p>
          </table:table-cell>
          <table:table-cell table:style-name="ce4" table:formula="of:=CONCATENATE(&quot;a&quot;;[.Q16])" office:value-type="string" office:string-value="a12000" calcext:value-type="string">
            <text:p>a12000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text</text:p>
          </table:table-cell>
          <table:table-cell table:style-name="ce13" table:formula="of:=[.Q16]" office:value-type="float" office:value="12000" calcext:value-type="float">
            <text:p>1200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6"/>
          <table:table-cell table:style-name="ce4" table:formula="of:=[.Q15]+1000" office:value-type="float" office:value="12000" calcext:value-type="float">
            <text:p>12000</text:p>
          </table:table-cell>
          <table:table-cell table:style-name="ce4" table:number-columns-repeated="239"/>
        </table:table-row>
        <table:table-row table:style-name="ro1">
          <table:table-cell table:style-name="ce3" office:value-type="string" calcext:value-type="string">
            <text:p>ATTR</text:p>
          </table:table-cell>
          <table:table-cell table:style-name="ce3" table:formula="of:=CONCATENATE(&quot;TST_AF&quot;;[.Q17])" office:value-type="string" office:string-value="TST_AF13000" calcext:value-type="string">
            <text:p>TST_AF13000</text:p>
          </table:table-cell>
          <table:table-cell table:style-name="ce3" table:formula="of:=[.B12]" office:value-type="string" office:string-value="TST_AT8000" calcext:value-type="string">
            <text:p>TST_AT8000</text:p>
          </table:table-cell>
          <table:table-cell table:style-name="ce3" table:formula="of:=CONCATENATE(&quot;a&quot;;[.Q17])" office:value-type="string" office:string-value="a13000" calcext:value-type="string">
            <text:p>a13000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frame</text:p>
          </table:table-cell>
          <table:table-cell table:style-name="ce12"/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6"/>
          <table:table-cell table:style-name="ce3" table:formula="of:=[.Q16]+1000" office:value-type="float" office:value="13000" calcext:value-type="float">
            <text:p>13000</text:p>
          </table:table-cell>
          <table:table-cell table:style-name="ce3" table:number-columns-repeated="239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table:formula="of:=CONCATENATE(&quot;TST_A&quot;;[.Q18])" office:value-type="string" office:string-value="TST_A14000" calcext:value-type="string">
            <text:p>TST_A14000</text:p>
          </table:table-cell>
          <table:table-cell table:style-name="ce4" table:formula="of:=[.B17]" office:value-type="string" office:string-value="TST_AF13000" calcext:value-type="string">
            <text:p>TST_AF13000</text:p>
          </table:table-cell>
          <table:table-cell table:style-name="ce4" table:formula="of:=CONCATENATE(&quot;a&quot;;[.Q18])" office:value-type="string" office:string-value="a14000" calcext:value-type="string">
            <text:p>a14000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text</text:p>
          </table:table-cell>
          <table:table-cell table:style-name="ce13" table:formula="of:=[.Q18]" office:value-type="float" office:value="14000" calcext:value-type="float">
            <text:p>1400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6"/>
          <table:table-cell table:style-name="ce4" table:formula="of:=[.Q17]+1000" office:value-type="float" office:value="14000" calcext:value-type="float">
            <text:p>14000</text:p>
          </table:table-cell>
          <table:table-cell table:style-name="ce4" table:number-columns-repeated="239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table:formula="of:=CONCATENATE(&quot;TST_A&quot;;[.Q19])" office:value-type="string" office:string-value="TST_A15000" calcext:value-type="string">
            <text:p>TST_A15000</text:p>
          </table:table-cell>
          <table:table-cell table:style-name="ce4" table:formula="of:=[.B17]" office:value-type="string" office:string-value="TST_AF13000" calcext:value-type="string">
            <text:p>TST_AF13000</text:p>
          </table:table-cell>
          <table:table-cell table:style-name="ce4" table:formula="of:=CONCATENATE(&quot;a&quot;;[.Q19])" office:value-type="string" office:string-value="a15000" calcext:value-type="string">
            <text:p>a15000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text</text:p>
          </table:table-cell>
          <table:table-cell table:style-name="ce13" table:formula="of:=[.Q19]" office:value-type="float" office:value="15000" calcext:value-type="float">
            <text:p>1500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6"/>
          <table:table-cell table:style-name="ce4" table:formula="of:=[.Q18]+1000" office:value-type="float" office:value="15000" calcext:value-type="float">
            <text:p>15000</text:p>
          </table:table-cell>
          <table:table-cell table:style-name="ce4" table:number-columns-repeated="239"/>
        </table:table-row>
        <table:table-row table:style-name="ro1">
          <table:table-cell table:style-name="ce5" office:value-type="string" calcext:value-type="string">
            <text:p>ATTR</text:p>
          </table:table-cell>
          <table:table-cell table:style-name="ce5" table:formula="of:=CONCATENATE(&quot;TST_AA&quot;;[.Q20])" office:value-type="string" office:string-value="TST_AA16000" calcext:value-type="string">
            <text:p>TST_AA16000</text:p>
          </table:table-cell>
          <table:table-cell table:style-name="ce5" table:formula="of:=[.B17]" office:value-type="string" office:string-value="TST_AF13000" calcext:value-type="string">
            <text:p>TST_AF13000</text:p>
          </table:table-cell>
          <table:table-cell table:style-name="ce5" table:formula="of:=CONCATENATE(&quot;a&quot;;[.Q20])" office:value-type="string" office:string-value="a16000" calcext:value-type="string">
            <text:p>a16000</text:p>
          </table:table-cell>
          <table:table-cell table:number-columns-repeated="2" table:style-name="ce5" office:value-type="string" calcext:value-type="string">
            <text:p>N</text:p>
          </table:table-cell>
          <table:table-cell table:style-name="ce5" office:value-type="string" calcext:value-type="string">
            <text:p>array</text:p>
          </table:table-cell>
          <table:table-cell table:style-name="ce14" table:formula="of:=[.Q20]" office:value-type="float" office:value="16000" calcext:value-type="float">
            <text:p>16000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6"/>
          <table:table-cell table:style-name="ce5" table:formula="of:=[.Q19]+1000" office:value-type="float" office:value="16000" calcext:value-type="float">
            <text:p>16000</text:p>
          </table:table-cell>
          <table:table-cell table:style-name="ce5" table:number-columns-repeated="239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table:formula="of:=CONCATENATE(&quot;TST_A&quot;;[.Q21])" office:value-type="string" office:string-value="TST_A17000" calcext:value-type="string">
            <text:p>TST_A17000</text:p>
          </table:table-cell>
          <table:table-cell table:style-name="ce4" table:formula="of:=[.B20]" office:value-type="string" office:string-value="TST_AA16000" calcext:value-type="string">
            <text:p>TST_AA16000</text:p>
          </table:table-cell>
          <table:table-cell table:style-name="ce4" table:formula="of:=CONCATENATE(&quot;a&quot;;[.Q21])" office:value-type="string" office:string-value="a17000" calcext:value-type="string">
            <text:p>a17000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text</text:p>
          </table:table-cell>
          <table:table-cell table:style-name="ce13" table:formula="of:=[.Q21]" office:value-type="float" office:value="17000" calcext:value-type="float">
            <text:p>1700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6"/>
          <table:table-cell table:style-name="ce4" table:formula="of:=[.Q20]+1000" office:value-type="float" office:value="17000" calcext:value-type="float">
            <text:p>17000</text:p>
          </table:table-cell>
          <table:table-cell table:style-name="ce4" table:number-columns-repeated="239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table:formula="of:=CONCATENATE(&quot;TST_A&quot;;[.Q22])" office:value-type="string" office:string-value="TST_A18000" calcext:value-type="string">
            <text:p>TST_A18000</text:p>
          </table:table-cell>
          <table:table-cell table:style-name="ce4" table:formula="of:=[.B20]" office:value-type="string" office:string-value="TST_AA16000" calcext:value-type="string">
            <text:p>TST_AA16000</text:p>
          </table:table-cell>
          <table:table-cell table:style-name="ce4" table:formula="of:=CONCATENATE(&quot;a&quot;;[.Q22])" office:value-type="string" office:string-value="a18000" calcext:value-type="string">
            <text:p>a18000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text</text:p>
          </table:table-cell>
          <table:table-cell table:style-name="ce13" table:formula="of:=[.Q22]" office:value-type="float" office:value="18000" calcext:value-type="float">
            <text:p>1800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6"/>
          <table:table-cell table:style-name="ce4" table:formula="of:=[.Q21]+1000" office:value-type="float" office:value="18000" calcext:value-type="float">
            <text:p>18000</text:p>
          </table:table-cell>
          <table:table-cell table:style-name="ce4" table:number-columns-repeated="239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table:formula="of:=CONCATENATE(&quot;TST_A&quot;;[.Q23])" office:value-type="string" office:string-value="TST_A19000" calcext:value-type="string">
            <text:p>TST_A19000</text:p>
          </table:table-cell>
          <table:table-cell table:style-name="ce4" table:formula="of:=[.B20]" office:value-type="string" office:string-value="TST_AA16000" calcext:value-type="string">
            <text:p>TST_AA16000</text:p>
          </table:table-cell>
          <table:table-cell table:style-name="ce4" table:formula="of:=CONCATENATE(&quot;a&quot;;[.Q23])" office:value-type="string" office:string-value="a19000" calcext:value-type="string">
            <text:p>a19000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text</text:p>
          </table:table-cell>
          <table:table-cell table:style-name="ce13" table:formula="of:=[.Q23]" office:value-type="float" office:value="19000" calcext:value-type="float">
            <text:p>1900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6"/>
          <table:table-cell table:style-name="ce4" table:formula="of:=[.Q22]+1000" office:value-type="float" office:value="19000" calcext:value-type="float">
            <text:p>19000</text:p>
          </table:table-cell>
          <table:table-cell table:style-name="ce4" table:number-columns-repeated="239"/>
        </table:table-row>
        <table:table-row table:style-name="ro1">
          <table:table-cell table:style-name="ce1" office:value-type="string" calcext:value-type="string">
            <text:p>//</text:p>
          </table:table-cell>
          <table:table-cell table:style-name="ce1" table:number-columns-repeated="6"/>
          <table:table-cell table:style-name="ce10"/>
          <table:table-cell table:style-name="ce1" table:number-columns-repeated="11"/>
          <table:table-cell table:style-name="ce23" table:number-columns-repeated="237"/>
        </table:table-row>
        <table:table-row table:style-name="ro1">
          <table:table-cell table:style-name="ce2" office:value-type="string" calcext:value-type="string">
            <text:p>END</text:p>
          </table:table-cell>
          <table:table-cell table:style-name="ce2" table:number-columns-repeated="6"/>
          <table:table-cell table:style-name="ce11"/>
          <table:table-cell table:style-name="ce2" table:number-columns-repeated="248"/>
        </table:table-row>
        <table:table-row table:style-name="ro1" table:number-rows-repeated="2">
          <table:table-cell table:style-name="ce7" table:number-columns-repeated="7"/>
          <table:table-cell table:style-name="ce16"/>
          <table:table-cell table:style-name="ce7"/>
          <table:table-cell table:style-name="ce22"/>
          <table:table-cell table:style-name="ce7" table:number-columns-repeated="246"/>
        </table:table-row>
        <table:table-row table:style-name="ro1">
          <table:table-cell table:style-name="ce2" office:value-type="string" calcext:value-type="string">
            <text:p>BEGIN</text:p>
          </table:table-cell>
          <table:table-cell table:style-name="ce2" office:value-type="string" calcext:value-type="string">
            <text:p>TST_ORDERNUMA</text:p>
          </table:table-cell>
          <table:table-cell table:style-name="ce2" office:value-type="string" calcext:value-type="string">
            <text:p>test Ordre Numérique Famille B</text:p>
          </table:table-cell>
          <table:table-cell table:style-name="ce2" table:number-columns-repeated="2"/>
          <table:table-cell table:style-name="ce2" office:value-type="string" calcext:value-type="string">
            <text:p>TST_ORDERNUMB</text:p>
          </table:table-cell>
          <table:table-cell table:style-name="ce2"/>
          <table:table-cell table:style-name="ce11"/>
          <table:table-cell table:style-name="ce2" table:number-columns-repeated="248"/>
        </table:table-row>
        <table:table-row table:style-name="ro1">
          <table:table-cell table:style-name="ce8" office:value-type="string" calcext:value-type="string">
            <text:p>//</text:p>
          </table:table-cell>
          <table:table-cell table:style-name="ce8" office:value-type="string" calcext:value-type="string">
            <text:p>idattr</text:p>
          </table:table-cell>
          <table:table-cell table:style-name="ce8" office:value-type="string" calcext:value-type="string">
            <text:p>idframe</text:p>
          </table:table-cell>
          <table:table-cell table:style-name="ce8" office:value-type="string" calcext:value-type="string">
            <text:p>label</text:p>
          </table:table-cell>
          <table:table-cell table:style-name="ce8" office:value-type="string" calcext:value-type="string">
            <text:p>T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type</text:p>
          </table:table-cell>
          <table:table-cell table:style-name="ce10" office:value-type="string" calcext:value-type="string">
            <text:p>ord (num)</text:p>
          </table:table-cell>
          <table:table-cell table:style-name="ce8" office:value-type="string" calcext:value-type="string">
            <text:p>vis</text:p>
          </table:table-cell>
          <table:table-cell table:style-name="ce8" office:value-type="string" calcext:value-type="string">
            <text:p>need</text:p>
          </table:table-cell>
          <table:table-cell table:style-name="ce8" table:number-columns-repeated="7"/>
          <table:table-cell table:style-name="ce1" table:number-columns-repeated="2"/>
          <table:table-cell table:style-name="ce8" table:number-columns-repeated="237"/>
        </table:table-row>
        <table:table-row table:style-name="ro1">
          <table:table-cell table:style-name="ce3" office:value-type="string" calcext:value-type="string">
            <text:p>ATTR</text:p>
          </table:table-cell>
          <table:table-cell table:style-name="ce3" table:formula="of:=CONCATENATE(&quot;TST_BC&quot;;[.Q30])" office:value-type="string" office:string-value="TST_BC500" calcext:value-type="string">
            <text:p>TST_BC500</text:p>
          </table:table-cell>
          <table:table-cell table:style-name="ce3"/>
          <table:table-cell table:style-name="ce3" table:formula="of:=CONCATENATE(&quot;b&quot;;[.Q30])" office:value-type="string" office:string-value="b500" calcext:value-type="string">
            <text:p>b500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frame</text:p>
          </table:table-cell>
          <table:table-cell table:style-name="ce12"/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6"/>
          <table:table-cell table:style-name="ce3" office:value-type="float" office:value="500" calcext:value-type="float">
            <text:p>500</text:p>
          </table:table-cell>
          <table:table-cell table:style-name="ce3" table:number-columns-repeated="239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table:formula="of:=CONCATENATE(&quot;TST_B&quot;;[.Q31])" office:value-type="string" office:string-value="TST_B550" calcext:value-type="string">
            <text:p>TST_B550</text:p>
          </table:table-cell>
          <table:table-cell table:style-name="ce4" table:formula="of:=[.B30]" office:value-type="string" office:string-value="TST_BC500" calcext:value-type="string">
            <text:p>TST_BC500</text:p>
          </table:table-cell>
          <table:table-cell table:style-name="ce4" table:formula="of:=CONCATENATE(&quot;b&quot;;[.Q31])" office:value-type="string" office:string-value="b550" calcext:value-type="string">
            <text:p>b550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text</text:p>
          </table:table-cell>
          <table:table-cell table:style-name="ce13" table:formula="of:=[.Q31]" office:value-type="float" office:value="550" calcext:value-type="float">
            <text:p>55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Y</text:p>
          </table:table-cell>
          <table:table-cell table:style-name="ce4" table:number-columns-repeated="6"/>
          <table:table-cell table:style-name="ce4" office:value-type="float" office:value="550" calcext:value-type="float">
            <text:p>550</text:p>
          </table:table-cell>
          <table:table-cell table:style-name="ce4" table:number-columns-repeated="239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table:formula="of:=CONCATENATE(&quot;TST_B&quot;;[.Q32])" office:value-type="string" office:string-value="TST_B600" calcext:value-type="string">
            <text:p>TST_B600</text:p>
          </table:table-cell>
          <table:table-cell table:style-name="ce4" table:formula="of:=[.B30]" office:value-type="string" office:string-value="TST_BC500" calcext:value-type="string">
            <text:p>TST_BC500</text:p>
          </table:table-cell>
          <table:table-cell table:style-name="ce4" table:formula="of:=CONCATENATE(&quot;b&quot;;[.Q32])" office:value-type="string" office:string-value="b600" calcext:value-type="string">
            <text:p>b600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text</text:p>
          </table:table-cell>
          <table:table-cell table:style-name="ce13" table:formula="of:=[.Q32]" office:value-type="float" office:value="600" calcext:value-type="float">
            <text:p>60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6"/>
          <table:table-cell table:style-name="ce4" office:value-type="float" office:value="600" calcext:value-type="float">
            <text:p>600</text:p>
          </table:table-cell>
          <table:table-cell table:style-name="ce4" table:number-columns-repeated="239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table:formula="of:=CONCATENATE(&quot;TST_B&quot;;[.Q33])" office:value-type="string" office:string-value="TST_B2500" calcext:value-type="string">
            <text:p>TST_B2500</text:p>
          </table:table-cell>
          <table:table-cell table:style-name="ce4" table:formula="of:=[.B5]" office:value-type="string" office:string-value="TST_AF1000" calcext:value-type="string">
            <text:p>TST_AF1000</text:p>
          </table:table-cell>
          <table:table-cell table:style-name="ce4" table:formula="of:=CONCATENATE(&quot;b&quot;;[.Q33])" office:value-type="string" office:string-value="b2500" calcext:value-type="string">
            <text:p>b2500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text</text:p>
          </table:table-cell>
          <table:table-cell table:style-name="ce13" table:formula="of:=[.Q33]" office:value-type="float" office:value="2500" calcext:value-type="float">
            <text:p>250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6"/>
          <table:table-cell table:style-name="ce4" office:value-type="float" office:value="2500" calcext:value-type="float">
            <text:p>2500</text:p>
          </table:table-cell>
          <table:table-cell table:style-name="ce4" table:number-columns-repeated="239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table:formula="of:=CONCATENATE(&quot;TST_B&quot;;[.Q34])" office:value-type="string" office:string-value="TST_B7200" calcext:value-type="string">
            <text:p>TST_B7200</text:p>
          </table:table-cell>
          <table:table-cell table:style-name="ce4" table:formula="of:=[.B5]" office:value-type="string" office:string-value="TST_AF1000" calcext:value-type="string">
            <text:p>TST_AF1000</text:p>
          </table:table-cell>
          <table:table-cell table:style-name="ce4" table:formula="of:=CONCATENATE(&quot;b&quot;;[.Q34])" office:value-type="string" office:string-value="b7200" calcext:value-type="string">
            <text:p>b7200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text</text:p>
          </table:table-cell>
          <table:table-cell table:style-name="ce13" table:formula="of:=[.Q34]" office:value-type="float" office:value="7200" calcext:value-type="float">
            <text:p>720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6"/>
          <table:table-cell table:style-name="ce4" office:value-type="float" office:value="7200" calcext:value-type="float">
            <text:p>7200</text:p>
          </table:table-cell>
          <table:table-cell table:style-name="ce4" table:number-columns-repeated="239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table:formula="of:=CONCATENATE(&quot;TST_B&quot;;[.Q35])" office:value-type="string" office:string-value="TST_B7100" calcext:value-type="string">
            <text:p>TST_B7100</text:p>
          </table:table-cell>
          <table:table-cell table:style-name="ce4" table:formula="of:=[.B9]" office:value-type="string" office:string-value="TST_AA5000" calcext:value-type="string">
            <text:p>TST_AA5000</text:p>
          </table:table-cell>
          <table:table-cell table:style-name="ce4" table:formula="of:=CONCATENATE(&quot;b&quot;;[.Q35])" office:value-type="string" office:string-value="b7100" calcext:value-type="string">
            <text:p>b7100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text</text:p>
          </table:table-cell>
          <table:table-cell table:style-name="ce13" table:formula="of:=[.Q35]" office:value-type="float" office:value="7100" calcext:value-type="float">
            <text:p>710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6"/>
          <table:table-cell table:style-name="ce4" office:value-type="float" office:value="7100" calcext:value-type="float">
            <text:p>7100</text:p>
          </table:table-cell>
          <table:table-cell table:style-name="ce4" table:number-columns-repeated="239"/>
        </table:table-row>
        <table:table-row table:style-name="ro1">
          <table:table-cell table:style-name="ce6" office:value-type="string" calcext:value-type="string">
            <text:p>ATTR</text:p>
          </table:table-cell>
          <table:table-cell table:style-name="ce6" table:formula="of:=CONCATENATE(&quot;TST_BT&quot;;[.Q36])" office:value-type="string" office:string-value="TST_BT20000" calcext:value-type="string">
            <text:p>TST_BT20000</text:p>
          </table:table-cell>
          <table:table-cell table:style-name="ce6"/>
          <table:table-cell table:style-name="ce6" table:formula="of:=CONCATENATE(&quot;b&quot;;[.Q36])" office:value-type="string" office:string-value="b20000" calcext:value-type="string">
            <text:p>b20000</text:p>
          </table:table-cell>
          <table:table-cell table:style-name="ce6" table:number-columns-repeated="2"/>
          <table:table-cell table:style-name="ce6" office:value-type="string" calcext:value-type="string">
            <text:p>tab</text:p>
          </table:table-cell>
          <table:table-cell table:style-name="ce15"/>
          <table:table-cell table:style-name="ce6" office:value-type="string" calcext:value-type="string">
            <text:p>W</text:p>
          </table:table-cell>
          <table:table-cell table:style-name="ce6" table:number-columns-repeated="7"/>
          <table:table-cell table:style-name="ce6" office:value-type="float" office:value="20000" calcext:value-type="float">
            <text:p>20000</text:p>
          </table:table-cell>
          <table:table-cell table:style-name="ce6" table:number-columns-repeated="239"/>
        </table:table-row>
        <table:table-row table:style-name="ro1">
          <table:table-cell table:style-name="ce3" office:value-type="string" calcext:value-type="string">
            <text:p>ATTR</text:p>
          </table:table-cell>
          <table:table-cell table:style-name="ce3" table:formula="of:=CONCATENATE(&quot;TST_BF&quot;;[.Q37])" office:value-type="string" office:string-value="TST_BF21000" calcext:value-type="string">
            <text:p>TST_BF21000</text:p>
          </table:table-cell>
          <table:table-cell table:style-name="ce3" table:formula="of:=[.B36]" office:value-type="string" office:string-value="TST_BT20000" calcext:value-type="string">
            <text:p>TST_BT20000</text:p>
          </table:table-cell>
          <table:table-cell table:style-name="ce3" table:formula="of:=CONCATENATE(&quot;b&quot;;[.Q37])" office:value-type="string" office:string-value="b21000" calcext:value-type="string">
            <text:p>b21000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frame</text:p>
          </table:table-cell>
          <table:table-cell table:style-name="ce12"/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6"/>
          <table:table-cell table:style-name="ce3" table:formula="of:=[.Q36]+1000" office:value-type="float" office:value="21000" calcext:value-type="float">
            <text:p>21000</text:p>
          </table:table-cell>
          <table:table-cell table:style-name="ce3" table:number-columns-repeated="239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table:formula="of:=CONCATENATE(&quot;TST_B&quot;;[.Q38])" office:value-type="string" office:string-value="TST_B22000" calcext:value-type="string">
            <text:p>TST_B22000</text:p>
          </table:table-cell>
          <table:table-cell table:style-name="ce4" table:formula="of:=[.B37]" office:value-type="string" office:string-value="TST_BF21000" calcext:value-type="string">
            <text:p>TST_BF21000</text:p>
          </table:table-cell>
          <table:table-cell table:style-name="ce4" table:formula="of:=CONCATENATE(&quot;b&quot;;[.Q38])" office:value-type="string" office:string-value="b22000" calcext:value-type="string">
            <text:p>b22000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text</text:p>
          </table:table-cell>
          <table:table-cell table:style-name="ce13" table:formula="of:=[.Q38]" office:value-type="float" office:value="22000" calcext:value-type="float">
            <text:p>2200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6"/>
          <table:table-cell table:style-name="ce4" table:formula="of:=[.Q37]+1000" office:value-type="float" office:value="22000" calcext:value-type="float">
            <text:p>22000</text:p>
          </table:table-cell>
          <table:table-cell table:style-name="ce4" table:number-columns-repeated="239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table:formula="of:=CONCATENATE(&quot;TST_B&quot;;[.Q39])" office:value-type="string" office:string-value="TST_B23000" calcext:value-type="string">
            <text:p>TST_B23000</text:p>
          </table:table-cell>
          <table:table-cell table:style-name="ce4" table:formula="of:=[.B37]" office:value-type="string" office:string-value="TST_BF21000" calcext:value-type="string">
            <text:p>TST_BF21000</text:p>
          </table:table-cell>
          <table:table-cell table:style-name="ce4" table:formula="of:=CONCATENATE(&quot;b&quot;;[.Q39])" office:value-type="string" office:string-value="b23000" calcext:value-type="string">
            <text:p>b23000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text</text:p>
          </table:table-cell>
          <table:table-cell table:style-name="ce13" table:formula="of:=[.Q39]" office:value-type="float" office:value="23000" calcext:value-type="float">
            <text:p>2300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6"/>
          <table:table-cell table:style-name="ce4" table:formula="of:=[.Q38]+1000" office:value-type="float" office:value="23000" calcext:value-type="float">
            <text:p>23000</text:p>
          </table:table-cell>
          <table:table-cell table:style-name="ce4" table:number-columns-repeated="239"/>
        </table:table-row>
        <table:table-row table:style-name="ro1">
          <table:table-cell table:style-name="ce6" office:value-type="string" calcext:value-type="string">
            <text:p>ATTR</text:p>
          </table:table-cell>
          <table:table-cell table:style-name="ce6" table:formula="of:=CONCATENATE(&quot;TST_BT&quot;;[.Q40])" office:value-type="string" office:string-value="TST_BT7300" calcext:value-type="string">
            <text:p>TST_BT7300</text:p>
          </table:table-cell>
          <table:table-cell table:style-name="ce6"/>
          <table:table-cell table:style-name="ce6" table:formula="of:=CONCATENATE(&quot;b&quot;;[.Q40])" office:value-type="string" office:string-value="b7300" calcext:value-type="string">
            <text:p>b7300</text:p>
          </table:table-cell>
          <table:table-cell table:style-name="ce6" table:number-columns-repeated="2"/>
          <table:table-cell table:style-name="ce6" office:value-type="string" calcext:value-type="string">
            <text:p>tab</text:p>
          </table:table-cell>
          <table:table-cell table:style-name="ce15"/>
          <table:table-cell table:style-name="ce6" office:value-type="string" calcext:value-type="string">
            <text:p>W</text:p>
          </table:table-cell>
          <table:table-cell table:style-name="ce6" table:number-columns-repeated="7"/>
          <table:table-cell table:style-name="ce6" office:value-type="float" office:value="7300" calcext:value-type="float">
            <text:p>7300</text:p>
          </table:table-cell>
          <table:table-cell table:style-name="ce6" table:number-columns-repeated="239"/>
        </table:table-row>
        <table:table-row table:style-name="ro1">
          <table:table-cell table:style-name="ce3" office:value-type="string" calcext:value-type="string">
            <text:p>ATTR</text:p>
          </table:table-cell>
          <table:table-cell table:style-name="ce3" table:formula="of:=CONCATENATE(&quot;TST_BF&quot;;[.Q41])" office:value-type="string" office:string-value="TST_BF7400" calcext:value-type="string">
            <text:p>TST_BF7400</text:p>
          </table:table-cell>
          <table:table-cell table:style-name="ce3" table:formula="of:=[.B40]" office:value-type="string" office:string-value="TST_BT7300" calcext:value-type="string">
            <text:p>TST_BT7300</text:p>
          </table:table-cell>
          <table:table-cell table:style-name="ce3" table:formula="of:=CONCATENATE(&quot;b&quot;;[.Q41])" office:value-type="string" office:string-value="b7400" calcext:value-type="string">
            <text:p>b7400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frame</text:p>
          </table:table-cell>
          <table:table-cell table:style-name="ce12"/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6"/>
          <table:table-cell table:style-name="ce3" table:formula="of:=[.Q40]+100" office:value-type="float" office:value="7400" calcext:value-type="float">
            <text:p>7400</text:p>
          </table:table-cell>
          <table:table-cell table:style-name="ce3" table:number-columns-repeated="239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table:formula="of:=CONCATENATE(&quot;TST_B&quot;;[.Q42])" office:value-type="string" office:string-value="TST_B7500" calcext:value-type="string">
            <text:p>TST_B7500</text:p>
          </table:table-cell>
          <table:table-cell table:style-name="ce4" table:formula="of:=[.B41]" office:value-type="string" office:string-value="TST_BF7400" calcext:value-type="string">
            <text:p>TST_BF7400</text:p>
          </table:table-cell>
          <table:table-cell table:style-name="ce4" table:formula="of:=CONCATENATE(&quot;b&quot;;[.Q42])" office:value-type="string" office:string-value="b7500" calcext:value-type="string">
            <text:p>b7500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text</text:p>
          </table:table-cell>
          <table:table-cell table:style-name="ce13" table:formula="of:=[.Q42]" office:value-type="float" office:value="7500" calcext:value-type="float">
            <text:p>750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6"/>
          <table:table-cell table:style-name="ce4" table:formula="of:=[.Q41]+100" office:value-type="float" office:value="7500" calcext:value-type="float">
            <text:p>7500</text:p>
          </table:table-cell>
          <table:table-cell table:style-name="ce4" table:number-columns-repeated="239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table:formula="of:=CONCATENATE(&quot;TST_B&quot;;[.Q43])" office:value-type="string" office:string-value="TST_B7600" calcext:value-type="string">
            <text:p>TST_B7600</text:p>
          </table:table-cell>
          <table:table-cell table:style-name="ce4" table:formula="of:=[.B41]" office:value-type="string" office:string-value="TST_BF7400" calcext:value-type="string">
            <text:p>TST_BF7400</text:p>
          </table:table-cell>
          <table:table-cell table:style-name="ce4" table:formula="of:=CONCATENATE(&quot;b&quot;;[.Q43])" office:value-type="string" office:string-value="b7600" calcext:value-type="string">
            <text:p>b7600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text</text:p>
          </table:table-cell>
          <table:table-cell table:style-name="ce13" table:formula="of:=[.Q43]" office:value-type="float" office:value="7600" calcext:value-type="float">
            <text:p>760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6"/>
          <table:table-cell table:style-name="ce4" table:formula="of:=[.Q42]+100" office:value-type="float" office:value="7600" calcext:value-type="float">
            <text:p>7600</text:p>
          </table:table-cell>
          <table:table-cell table:style-name="ce4" table:number-columns-repeated="239"/>
        </table:table-row>
        <table:table-row table:style-name="ro1" table:number-rows-repeated="2">
          <table:table-cell table:style-name="ce7" table:number-columns-repeated="7"/>
          <table:table-cell table:style-name="ce18"/>
          <table:table-cell table:style-name="ce7" table:number-columns-repeated="248"/>
        </table:table-row>
        <table:table-row table:style-name="ro1">
          <table:table-cell table:style-name="ce2" office:value-type="string" calcext:value-type="string">
            <text:p>END</text:p>
          </table:table-cell>
          <table:table-cell table:style-name="ce2" table:number-columns-repeated="6"/>
          <table:table-cell table:style-name="ce11"/>
          <table:table-cell table:style-name="ce2" table:number-columns-repeated="248"/>
        </table:table-row>
        <table:table-row table:style-name="ro1">
          <table:table-cell table:style-name="ce7" table:number-columns-repeated="7"/>
          <table:table-cell table:style-name="ce16"/>
          <table:table-cell table:style-name="ce7" table:number-columns-repeated="248"/>
        </table:table-row>
        <table:table-row table:style-name="ro1">
          <table:table-cell table:style-name="ce2" office:value-type="string" calcext:value-type="string">
            <text:p>BEGIN</text:p>
          </table:table-cell>
          <table:table-cell table:style-name="ce2" office:value-type="string" calcext:value-type="string">
            <text:p>TST_ORDERNUMB</text:p>
          </table:table-cell>
          <table:table-cell table:style-name="ce2" office:value-type="string" calcext:value-type="string">
            <text:p>test Ordre Numérique Famille C</text:p>
          </table:table-cell>
          <table:table-cell table:style-name="ce2" table:number-columns-repeated="2"/>
          <table:table-cell table:style-name="ce2" office:value-type="string" calcext:value-type="string">
            <text:p>TST_ORDERNUMC</text:p>
          </table:table-cell>
          <table:table-cell table:style-name="ce2"/>
          <table:table-cell table:style-name="ce19"/>
          <table:table-cell table:style-name="ce2" table:number-columns-repeated="248"/>
        </table:table-row>
        <table:table-row table:style-name="ro1">
          <table:table-cell table:style-name="ce6" office:value-type="string" calcext:value-type="string">
            <text:p>ATTR</text:p>
          </table:table-cell>
          <table:table-cell table:style-name="ce6" table:formula="of:=CONCATENATE(&quot;TST_CT&quot;;[.Q49])" office:value-type="string" office:string-value="TST_CT19500" calcext:value-type="string">
            <text:p>TST_CT19500</text:p>
          </table:table-cell>
          <table:table-cell table:style-name="ce6"/>
          <table:table-cell table:style-name="ce6" table:formula="of:=CONCATENATE(&quot;c&quot;;[.Q49])" office:value-type="string" office:string-value="c19500" calcext:value-type="string">
            <text:p>c19500</text:p>
          </table:table-cell>
          <table:table-cell table:number-columns-repeated="2" table:style-name="ce6" office:value-type="string" calcext:value-type="string">
            <text:p>N</text:p>
          </table:table-cell>
          <table:table-cell table:style-name="ce6" office:value-type="string" calcext:value-type="string">
            <text:p>tab</text:p>
          </table:table-cell>
          <table:table-cell table:style-name="ce15"/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N</text:p>
          </table:table-cell>
          <table:table-cell table:style-name="ce6" table:number-columns-repeated="6"/>
          <table:table-cell table:style-name="ce6" office:value-type="float" office:value="19500" calcext:value-type="float">
            <text:p>19500</text:p>
          </table:table-cell>
          <table:table-cell table:style-name="ce6" table:number-columns-repeated="239"/>
        </table:table-row>
        <table:table-row table:style-name="ro1">
          <table:table-cell table:style-name="ce3" office:value-type="string" calcext:value-type="string">
            <text:p>ATTR</text:p>
          </table:table-cell>
          <table:table-cell table:style-name="ce3" table:formula="of:=CONCATENATE(&quot;TST_CF&quot;;[.Q50])" office:value-type="string" office:string-value="TST_CF19600" calcext:value-type="string">
            <text:p>TST_CF19600</text:p>
          </table:table-cell>
          <table:table-cell table:style-name="ce3" table:formula="of:=[.B49]" office:value-type="string" office:string-value="TST_CT19500" calcext:value-type="string">
            <text:p>TST_CT19500</text:p>
          </table:table-cell>
          <table:table-cell table:style-name="ce3" table:formula="of:=CONCATENATE(&quot;c&quot;;[.Q50])" office:value-type="string" office:string-value="c19600" calcext:value-type="string">
            <text:p>c19600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frame</text:p>
          </table:table-cell>
          <table:table-cell table:style-name="ce12"/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6"/>
          <table:table-cell table:style-name="ce3" table:formula="of:=[.Q49]+100" office:value-type="float" office:value="19600" calcext:value-type="float">
            <text:p>19600</text:p>
          </table:table-cell>
          <table:table-cell table:style-name="ce3" table:number-columns-repeated="239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table:formula="of:=CONCATENATE(&quot;TST_C&quot;;[.Q51])" office:value-type="string" office:string-value="TST_C19700" calcext:value-type="string">
            <text:p>TST_C19700</text:p>
          </table:table-cell>
          <table:table-cell table:style-name="ce4" table:formula="of:=[.B50]" office:value-type="string" office:string-value="TST_CF19600" calcext:value-type="string">
            <text:p>TST_CF19600</text:p>
          </table:table-cell>
          <table:table-cell table:style-name="ce4" table:formula="of:=CONCATENATE(&quot;c&quot;;[.Q51])" office:value-type="string" office:string-value="c19700" calcext:value-type="string">
            <text:p>c19700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text</text:p>
          </table:table-cell>
          <table:table-cell table:style-name="ce13" table:formula="of:=[.Q51]" office:value-type="float" office:value="19700" calcext:value-type="float">
            <text:p>1970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Y</text:p>
          </table:table-cell>
          <table:table-cell table:style-name="ce4" table:number-columns-repeated="6"/>
          <table:table-cell table:style-name="ce4" table:formula="of:=[.Q50]+100" office:value-type="float" office:value="19700" calcext:value-type="float">
            <text:p>19700</text:p>
          </table:table-cell>
          <table:table-cell table:style-name="ce4" table:number-columns-repeated="239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table:formula="of:=CONCATENATE(&quot;TST_C&quot;;[.Q52])" office:value-type="string" office:string-value="TST_C19800" calcext:value-type="string">
            <text:p>TST_C19800</text:p>
          </table:table-cell>
          <table:table-cell table:style-name="ce4" table:formula="of:=[.B50]" office:value-type="string" office:string-value="TST_CF19600" calcext:value-type="string">
            <text:p>TST_CF19600</text:p>
          </table:table-cell>
          <table:table-cell table:style-name="ce4" table:formula="of:=CONCATENATE(&quot;c&quot;;[.Q52])" office:value-type="string" office:string-value="c19800" calcext:value-type="string">
            <text:p>c19800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text</text:p>
          </table:table-cell>
          <table:table-cell table:style-name="ce13" table:formula="of:=[.Q52]" office:value-type="float" office:value="19800" calcext:value-type="float">
            <text:p>1980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6"/>
          <table:table-cell table:style-name="ce4" table:formula="of:=[.Q51]+100" office:value-type="float" office:value="19800" calcext:value-type="float">
            <text:p>19800</text:p>
          </table:table-cell>
          <table:table-cell table:style-name="ce4" table:number-columns-repeated="239"/>
        </table:table-row>
        <table:table-row table:style-name="ro1">
          <table:table-cell table:style-name="ce2" office:value-type="string" calcext:value-type="string">
            <text:p>END</text:p>
          </table:table-cell>
          <table:table-cell table:style-name="ce2" table:number-columns-repeated="6"/>
          <table:table-cell table:style-name="ce19"/>
          <table:table-cell table:style-name="ce2" table:number-columns-repeated="248"/>
        </table:table-row>
        <table:table-row table:style-name="ro1">
          <table:table-cell table:style-name="ce7" table:number-columns-repeated="7"/>
          <table:table-cell table:style-name="ce16"/>
          <table:table-cell table:style-name="ce7" table:number-columns-repeated="248"/>
        </table:table-row>
        <table:table-row table:style-name="ro1">
          <table:table-cell table:style-name="ce2" office:value-type="string" calcext:value-type="string">
            <text:p>BEGIN</text:p>
          </table:table-cell>
          <table:table-cell table:style-name="ce2" office:value-type="string" calcext:value-type="string">
            <text:p>TST_ORDERNUMB</text:p>
          </table:table-cell>
          <table:table-cell table:style-name="ce2" office:value-type="string" calcext:value-type="string">
            <text:p>test Ordre Numérique Famille D</text:p>
          </table:table-cell>
          <table:table-cell table:style-name="ce2" table:number-columns-repeated="2"/>
          <table:table-cell table:style-name="ce2" office:value-type="string" calcext:value-type="string">
            <text:p>TST_ORDERNUMD</text:p>
          </table:table-cell>
          <table:table-cell table:style-name="ce2"/>
          <table:table-cell table:style-name="ce19"/>
          <table:table-cell table:style-name="ce2" table:number-columns-repeated="248"/>
        </table:table-row>
        <table:table-row table:style-name="ro1">
          <table:table-cell table:style-name="ce9" office:value-type="string" calcext:value-type="string">
            <text:p>MODATTR</text:p>
          </table:table-cell>
          <table:table-cell table:style-name="ce9" table:formula="of:=[.B13]" office:value-type="string" office:string-value="TST_AF9000" calcext:value-type="string">
            <text:p>TST_AF9000</text:p>
          </table:table-cell>
          <table:table-cell table:style-name="ce9"/>
          <table:table-cell table:style-name="ce9" office:value-type="string" calcext:value-type="string">
            <text:p>a19100</text:p>
          </table:table-cell>
          <table:table-cell table:style-name="ce9" table:number-columns-repeated="3"/>
          <table:table-cell table:style-name="ce20" office:value-type="float" office:value="19100" calcext:value-type="float">
            <text:p>19100</text:p>
          </table:table-cell>
          <table:table-cell table:style-name="ce9" table:number-columns-repeated="248"/>
        </table:table-row>
        <table:table-row table:style-name="ro1">
          <table:table-cell table:style-name="ce9" office:value-type="string" calcext:value-type="string">
            <text:p>MODATTR</text:p>
          </table:table-cell>
          <table:table-cell table:style-name="ce9" table:formula="of:=[.B32]" office:value-type="string" office:string-value="TST_B600" calcext:value-type="string">
            <text:p>TST_B600</text:p>
          </table:table-cell>
          <table:table-cell table:style-name="ce9"/>
          <table:table-cell table:style-name="ce9" office:value-type="string" calcext:value-type="string">
            <text:p>b450</text:p>
          </table:table-cell>
          <table:table-cell table:style-name="ce9" table:number-columns-repeated="3"/>
          <table:table-cell table:style-name="ce20" office:value-type="float" office:value="540" calcext:value-type="float">
            <text:p>540</text:p>
          </table:table-cell>
          <table:table-cell table:style-name="ce9" table:number-columns-repeated="248"/>
        </table:table-row>
        <table:table-row table:style-name="ro1">
          <table:table-cell table:style-name="ce2" office:value-type="string" calcext:value-type="string">
            <text:p>END</text:p>
          </table:table-cell>
          <table:table-cell table:style-name="ce2" table:number-columns-repeated="6"/>
          <table:table-cell table:style-name="ce19"/>
          <table:table-cell table:style-name="ce2" table:number-columns-repeated="248"/>
        </table:table-row>
        <table:table-row table:style-name="ro1">
          <table:table-cell table:style-name="ce7" table:number-columns-repeated="7"/>
          <table:table-cell table:style-name="ce16"/>
          <table:table-cell table:style-name="ce7" table:number-columns-repeated="248"/>
        </table:table-row>
        <table:table-row table:style-name="ro1">
          <table:table-cell table:style-name="ce2" office:value-type="string" calcext:value-type="string">
            <text:p>BEGIN</text:p>
          </table:table-cell>
          <table:table-cell table:style-name="ce2" office:value-type="string" calcext:value-type="string">
            <text:p>TST_ORDERNUMC</text:p>
          </table:table-cell>
          <table:table-cell table:style-name="ce2" office:value-type="string" calcext:value-type="string">
            <text:p>test Ordre Numérique Famille E</text:p>
          </table:table-cell>
          <table:table-cell table:style-name="ce2" table:number-columns-repeated="2"/>
          <table:table-cell table:style-name="ce2" office:value-type="string" calcext:value-type="string">
            <text:p>TST_ORDERNUME</text:p>
          </table:table-cell>
          <table:table-cell table:style-name="ce2"/>
          <table:table-cell table:style-name="ce19"/>
          <table:table-cell table:style-name="ce2" table:number-columns-repeated="248"/>
        </table:table-row>
        <table:table-row table:style-name="ro1">
          <table:table-cell table:style-name="ce6" office:value-type="string" calcext:value-type="string">
            <text:p>ATTR</text:p>
          </table:table-cell>
          <table:table-cell table:style-name="ce6" table:formula="of:=CONCATENATE(&quot;TST_ET&quot;;[.Q61])" office:value-type="string" office:string-value="TST_ET25000" calcext:value-type="string">
            <text:p>TST_ET25000</text:p>
          </table:table-cell>
          <table:table-cell table:style-name="ce6"/>
          <table:table-cell table:style-name="ce6" table:formula="of:=CONCATENATE(&quot;c&quot;;[.Q61])" office:value-type="string" office:string-value="c25000" calcext:value-type="string">
            <text:p>c25000</text:p>
          </table:table-cell>
          <table:table-cell table:number-columns-repeated="2" table:style-name="ce6" office:value-type="string" calcext:value-type="string">
            <text:p>N</text:p>
          </table:table-cell>
          <table:table-cell table:style-name="ce6" office:value-type="string" calcext:value-type="string">
            <text:p>tab</text:p>
          </table:table-cell>
          <table:table-cell table:style-name="ce15"/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N</text:p>
          </table:table-cell>
          <table:table-cell table:style-name="ce6" table:number-columns-repeated="6"/>
          <table:table-cell table:style-name="ce6" office:value-type="float" office:value="25000" calcext:value-type="float">
            <text:p>25000</text:p>
          </table:table-cell>
          <table:table-cell table:style-name="ce6" table:number-columns-repeated="239"/>
        </table:table-row>
        <table:table-row table:style-name="ro1">
          <table:table-cell table:style-name="ce3" office:value-type="string" calcext:value-type="string">
            <text:p>ATTR</text:p>
          </table:table-cell>
          <table:table-cell table:style-name="ce3" table:formula="of:=CONCATENATE(&quot;TST_EF&quot;;[.Q62])" office:value-type="string" office:string-value="TST_EF25100" calcext:value-type="string">
            <text:p>TST_EF25100</text:p>
          </table:table-cell>
          <table:table-cell table:style-name="ce3" table:formula="of:=[.B61]" office:value-type="string" office:string-value="TST_ET25000" calcext:value-type="string">
            <text:p>TST_ET25000</text:p>
          </table:table-cell>
          <table:table-cell table:style-name="ce3" table:formula="of:=CONCATENATE(&quot;c&quot;;[.Q62])" office:value-type="string" office:string-value="c25100" calcext:value-type="string">
            <text:p>c25100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frame</text:p>
          </table:table-cell>
          <table:table-cell table:style-name="ce12"/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6"/>
          <table:table-cell table:style-name="ce3" table:formula="of:=[.Q61]+100" office:value-type="float" office:value="25100" calcext:value-type="float">
            <text:p>25100</text:p>
          </table:table-cell>
          <table:table-cell table:style-name="ce3" table:number-columns-repeated="239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table:formula="of:=CONCATENATE(&quot;TST_E&quot;;[.Q63])" office:value-type="string" office:string-value="TST_E25200" calcext:value-type="string">
            <text:p>TST_E25200</text:p>
          </table:table-cell>
          <table:table-cell table:style-name="ce4" table:formula="of:=[.B62]" office:value-type="string" office:string-value="TST_EF25100" calcext:value-type="string">
            <text:p>TST_EF25100</text:p>
          </table:table-cell>
          <table:table-cell table:style-name="ce4" table:formula="of:=CONCATENATE(&quot;c&quot;;[.Q63])" office:value-type="string" office:string-value="c25200" calcext:value-type="string">
            <text:p>c25200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text</text:p>
          </table:table-cell>
          <table:table-cell table:style-name="ce13" table:formula="of:=[.Q63]" office:value-type="float" office:value="25200" calcext:value-type="float">
            <text:p>2520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6"/>
          <table:table-cell table:style-name="ce4" table:formula="of:=[.Q62]+100" office:value-type="float" office:value="25200" calcext:value-type="float">
            <text:p>25200</text:p>
          </table:table-cell>
          <table:table-cell table:style-name="ce4" table:number-columns-repeated="239"/>
        </table:table-row>
        <table:table-row table:style-name="ro1">
          <table:table-cell table:style-name="ce2" office:value-type="string" calcext:value-type="string">
            <text:p>END</text:p>
          </table:table-cell>
          <table:table-cell table:style-name="ce2" table:number-columns-repeated="6"/>
          <table:table-cell table:style-name="ce19"/>
          <table:table-cell table:style-name="ce2" table:number-columns-repeated="248"/>
        </table:table-row>
        <table:table-row table:style-name="ro1" table:number-rows-repeated="20">
          <table:table-cell table:style-name="ce7" table:number-columns-repeated="7"/>
          <table:table-cell table:style-name="ce16"/>
          <table:table-cell table:style-name="ce7" table:number-columns-repeated="248"/>
        </table:table-row>
        <table:table-row table:style-name="ro1" table:number-rows-repeated="1048491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9">00/00/0000</text:date>, <text:time style:data-style-name="N2" text:time-value="09:58:26.2671106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29T10:17:15.257734721</dc:date>
    <dc:creator>Eric Brison</dc:creator>
    <meta:generator>LibreOffice/5.3.1.2$Linux_X86_64 LibreOffice_project/30m0$Build-2</meta:generator>
    <meta:editing-duration>P2DT9H15M20S</meta:editing-duration>
    <meta:editing-cycles>139</meta:editing-cycles>
    <meta:document-statistic meta:table-count="3" meta:cell-count="1463" meta:object-count="0"/>
  </office:meta>
</office:document-meta>
</file>